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aa95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21" style:family="table-cell" style:parent-style-name="Default">
      <style:table-cell-properties fo:background-color="#ffd8ce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d7d7"/>
    </style:style>
    <style:style style:name="ce51" style:family="table-cell" style:parent-style-name="Default">
      <style:table-cell-properties fo:border-bottom="0.06pt solid #000000" fo:background-color="#ffd7d7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cached - 128k+2M" table:style-name="ta1">
        <table:shapes>
          <draw:frame draw:z-index="0" draw:style-name="gr1" draw:text-style-name="P1" svg:width="6.298in" svg:height="3.5449in" svg:x="15.1768in" svg:y="0.1886in">
            <draw:object draw:notify-on-update-of-ranges="'mycached - 128k+2M'.A5:'mycached - 128k+2M'.A12 'mycached - 128k+2M'.A2:'mycached - 128k+2M'.A2 'mycached - 128k+2M'.F5:'mycached - 128k+2M'.F12 'mycached - 128k+2M'.A2:'mycached - 128k+2M'.A2 'mycached - 128k+2M'.M5:'mycached - 128k+2M'.M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8213in" svg:height="5.3028in" svg:x="13.8933in" svg:y="6.1866in">
            <draw:object draw:notify-on-update-of-ranges="'mycached - 128k+2M'.A67:'mycached - 128k+2M'.A79 'mycached - 128k+2M'.M36:'mycached - 128k+2M'.M48 'mycached - 128k+2M'.M52:'mycached - 128k+2M'.M64 'mycached - 128k+2M'.M67:'mycached - 128k+2M'.M79 'mycached - 128k+2M'.K36:'mycached - 128k+2M'.K48 'mycached - 128k+2M'.K52:'mycached - 128k+2M'.K64 'mycached - 128k+2M'.K67:'mycached - 128k+2M'.K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8.7098in" svg:y="1.9138in">
            <draw:object draw:notify-on-update-of-ranges="'mycached - 128k+2M'.A5:'mycached - 128k+2M'.A12 'mycached - 128k+2M'.H5:'mycached - 128k+2M'.H12 'mycached - 128k+2M'.O5:'mycached - 128k+2M'.O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 table:number-columns-spanned="14" table:number-rows-spanned="1">
            <text:p>“Comment: The following numbers are for mycached benchmark compiled at -O0, and are therefore not representative”</text:p>
          </table:table-cell>
          <table:covered-table-cell table:style-name="ce22"/>
          <table:covered-table-cell table:number-columns-repeated="6"/>
          <table:covered-table-cell table:style-name="ce22"/>
          <table:covered-table-cell table:number-columns-repeated="5"/>
          <table:table-cell table:number-columns-repeated="3"/>
        </table:table-row>
        <table:table-row table:style-name="ro1">
          <table:table-cell table:style-name="ce2"/>
          <table:table-cell table:style-name="ce7" office:value-type="string" calcext:value-type="string" table:number-columns-spanned="5" table:number-rows-spanned="1">
            <text:p>SecureCells</text:p>
          </table:table-cell>
          <table:covered-table-cell table:number-columns-repeated="4" table:style-name="ce29"/>
          <table:table-cell table:style-name="ce29" table:number-columns-repeated="2"/>
          <table:table-cell table:style-name="ce7" office:value-type="string" calcext:value-type="string" table:number-columns-spanned="5" table:number-rows-spanned="1">
            <text:p>Baseline</text:p>
          </table:table-cell>
          <table:covered-table-cell table:number-columns-repeated="4" table:style-name="ce29"/>
          <table:table-cell table:style-name="ce14"/>
          <table:table-cell table:number-columns-repeated="3"/>
        </table:table-row>
        <table:table-row table:style-name="ro1">
          <table:table-cell table:style-name="ce3"/>
          <table:table-cell table:style-name="ce24" office:value-type="string" calcext:value-type="string" table:number-columns-spanned="2" table:number-rows-spanned="1">
            <text:p>Iteration 1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2</text:p>
          </table:table-cell>
          <table:covered-table-cell table:style-name="ce26"/>
          <table:table-cell table:style-name="ce26" table:number-columns-repeated="3"/>
          <table:table-cell table:style-name="ce24" office:value-type="string" calcext:value-type="string" table:number-columns-spanned="2" table:number-rows-spanned="1">
            <text:p>Iteration 1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2</text:p>
          </table:table-cell>
          <table:covered-table-cell table:style-name="ce26"/>
          <table:table-cell table:style-name="ce26"/>
          <table:table-cell table:style-name="ce15"/>
          <table:table-cell table:number-columns-repeated="3"/>
        </table:table-row>
        <table:table-row table:style-name="ro1">
          <table:table-cell table:style-name="ce3"/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Cycles/req</text:p>
          </table:table-cell>
          <table:table-cell table:style-name="ce26" office:value-type="string" calcext:value-type="string">
            <text:p>Inst/req</text:p>
          </table:table-cell>
          <table:table-cell table:style-name="ce26" office:value-type="string" calcext:value-type="string">
            <text:p>Cycle/inst</text:p>
          </table:table-cell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Cycles/req</text:p>
          </table:table-cell>
          <table:table-cell table:style-name="ce15" office:value-type="string" calcext:value-type="string">
            <text:p>Inst/req</text:p>
          </table:table-cell>
          <table:table-cell table:style-name="ce26" office:value-type="string" calcext:value-type="string">
            <text:p>Cycle/inst</text:p>
          </table:table-cell>
          <table:table-cell table:number-columns-repeated="2"/>
        </table:table-row>
        <table:table-row table:style-name="ro1">
          <table:table-cell table:style-name="ce4" table:formula="of:=32*1024" office:value-type="float" office:value="32768" calcext:value-type="float">
            <text:p>32768</text:p>
          </table:table-cell>
          <table:table-cell table:style-name="ce10" office:value-type="float" office:value="32100814" calcext:value-type="float">
            <text:p>32100814</text:p>
          </table:table-cell>
          <table:table-cell table:style-name="ce10" office:value-type="float" office:value="23426324" calcext:value-type="float">
            <text:p>23426324</text:p>
          </table:table-cell>
          <table:table-cell table:style-name="ce10" office:value-type="float" office:value="32138120" calcext:value-type="float">
            <text:p>32138120</text:p>
          </table:table-cell>
          <table:table-cell table:style-name="ce10" office:value-type="float" office:value="23438357" calcext:value-type="float">
            <text:p>23438357</text:p>
          </table:table-cell>
          <table:table-cell table:formula="of:=[.D5]/[.A5]" office:value-type="float" office:value="980.777587890625" calcext:value-type="float">
            <text:p>980.777587890625</text:p>
          </table:table-cell>
          <table:table-cell table:formula="of:=[.E5]/[.$A5]" office:value-type="float" office:value="715.281890869141" calcext:value-type="float">
            <text:p>715.281890869141</text:p>
          </table:table-cell>
          <table:table-cell table:formula="of:=[.F5]/[.G5]" office:value-type="float" office:value="1.37117631581429" calcext:value-type="float">
            <text:p>1.37117631581429</text:p>
          </table:table-cell>
          <table:table-cell office:value-type="float" office:value="32131148" calcext:value-type="float">
            <text:p>32131148</text:p>
          </table:table-cell>
          <table:table-cell office:value-type="float" office:value="23175870" calcext:value-type="float">
            <text:p>23175870</text:p>
          </table:table-cell>
          <table:table-cell office:value-type="float" office:value="32165995" calcext:value-type="float">
            <text:p>32165995</text:p>
          </table:table-cell>
          <table:table-cell office:value-type="float" office:value="23174506" calcext:value-type="float">
            <text:p>23174506</text:p>
          </table:table-cell>
          <table:table-cell table:formula="of:=[.K5]/[.A5]" office:value-type="float" office:value="981.628265380859" calcext:value-type="float">
            <text:p>981.628265380859</text:p>
          </table:table-cell>
          <table:table-cell table:style-name="ce16" table:formula="of:=[.L5]/[.$A5]" office:value-type="float" office:value="707.229797363281" calcext:value-type="float">
            <text:p>707.229797363281</text:p>
          </table:table-cell>
          <table:table-cell table:formula="of:=[.M5]/[.N5]" office:value-type="float" office:value="1.38799053580689" calcext:value-type="float">
            <text:p>1.38799053580689</text:p>
          </table:table-cell>
          <table:table-cell table:number-columns-repeated="2"/>
        </table:table-row>
        <table:table-row table:style-name="ro1">
          <table:table-cell table:style-name="ce4" table:formula="of:=16*1024" office:value-type="float" office:value="16384" calcext:value-type="float">
            <text:p>16384</text:p>
          </table:table-cell>
          <table:table-cell office:value-type="float" office:value="15779800" calcext:value-type="float">
            <text:p>15779800</text:p>
          </table:table-cell>
          <table:table-cell office:value-type="float" office:value="11670214" calcext:value-type="float">
            <text:p>11670214</text:p>
          </table:table-cell>
          <table:table-cell office:value-type="float" office:value="15690070" calcext:value-type="float">
            <text:p>15690070</text:p>
          </table:table-cell>
          <table:table-cell office:value-type="float" office:value="11648094" calcext:value-type="float">
            <text:p>11648094</text:p>
          </table:table-cell>
          <table:table-cell table:formula="of:=[.D6]/[.A6]" office:value-type="float" office:value="957.645874023438" calcext:value-type="float">
            <text:p>957.645874023438</text:p>
          </table:table-cell>
          <table:table-cell table:formula="of:=[.E6]/[.$A6]" office:value-type="float" office:value="710.943237304688" calcext:value-type="float">
            <text:p>710.943237304688</text:p>
          </table:table-cell>
          <table:table-cell table:formula="of:=[.F6]/[.G6]" office:value-type="float" office:value="1.3470075018282" calcext:value-type="float">
            <text:p>1.3470075018282</text:p>
          </table:table-cell>
          <table:table-cell office:value-type="float" office:value="15913363" calcext:value-type="float">
            <text:p>15913363</text:p>
          </table:table-cell>
          <table:table-cell office:value-type="float" office:value="11527031" calcext:value-type="float">
            <text:p>11527031</text:p>
          </table:table-cell>
          <table:table-cell office:value-type="float" office:value="15858089" calcext:value-type="float">
            <text:p>15858089</text:p>
          </table:table-cell>
          <table:table-cell office:value-type="float" office:value="11527372" calcext:value-type="float">
            <text:p>11527372</text:p>
          </table:table-cell>
          <table:table-cell table:formula="of:=[.K6]/[.A6]" office:value-type="float" office:value="967.900939941406" calcext:value-type="float">
            <text:p>967.900939941406</text:p>
          </table:table-cell>
          <table:table-cell table:style-name="ce16" table:formula="of:=[.L6]/[.$A6]" office:value-type="float" office:value="703.574951171875" calcext:value-type="float">
            <text:p>703.574951171875</text:p>
          </table:table-cell>
          <table:table-cell table:formula="of:=[.M6]/[.N6]" office:value-type="float" office:value="1.37568987970545" calcext:value-type="float">
            <text:p>1.37568987970545</text:p>
          </table:table-cell>
          <table:table-cell table:number-columns-repeated="2"/>
        </table:table-row>
        <table:table-row table:style-name="ro1">
          <table:table-cell table:style-name="ce4" table:formula="of:=8*1024" office:value-type="float" office:value="8192" calcext:value-type="float">
            <text:p>8192</text:p>
          </table:table-cell>
          <table:table-cell table:style-name="ce10" office:value-type="float" office:value="7812135" calcext:value-type="float">
            <text:p>7812135</text:p>
          </table:table-cell>
          <table:table-cell table:style-name="ce10" office:value-type="float" office:value="5806790" calcext:value-type="float">
            <text:p>5806790</text:p>
          </table:table-cell>
          <table:table-cell table:style-name="ce10" office:value-type="float" office:value="7803339" calcext:value-type="float">
            <text:p>7803339</text:p>
          </table:table-cell>
          <table:table-cell table:style-name="ce10" office:value-type="float" office:value="5816763" calcext:value-type="float">
            <text:p>5816763</text:p>
          </table:table-cell>
          <table:table-cell table:formula="of:=[.D7]/[.A7]" office:value-type="float" office:value="952.556030273438" calcext:value-type="float">
            <text:p>952.556030273438</text:p>
          </table:table-cell>
          <table:table-cell table:formula="of:=[.E7]/[.$A7]" office:value-type="float" office:value="710.054077148438" calcext:value-type="float">
            <text:p>710.054077148438</text:p>
          </table:table-cell>
          <table:table-cell table:formula="of:=[.F7]/[.G7]" office:value-type="float" office:value="1.34152603432528" calcext:value-type="float">
            <text:p>1.34152603432528</text:p>
          </table:table-cell>
          <table:table-cell office:value-type="float" office:value="7816494" calcext:value-type="float">
            <text:p>7816494</text:p>
          </table:table-cell>
          <table:table-cell office:value-type="float" office:value="5754350" calcext:value-type="float">
            <text:p>5754350</text:p>
          </table:table-cell>
          <table:table-cell office:value-type="float" office:value="7769222" calcext:value-type="float">
            <text:p>7769222</text:p>
          </table:table-cell>
          <table:table-cell office:value-type="float" office:value="5739974" calcext:value-type="float">
            <text:p>5739974</text:p>
          </table:table-cell>
          <table:table-cell table:formula="of:=[.K7]/[.A7]" office:value-type="float" office:value="948.391357421875" calcext:value-type="float">
            <text:p>948.391357421875</text:p>
          </table:table-cell>
          <table:table-cell table:style-name="ce16" table:formula="of:=[.L7]/[.$A7]" office:value-type="float" office:value="700.680419921875" calcext:value-type="float">
            <text:p>700.680419921875</text:p>
          </table:table-cell>
          <table:table-cell table:formula="of:=[.M7]/[.N7]" office:value-type="float" office:value="1.35352912748385" calcext:value-type="float">
            <text:p>1.35352912748385</text:p>
          </table:table-cell>
          <table:table-cell table:number-columns-repeated="2"/>
        </table:table-row>
        <table:table-row table:style-name="ro1">
          <table:table-cell table:style-name="ce4" table:formula="of:=4*1024" office:value-type="float" office:value="4096" calcext:value-type="float">
            <text:p>4096</text:p>
          </table:table-cell>
          <table:table-cell table:style-name="ce10" office:value-type="float" office:value="3905562" calcext:value-type="float">
            <text:p>3905562</text:p>
          </table:table-cell>
          <table:table-cell table:style-name="ce10" office:value-type="float" office:value="2908138" calcext:value-type="float">
            <text:p>2908138</text:p>
          </table:table-cell>
          <table:table-cell table:style-name="ce10" office:value-type="float" office:value="3876717" calcext:value-type="float">
            <text:p>3876717</text:p>
          </table:table-cell>
          <table:table-cell table:style-name="ce10" office:value-type="float" office:value="2896739" calcext:value-type="float">
            <text:p>2896739</text:p>
          </table:table-cell>
          <table:table-cell table:formula="of:=[.D8]/[.A8]" office:value-type="float" office:value="946.464111328125" calcext:value-type="float">
            <text:p>946.464111328125</text:p>
          </table:table-cell>
          <table:table-cell table:formula="of:=[.E8]/[.$A8]" office:value-type="float" office:value="707.211669921875" calcext:value-type="float">
            <text:p>707.211669921875</text:p>
          </table:table-cell>
          <table:table-cell table:formula="of:=[.F8]/[.G8]" office:value-type="float" office:value="1.33830386513939" calcext:value-type="float">
            <text:p>1.33830386513939</text:p>
          </table:table-cell>
          <table:table-cell office:value-type="float" office:value="3891376" calcext:value-type="float">
            <text:p>3891376</text:p>
          </table:table-cell>
          <table:table-cell office:value-type="float" office:value="2870092" calcext:value-type="float">
            <text:p>2870092</text:p>
          </table:table-cell>
          <table:table-cell office:value-type="float" office:value="3869537" calcext:value-type="float">
            <text:p>3869537</text:p>
          </table:table-cell>
          <table:table-cell office:value-type="float" office:value="2864959" calcext:value-type="float">
            <text:p>2864959</text:p>
          </table:table-cell>
          <table:table-cell table:formula="of:=[.K8]/[.A8]" office:value-type="float" office:value="944.711181640625" calcext:value-type="float">
            <text:p>944.711181640625</text:p>
          </table:table-cell>
          <table:table-cell table:style-name="ce16" table:formula="of:=[.L8]/[.$A8]" office:value-type="float" office:value="699.452880859375" calcext:value-type="float">
            <text:p>699.452880859375</text:p>
          </table:table-cell>
          <table:table-cell table:formula="of:=[.M8]/[.N8]" office:value-type="float" office:value="1.35064306330387" calcext:value-type="float">
            <text:p>1.35064306330387</text:p>
          </table:table-cell>
          <table:table-cell table:number-columns-repeated="2"/>
        </table:table-row>
        <table:table-row table:style-name="ro1">
          <table:table-cell table:style-name="ce4" table:formula="of:=2*1024" office:value-type="float" office:value="2048" calcext:value-type="float">
            <text:p>2048</text:p>
          </table:table-cell>
          <table:table-cell table:style-name="ce10" office:value-type="float" office:value="1941683" calcext:value-type="float">
            <text:p>1941683</text:p>
          </table:table-cell>
          <table:table-cell table:style-name="ce10" office:value-type="float" office:value="1450112" calcext:value-type="float">
            <text:p>1450112</text:p>
          </table:table-cell>
          <table:table-cell table:style-name="ce10" office:value-type="float" office:value="1944249" calcext:value-type="float">
            <text:p>1944249</text:p>
          </table:table-cell>
          <table:table-cell table:style-name="ce10" office:value-type="float" office:value="1456272" calcext:value-type="float">
            <text:p>1456272</text:p>
          </table:table-cell>
          <table:table-cell table:formula="of:=[.D9]/[.A9]" office:value-type="float" office:value="949.34033203125" calcext:value-type="float">
            <text:p>949.34033203125</text:p>
          </table:table-cell>
          <table:table-cell table:formula="of:=[.E9]/[.$A9]" office:value-type="float" office:value="711.0703125" calcext:value-type="float">
            <text:p>711.0703125</text:p>
          </table:table-cell>
          <table:table-cell table:formula="of:=[.F9]/[.G9]" office:value-type="float" office:value="1.33508643989584" calcext:value-type="float">
            <text:p>1.33508643989584</text:p>
          </table:table-cell>
          <table:table-cell office:value-type="float" office:value="1935071" calcext:value-type="float">
            <text:p>1935071</text:p>
          </table:table-cell>
          <table:table-cell office:value-type="float" office:value="1431773" calcext:value-type="float">
            <text:p>1431773</text:p>
          </table:table-cell>
          <table:table-cell office:value-type="float" office:value="1930302" calcext:value-type="float">
            <text:p>1930302</text:p>
          </table:table-cell>
          <table:table-cell office:value-type="float" office:value="1433143" calcext:value-type="float">
            <text:p>1433143</text:p>
          </table:table-cell>
          <table:table-cell table:formula="of:=[.K9]/[.A9]" office:value-type="float" office:value="942.5302734375" calcext:value-type="float">
            <text:p>942.5302734375</text:p>
          </table:table-cell>
          <table:table-cell table:style-name="ce16" table:formula="of:=[.L9]/[.$A9]" office:value-type="float" office:value="699.77685546875" calcext:value-type="float">
            <text:p>699.77685546875</text:p>
          </table:table-cell>
          <table:table-cell table:formula="of:=[.M9]/[.N9]" office:value-type="float" office:value="1.34690118152899" calcext:value-type="float">
            <text:p>1.34690118152899</text:p>
          </table:table-cell>
          <table:table-cell table:number-columns-repeated="2"/>
        </table:table-row>
        <table:table-row table:style-name="ro1">
          <table:table-cell table:style-name="ce4" table:formula="of:=1*1024" office:value-type="float" office:value="1024" calcext:value-type="float">
            <text:p>1024</text:p>
          </table:table-cell>
          <table:table-cell table:style-name="ce10" office:value-type="float" office:value="981744" calcext:value-type="float">
            <text:p>981744</text:p>
          </table:table-cell>
          <table:table-cell table:style-name="ce10" office:value-type="float" office:value="729524" calcext:value-type="float">
            <text:p>729524</text:p>
          </table:table-cell>
          <table:table-cell table:style-name="ce10" office:value-type="float" office:value="966192" calcext:value-type="float">
            <text:p>966192</text:p>
          </table:table-cell>
          <table:table-cell table:style-name="ce10" office:value-type="float" office:value="724672" calcext:value-type="float">
            <text:p>724672</text:p>
          </table:table-cell>
          <table:table-cell table:formula="of:=[.D10]/[.A10]" office:value-type="float" office:value="943.546875" calcext:value-type="float">
            <text:p>943.546875</text:p>
          </table:table-cell>
          <table:table-cell table:formula="of:=[.E10]/[.$A10]" office:value-type="float" office:value="707.6875" calcext:value-type="float">
            <text:p>707.6875</text:p>
          </table:table-cell>
          <table:table-cell table:formula="of:=[.F10]/[.G10]" office:value-type="float" office:value="1.33328181577321" calcext:value-type="float">
            <text:p>1.33328181577321</text:p>
          </table:table-cell>
          <table:table-cell office:value-type="float" office:value="969164" calcext:value-type="float">
            <text:p>969164</text:p>
          </table:table-cell>
          <table:table-cell office:value-type="float" office:value="716358" calcext:value-type="float">
            <text:p>716358</text:p>
          </table:table-cell>
          <table:table-cell office:value-type="float" office:value="957413" calcext:value-type="float">
            <text:p>957413</text:p>
          </table:table-cell>
          <table:table-cell office:value-type="float" office:value="712936" calcext:value-type="float">
            <text:p>712936</text:p>
          </table:table-cell>
          <table:table-cell table:formula="of:=[.K10]/[.A10]" office:value-type="float" office:value="934.9736328125" calcext:value-type="float">
            <text:p>934.9736328125</text:p>
          </table:table-cell>
          <table:table-cell table:style-name="ce16" table:formula="of:=[.L10]/[.$A10]" office:value-type="float" office:value="696.2265625" calcext:value-type="float">
            <text:p>696.2265625</text:p>
          </table:table-cell>
          <table:table-cell table:formula="of:=[.M10]/[.N10]" office:value-type="float" office:value="1.34291577364588" calcext:value-type="float">
            <text:p>1.34291577364588</text:p>
          </table:table-cell>
          <table:table-cell table:number-columns-repeated="2"/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table:style-name="ce10" office:value-type="float" office:value="485784" calcext:value-type="float">
            <text:p>485784</text:p>
          </table:table-cell>
          <table:table-cell table:style-name="ce10" office:value-type="float" office:value="362278" calcext:value-type="float">
            <text:p>362278</text:p>
          </table:table-cell>
          <table:table-cell table:style-name="ce10" office:value-type="float" office:value="483955" calcext:value-type="float">
            <text:p>483955</text:p>
          </table:table-cell>
          <table:table-cell table:style-name="ce10" office:value-type="float" office:value="363586" calcext:value-type="float">
            <text:p>363586</text:p>
          </table:table-cell>
          <table:table-cell table:formula="of:=[.D11]/[.A11]" office:value-type="float" office:value="945.224609375" calcext:value-type="float">
            <text:p>945.224609375</text:p>
          </table:table-cell>
          <table:table-cell table:formula="of:=[.E11]/[.$A11]" office:value-type="float" office:value="710.12890625" calcext:value-type="float">
            <text:p>710.12890625</text:p>
          </table:table-cell>
          <table:table-cell table:formula="of:=[.F11]/[.G11]" office:value-type="float" office:value="1.33106060189336" calcext:value-type="float">
            <text:p>1.33106060189336</text:p>
          </table:table-cell>
          <table:table-cell office:value-type="float" office:value="481840" calcext:value-type="float">
            <text:p>481840</text:p>
          </table:table-cell>
          <table:table-cell office:value-type="float" office:value="356410" calcext:value-type="float">
            <text:p>356410</text:p>
          </table:table-cell>
          <table:table-cell office:value-type="float" office:value="480281" calcext:value-type="float">
            <text:p>480281</text:p>
          </table:table-cell>
          <table:table-cell office:value-type="float" office:value="358121" calcext:value-type="float">
            <text:p>358121</text:p>
          </table:table-cell>
          <table:table-cell table:formula="of:=[.K11]/[.A11]" office:value-type="float" office:value="938.048828125" calcext:value-type="float">
            <text:p>938.048828125</text:p>
          </table:table-cell>
          <table:table-cell table:style-name="ce16" table:formula="of:=[.L11]/[.$A11]" office:value-type="float" office:value="699.455078125" calcext:value-type="float">
            <text:p>699.455078125</text:p>
          </table:table-cell>
          <table:table-cell table:formula="of:=[.M11]/[.N11]" office:value-type="float" office:value="1.34111375764057" calcext:value-type="float">
            <text:p>1.34111375764057</text:p>
          </table:table-cell>
          <table:table-cell table:number-columns-repeated="2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11" office:value-type="float" office:value="238716" calcext:value-type="float">
            <text:p>238716</text:p>
          </table:table-cell>
          <table:table-cell table:style-name="ce13" office:value-type="float" office:value="180253" calcext:value-type="float">
            <text:p>180253</text:p>
          </table:table-cell>
          <table:table-cell table:style-name="ce13" office:value-type="float" office:value="236269" calcext:value-type="float">
            <text:p>236269</text:p>
          </table:table-cell>
          <table:table-cell table:style-name="ce13" office:value-type="float" office:value="180253" calcext:value-type="float">
            <text:p>180253</text:p>
          </table:table-cell>
          <table:table-cell table:style-name="ce11" table:formula="of:=[.D12]/[.A12]" office:value-type="float" office:value="922.92578125" calcext:value-type="float">
            <text:p>922.92578125</text:p>
          </table:table-cell>
          <table:table-cell table:style-name="ce11" table:formula="of:=[.E12]/[.$A12]" office:value-type="float" office:value="704.11328125" calcext:value-type="float">
            <text:p>704.11328125</text:p>
          </table:table-cell>
          <table:table-cell table:formula="of:=[.F12]/[.G12]" office:value-type="float" office:value="1.31076320505068" calcext:value-type="float">
            <text:p>1.31076320505068</text:p>
          </table:table-cell>
          <table:table-cell table:style-name="ce11" office:value-type="float" office:value="241469" calcext:value-type="float">
            <text:p>241469</text:p>
          </table:table-cell>
          <table:table-cell table:style-name="ce11" office:value-type="float" office:value="179916" calcext:value-type="float">
            <text:p>179916</text:p>
          </table:table-cell>
          <table:table-cell table:style-name="ce11" office:value-type="float" office:value="235680" calcext:value-type="float">
            <text:p>235680</text:p>
          </table:table-cell>
          <table:table-cell table:style-name="ce11" office:value-type="float" office:value="178205" calcext:value-type="float">
            <text:p>178205</text:p>
          </table:table-cell>
          <table:table-cell table:style-name="ce11" table:formula="of:=[.K12]/[.A12]" office:value-type="float" office:value="920.625" calcext:value-type="float">
            <text:p>920.625</text:p>
          </table:table-cell>
          <table:table-cell table:style-name="ce17" table:formula="of:=[.L12]/[.$A12]" office:value-type="float" office:value="696.11328125" calcext:value-type="float">
            <text:p>696.11328125</text:p>
          </table:table-cell>
          <table:table-cell table:formula="of:=[.M12]/[.N12]" office:value-type="float" office:value="1.3225218147639" calcext:value-type="float">
            <text:p>1.3225218147639</text:p>
          </table:table-cell>
          <table:table-cell table:number-columns-repeated="2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style-name="ce21" office:value-type="string" calcext:value-type="string" table:number-columns-spanned="13" table:number-rows-spanned="1">
            <text:p>Comment: The larger datasets lack tuning, leading to larger instruction counts and therefore larger cycle counts</text:p>
          </table:table-cell>
          <table:covered-table-cell table:number-columns-repeated="12"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11" table:number-rows-spanned="1">
            <text:p>SecureCells</text:p>
          </table:table-cell>
          <table:covered-table-cell table:number-columns-repeated="10" table:style-name="ce26"/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Dataset size</text:p>
          </table:table-cell>
          <table:table-cell table:style-name="ce24" office:value-type="string" calcext:value-type="string" table:number-columns-spanned="2" table:number-rows-spanned="1">
            <text:p>Iteration 1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2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3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4</text:p>
          </table:table-cell>
          <table:covered-table-cell table:style-name="ce26"/>
          <table:table-cell table:style-name="ce2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Cycles/req</text:p>
          </table:table-cell>
          <table:table-cell table:style-name="ce26" office:value-type="string" calcext:value-type="string">
            <text:p>Inst/req</text:p>
          </table:table-cell>
          <table:table-cell table:style-name="ce26" office:value-type="string" calcext:value-type="string">
            <text:p>CPI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 [.A36]*64 &gt;= (1024 * 1024); COM.MICROSOFT.CONCAT(TEXT([.A36]*64/(1024*1024); &quot;0&quot;); &quot;MB&quot;); IF( [.A36]*64 &gt;= 1024; COM.MICROSOFT.CONCAT(TEXT([.A36]*64/(1024); &quot;0&quot;); &quot;KB&quot;);  COM.MICROSOFT.CONCAT(TEXT([.A36]*64; &quot;0&quot;); &quot;B&quot;)))" office:value-type="string" office:string-value="8KB" calcext:value-type="string">
            <text:p>8KB</text:p>
          </table:table-cell>
          <table:table-cell office:value-type="float" office:value="70401" calcext:value-type="float">
            <text:p>70401</text:p>
          </table:table-cell>
          <table:table-cell office:value-type="float" office:value="55296" calcext:value-type="float">
            <text:p>55296</text:p>
          </table:table-cell>
          <table:table-cell office:value-type="float" office:value="69143" calcext:value-type="float">
            <text:p>69143</text:p>
          </table:table-cell>
          <table:table-cell office:value-type="float" office:value="55296" calcext:value-type="float">
            <text:p>55296</text:p>
          </table:table-cell>
          <table:table-cell office:value-type="float" office:value="68565" calcext:value-type="float">
            <text:p>68565</text:p>
          </table:table-cell>
          <table:table-cell office:value-type="float" office:value="55296" calcext:value-type="float">
            <text:p>55296</text:p>
          </table:table-cell>
          <table:table-cell office:value-type="float" office:value="68474" calcext:value-type="float">
            <text:p>68474</text:p>
          </table:table-cell>
          <table:table-cell office:value-type="float" office:value="55296" calcext:value-type="float">
            <text:p>55296</text:p>
          </table:table-cell>
          <table:table-cell table:formula="of:=[.I36]/[.$A36]" office:value-type="float" office:value="534.953125" calcext:value-type="float">
            <text:p>534.953125</text:p>
          </table:table-cell>
          <table:table-cell table:formula="of:=[.J36]/[.$A36]" office:value-type="float" office:value="432" calcext:value-type="float">
            <text:p>432</text:p>
          </table:table-cell>
          <table:table-cell table:formula="of:=([.I36]+[.G36]+[.E36])/([.J36]+[.H36]+[.F36])" office:value-type="float" office:value="1.24289882330247" calcext:value-type="float">
            <text:p>1.2428988233024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 [.A37]*64 &gt;= (1024 * 1024); COM.MICROSOFT.CONCAT(TEXT([.A37]*64/(1024*1024); &quot;0&quot;); &quot;MB&quot;); IF( [.A37]*64 &gt;= 1024; COM.MICROSOFT.CONCAT(TEXT([.A37]*64/(1024); &quot;0&quot;); &quot;KB&quot;);  COM.MICROSOFT.CONCAT(TEXT([.A37]*64; &quot;0&quot;); &quot;B&quot;)))" office:value-type="string" office:string-value="16KB" calcext:value-type="string">
            <text:p>16KB</text:p>
          </table:table-cell>
          <table:table-cell office:value-type="float" office:value="146615" calcext:value-type="float">
            <text:p>146615</text:p>
          </table:table-cell>
          <table:table-cell office:value-type="float" office:value="110611" calcext:value-type="float">
            <text:p>110611</text:p>
          </table:table-cell>
          <table:table-cell office:value-type="float" office:value="143984" calcext:value-type="float">
            <text:p>143984</text:p>
          </table:table-cell>
          <table:table-cell office:value-type="float" office:value="110611" calcext:value-type="float">
            <text:p>110611</text:p>
          </table:table-cell>
          <table:table-cell office:value-type="float" office:value="142813" calcext:value-type="float">
            <text:p>142813</text:p>
          </table:table-cell>
          <table:table-cell office:value-type="float" office:value="110611" calcext:value-type="float">
            <text:p>110611</text:p>
          </table:table-cell>
          <table:table-cell office:value-type="float" office:value="142435" calcext:value-type="float">
            <text:p>142435</text:p>
          </table:table-cell>
          <table:table-cell office:value-type="float" office:value="110611" calcext:value-type="float">
            <text:p>110611</text:p>
          </table:table-cell>
          <table:table-cell table:formula="of:=[.I37]/[.$A37]" office:value-type="float" office:value="556.38671875" calcext:value-type="float">
            <text:p>556.38671875</text:p>
          </table:table-cell>
          <table:table-cell table:formula="of:=[.J37]/[.$A37]" office:value-type="float" office:value="432.07421875" calcext:value-type="float">
            <text:p>432.07421875</text:p>
          </table:table-cell>
          <table:table-cell table:formula="of:=([.I37]+[.G37]+[.E37])/([.J37]+[.H37]+[.F37])" office:value-type="float" office:value="1.29351812508099" calcext:value-type="float">
            <text:p>1.29351812508099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 [.A38]*64 &gt;= (1024 * 1024); COM.MICROSOFT.CONCAT(TEXT([.A38]*64/(1024*1024); &quot;0&quot;); &quot;MB&quot;); IF( [.A38]*64 &gt;= 1024; COM.MICROSOFT.CONCAT(TEXT([.A38]*64/(1024); &quot;0&quot;); &quot;KB&quot;);  COM.MICROSOFT.CONCAT(TEXT([.A38]*64; &quot;0&quot;); &quot;B&quot;)))" office:value-type="string" office:string-value="32KB" calcext:value-type="string">
            <text:p>32KB</text:p>
          </table:table-cell>
          <table:table-cell office:value-type="float" office:value="297441" calcext:value-type="float">
            <text:p>297441</text:p>
          </table:table-cell>
          <table:table-cell office:value-type="float" office:value="221222" calcext:value-type="float">
            <text:p>221222</text:p>
          </table:table-cell>
          <table:table-cell office:value-type="float" office:value="291592" calcext:value-type="float">
            <text:p>291592</text:p>
          </table:table-cell>
          <table:table-cell office:value-type="float" office:value="221222" calcext:value-type="float">
            <text:p>221222</text:p>
          </table:table-cell>
          <table:table-cell office:value-type="float" office:value="291887" calcext:value-type="float">
            <text:p>291887</text:p>
          </table:table-cell>
          <table:table-cell office:value-type="float" office:value="221222" calcext:value-type="float">
            <text:p>221222</text:p>
          </table:table-cell>
          <table:table-cell office:value-type="float" office:value="291713" calcext:value-type="float">
            <text:p>291713</text:p>
          </table:table-cell>
          <table:table-cell office:value-type="float" office:value="221222" calcext:value-type="float">
            <text:p>221222</text:p>
          </table:table-cell>
          <table:table-cell table:formula="of:=[.I38]/[.$A38]" office:value-type="float" office:value="569.751953125" calcext:value-type="float">
            <text:p>569.751953125</text:p>
          </table:table-cell>
          <table:table-cell table:formula="of:=[.J38]/[.$A38]" office:value-type="float" office:value="432.07421875" calcext:value-type="float">
            <text:p>432.07421875</text:p>
          </table:table-cell>
          <table:table-cell table:formula="of:=([.I38]+[.G38]+[.E38])/([.J38]+[.H38]+[.F38])" office:value-type="float" office:value="1.31872357481022" calcext:value-type="float">
            <text:p>1.31872357481022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IF( [.A39]*64 &gt;= (1024 * 1024); COM.MICROSOFT.CONCAT(TEXT([.A39]*64/(1024*1024); &quot;0&quot;); &quot;MB&quot;); IF( [.A39]*64 &gt;= 1024; COM.MICROSOFT.CONCAT(TEXT([.A39]*64/(1024); &quot;0&quot;); &quot;KB&quot;);  COM.MICROSOFT.CONCAT(TEXT([.A39]*64; &quot;0&quot;); &quot;B&quot;)))" office:value-type="string" office:string-value="64KB" calcext:value-type="string">
            <text:p>64KB</text:p>
          </table:table-cell>
          <table:table-cell office:value-type="float" office:value="597397" calcext:value-type="float">
            <text:p>597397</text:p>
          </table:table-cell>
          <table:table-cell office:value-type="float" office:value="442520" calcext:value-type="float">
            <text:p>442520</text:p>
          </table:table-cell>
          <table:table-cell office:value-type="float" office:value="590700" calcext:value-type="float">
            <text:p>590700</text:p>
          </table:table-cell>
          <table:table-cell office:value-type="float" office:value="442520" calcext:value-type="float">
            <text:p>442520</text:p>
          </table:table-cell>
          <table:table-cell office:value-type="float" office:value="591521" calcext:value-type="float">
            <text:p>591521</text:p>
          </table:table-cell>
          <table:table-cell office:value-type="float" office:value="442520" calcext:value-type="float">
            <text:p>442520</text:p>
          </table:table-cell>
          <table:table-cell office:value-type="float" office:value="590890" calcext:value-type="float">
            <text:p>590890</text:p>
          </table:table-cell>
          <table:table-cell office:value-type="float" office:value="442520" calcext:value-type="float">
            <text:p>442520</text:p>
          </table:table-cell>
          <table:table-cell table:formula="of:=[.I39]/[.$A39]" office:value-type="float" office:value="577.041015625" calcext:value-type="float">
            <text:p>577.041015625</text:p>
          </table:table-cell>
          <table:table-cell table:formula="of:=[.J39]/[.$A39]" office:value-type="float" office:value="432.1484375" calcext:value-type="float">
            <text:p>432.1484375</text:p>
          </table:table-cell>
          <table:table-cell table:formula="of:=([.I39]+[.G39]+[.E39])/([.J39]+[.H39]+[.F39])" office:value-type="float" office:value="1.33561646931212" calcext:value-type="float">
            <text:p>1.33561646931212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IF( [.A40]*64 &gt;= (1024 * 1024); COM.MICROSOFT.CONCAT(TEXT([.A40]*64/(1024*1024); &quot;0&quot;); &quot;MB&quot;); IF( [.A40]*64 &gt;= 1024; COM.MICROSOFT.CONCAT(TEXT([.A40]*64/(1024); &quot;0&quot;); &quot;KB&quot;);  COM.MICROSOFT.CONCAT(TEXT([.A40]*64; &quot;0&quot;); &quot;B&quot;)))" office:value-type="string" office:string-value="128KB" calcext:value-type="string">
            <text:p>128KB</text:p>
          </table:table-cell>
          <table:table-cell office:value-type="float" office:value="1189867" calcext:value-type="float">
            <text:p>1189867</text:p>
          </table:table-cell>
          <table:table-cell office:value-type="float" office:value="885548" calcext:value-type="float">
            <text:p>885548</text:p>
          </table:table-cell>
          <table:table-cell office:value-type="float" office:value="1182587" calcext:value-type="float">
            <text:p>1182587</text:p>
          </table:table-cell>
          <table:table-cell office:value-type="float" office:value="885548" calcext:value-type="float">
            <text:p>885548</text:p>
          </table:table-cell>
          <table:table-cell office:value-type="float" office:value="1183005" calcext:value-type="float">
            <text:p>1183005</text:p>
          </table:table-cell>
          <table:table-cell office:value-type="float" office:value="885548" calcext:value-type="float">
            <text:p>885548</text:p>
          </table:table-cell>
          <table:table-cell office:value-type="float" office:value="1182546" calcext:value-type="float">
            <text:p>1182546</text:p>
          </table:table-cell>
          <table:table-cell office:value-type="float" office:value="885548" calcext:value-type="float">
            <text:p>885548</text:p>
          </table:table-cell>
          <table:table-cell table:formula="of:=[.I40]/[.$A40]" office:value-type="float" office:value="577.4150390625" calcext:value-type="float">
            <text:p>577.4150390625</text:p>
          </table:table-cell>
          <table:table-cell table:formula="of:=[.J40]/[.$A40]" office:value-type="float" office:value="432.396484375" calcext:value-type="float">
            <text:p>432.396484375</text:p>
          </table:table-cell>
          <table:table-cell table:formula="of:=([.I40]+[.G40]+[.E40])/([.J40]+[.H40]+[.F40])" office:value-type="float" office:value="1.33557149546571" calcext:value-type="float">
            <text:p>1.33557149546571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IF( [.A41]*64 &gt;= (1024 * 1024); COM.MICROSOFT.CONCAT(TEXT([.A41]*64/(1024*1024); &quot;0&quot;); &quot;MB&quot;); IF( [.A41]*64 &gt;= 1024; COM.MICROSOFT.CONCAT(TEXT([.A41]*64/(1024); &quot;0&quot;); &quot;KB&quot;);  COM.MICROSOFT.CONCAT(TEXT([.A41]*64; &quot;0&quot;); &quot;B&quot;)))" office:value-type="string" office:string-value="256KB" calcext:value-type="string">
            <text:p>256KB</text:p>
          </table:table-cell>
          <table:table-cell office:value-type="float" office:value="2422402" calcext:value-type="float">
            <text:p>2422402</text:p>
          </table:table-cell>
          <table:table-cell office:value-type="float" office:value="1772250" calcext:value-type="float">
            <text:p>1772250</text:p>
          </table:table-cell>
          <table:table-cell office:value-type="float" office:value="2411594" calcext:value-type="float">
            <text:p>2411594</text:p>
          </table:table-cell>
          <table:table-cell office:value-type="float" office:value="1772250" calcext:value-type="float">
            <text:p>1772250</text:p>
          </table:table-cell>
          <table:table-cell office:value-type="float" office:value="2411942" calcext:value-type="float">
            <text:p>2411942</text:p>
          </table:table-cell>
          <table:table-cell office:value-type="float" office:value="1772250" calcext:value-type="float">
            <text:p>1772250</text:p>
          </table:table-cell>
          <table:table-cell office:value-type="float" office:value="2412155" calcext:value-type="float">
            <text:p>2412155</text:p>
          </table:table-cell>
          <table:table-cell office:value-type="float" office:value="1772250" calcext:value-type="float">
            <text:p>1772250</text:p>
          </table:table-cell>
          <table:table-cell table:formula="of:=[.I41]/[.$A41]" office:value-type="float" office:value="588.905029296875" calcext:value-type="float">
            <text:p>588.905029296875</text:p>
          </table:table-cell>
          <table:table-cell table:formula="of:=[.J41]/[.$A41]" office:value-type="float" office:value="432.67822265625" calcext:value-type="float">
            <text:p>432.67822265625</text:p>
          </table:table-cell>
          <table:table-cell table:formula="of:=([.I41]+[.G41]+[.E41])/([.J41]+[.H41]+[.F41])" office:value-type="float" office:value="1.36092368458175" calcext:value-type="float">
            <text:p>1.36092368458175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IF( [.A42]*64 &gt;= (1024 * 1024); COM.MICROSOFT.CONCAT(TEXT([.A42]*64/(1024*1024); &quot;0&quot;); &quot;MB&quot;); IF( [.A42]*64 &gt;= 1024; COM.MICROSOFT.CONCAT(TEXT([.A42]*64/(1024); &quot;0&quot;); &quot;KB&quot;);  COM.MICROSOFT.CONCAT(TEXT([.A42]*64; &quot;0&quot;); &quot;B&quot;)))" office:value-type="string" office:string-value="512KB" calcext:value-type="string">
            <text:p>512KB</text:p>
          </table:table-cell>
          <table:table-cell office:value-type="float" office:value="4861720" calcext:value-type="float">
            <text:p>4861720</text:p>
          </table:table-cell>
          <table:table-cell office:value-type="float" office:value="3548623" calcext:value-type="float">
            <text:p>3548623</text:p>
          </table:table-cell>
          <table:table-cell office:value-type="float" office:value="4837544" calcext:value-type="float">
            <text:p>4837544</text:p>
          </table:table-cell>
          <table:table-cell office:value-type="float" office:value="3548623" calcext:value-type="float">
            <text:p>3548623</text:p>
          </table:table-cell>
          <table:table-cell office:value-type="float" office:value="4833946" calcext:value-type="float">
            <text:p>4833946</text:p>
          </table:table-cell>
          <table:table-cell office:value-type="float" office:value="3548623" calcext:value-type="float">
            <text:p>3548623</text:p>
          </table:table-cell>
          <table:table-cell office:value-type="float" office:value="4831935" calcext:value-type="float">
            <text:p>4831935</text:p>
          </table:table-cell>
          <table:table-cell office:value-type="float" office:value="3548623" calcext:value-type="float">
            <text:p>3548623</text:p>
          </table:table-cell>
          <table:table-cell table:formula="of:=[.I42]/[.$A42]" office:value-type="float" office:value="589.835815429688" calcext:value-type="float">
            <text:p>589.835815429688</text:p>
          </table:table-cell>
          <table:table-cell table:formula="of:=[.J42]/[.$A42]" office:value-type="float" office:value="433.181518554688" calcext:value-type="float">
            <text:p>433.181518554688</text:p>
          </table:table-cell>
          <table:table-cell table:formula="of:=([.I42]+[.G42]+[.E42])/([.J42]+[.H42]+[.F42])" office:value-type="float" office:value="1.36235238288204" calcext:value-type="float">
            <text:p>1.36235238288204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IF( [.A43]*64 &gt;= (1024 * 1024); COM.MICROSOFT.CONCAT(TEXT([.A43]*64/(1024*1024); &quot;0&quot;); &quot;MB&quot;); IF( [.A43]*64 &gt;= 1024; COM.MICROSOFT.CONCAT(TEXT([.A43]*64/(1024); &quot;0&quot;); &quot;KB&quot;);  COM.MICROSOFT.CONCAT(TEXT([.A43]*64; &quot;0&quot;); &quot;B&quot;)))" office:value-type="string" office:string-value="1MB" calcext:value-type="string">
            <text:p>1MB</text:p>
          </table:table-cell>
          <table:table-cell office:value-type="float" office:value="9826203" calcext:value-type="float">
            <text:p>9826203</text:p>
          </table:table-cell>
          <table:table-cell office:value-type="float" office:value="7116023" calcext:value-type="float">
            <text:p>7116023</text:p>
          </table:table-cell>
          <table:table-cell office:value-type="float" office:value="9762560" calcext:value-type="float">
            <text:p>9762560</text:p>
          </table:table-cell>
          <table:table-cell office:value-type="float" office:value="7116023" calcext:value-type="float">
            <text:p>7116023</text:p>
          </table:table-cell>
          <table:table-cell office:value-type="float" office:value="9732879" calcext:value-type="float">
            <text:p>9732879</text:p>
          </table:table-cell>
          <table:table-cell office:value-type="float" office:value="7116023" calcext:value-type="float">
            <text:p>7116023</text:p>
          </table:table-cell>
          <table:table-cell office:value-type="float" office:value="9722255" calcext:value-type="float">
            <text:p>9722255</text:p>
          </table:table-cell>
          <table:table-cell office:value-type="float" office:value="7116023" calcext:value-type="float">
            <text:p>7116023</text:p>
          </table:table-cell>
          <table:table-cell table:formula="of:=[.I43]/[.$A43]" office:value-type="float" office:value="593.399353027344" calcext:value-type="float">
            <text:p>593.399353027344</text:p>
          </table:table-cell>
          <table:table-cell table:formula="of:=[.J43]/[.$A43]" office:value-type="float" office:value="434.327575683594" calcext:value-type="float">
            <text:p>434.327575683594</text:p>
          </table:table-cell>
          <table:table-cell table:formula="of:=([.I43]+[.G43]+[.E43])/([.J43]+[.H43]+[.F43])" office:value-type="float" office:value="1.36863404366924" calcext:value-type="float">
            <text:p>1.36863404366924</text:p>
          </table:table-cell>
          <table:table-cell table:number-columns-repeated="4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IF( [.A44]*64 &gt;= (1024 * 1024); COM.MICROSOFT.CONCAT(TEXT([.A44]*64/(1024*1024); &quot;0&quot;); &quot;MB&quot;); IF( [.A44]*64 &gt;= 1024; COM.MICROSOFT.CONCAT(TEXT([.A44]*64/(1024); &quot;0&quot;); &quot;KB&quot;);  COM.MICROSOFT.CONCAT(TEXT([.A44]*64; &quot;0&quot;); &quot;B&quot;)))" office:value-type="string" office:string-value="2MB" calcext:value-type="string">
            <text:p>2MB</text:p>
          </table:table-cell>
          <table:table-cell office:value-type="float" office:value="20166304" calcext:value-type="float">
            <text:p>20166304</text:p>
          </table:table-cell>
          <table:table-cell office:value-type="float" office:value="14311779" calcext:value-type="float">
            <text:p>14311779</text:p>
          </table:table-cell>
          <table:table-cell office:value-type="float" office:value="20168238" calcext:value-type="float">
            <text:p>20168238</text:p>
          </table:table-cell>
          <table:table-cell office:value-type="float" office:value="14311779" calcext:value-type="float">
            <text:p>14311779</text:p>
          </table:table-cell>
          <table:table-cell office:value-type="float" office:value="20139100" calcext:value-type="float">
            <text:p>20139100</text:p>
          </table:table-cell>
          <table:table-cell office:value-type="float" office:value="14311779" calcext:value-type="float">
            <text:p>14311779</text:p>
          </table:table-cell>
          <table:table-cell office:value-type="float" office:value="20123538" calcext:value-type="float">
            <text:p>20123538</text:p>
          </table:table-cell>
          <table:table-cell office:value-type="float" office:value="14311779" calcext:value-type="float">
            <text:p>14311779</text:p>
          </table:table-cell>
          <table:table-cell table:formula="of:=[.I44]/[.$A44]" office:value-type="float" office:value="614.121643066406" calcext:value-type="float">
            <text:p>614.121643066406</text:p>
          </table:table-cell>
          <table:table-cell table:formula="of:=[.J44]/[.$A44]" office:value-type="float" office:value="436.760833740234" calcext:value-type="float">
            <text:p>436.760833740234</text:p>
          </table:table-cell>
          <table:table-cell table:formula="of:=([.I44]+[.G44]+[.E44])/([.J44]+[.H44]+[.F44])" office:value-type="float" office:value="1.40748577331535" calcext:value-type="float">
            <text:p>1.40748577331535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IF( [.A45]*64 &gt;= (1024 * 1024); COM.MICROSOFT.CONCAT(TEXT([.A45]*64/(1024*1024); &quot;0&quot;); &quot;MB&quot;); IF( [.A45]*64 &gt;= 1024; COM.MICROSOFT.CONCAT(TEXT([.A45]*64/(1024); &quot;0&quot;); &quot;KB&quot;);  COM.MICROSOFT.CONCAT(TEXT([.A45]*64; &quot;0&quot;); &quot;B&quot;)))" office:value-type="string" office:string-value="4MB" calcext:value-type="string">
            <text:p>4MB</text:p>
          </table:table-cell>
          <table:table-cell office:value-type="float" office:value="42117715" calcext:value-type="float">
            <text:p>42117715</text:p>
          </table:table-cell>
          <table:table-cell office:value-type="float" office:value="28936347" calcext:value-type="float">
            <text:p>28936347</text:p>
          </table:table-cell>
          <table:table-cell office:value-type="float" office:value="42308086" calcext:value-type="float">
            <text:p>42308086</text:p>
          </table:table-cell>
          <table:table-cell office:value-type="float" office:value="28936347" calcext:value-type="float">
            <text:p>28936347</text:p>
          </table:table-cell>
          <table:table-cell office:value-type="float" office:value="42308902" calcext:value-type="float">
            <text:p>42308902</text:p>
          </table:table-cell>
          <table:table-cell office:value-type="float" office:value="28936347" calcext:value-type="float">
            <text:p>28936347</text:p>
          </table:table-cell>
          <table:table-cell office:value-type="float" office:value="42313075" calcext:value-type="float">
            <text:p>42313075</text:p>
          </table:table-cell>
          <table:table-cell office:value-type="float" office:value="28936347" calcext:value-type="float">
            <text:p>28936347</text:p>
          </table:table-cell>
          <table:table-cell table:formula="of:=[.I45]/[.$A45]" office:value-type="float" office:value="645.646286010742" calcext:value-type="float">
            <text:p>645.646286010742</text:p>
          </table:table-cell>
          <table:table-cell table:formula="of:=[.J45]/[.$A45]" office:value-type="float" office:value="441.533615112305" calcext:value-type="float">
            <text:p>441.533615112305</text:p>
          </table:table-cell>
          <table:table-cell table:formula="of:=([.I45]+[.G45]+[.E45])/([.J45]+[.H45]+[.F45])" office:value-type="float" office:value="1.46217561601677" calcext:value-type="float">
            <text:p>1.46217561601677</text:p>
          </table:table-cell>
          <table:table-cell table:number-columns-repeated="4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IF( [.A46]*64 &gt;= (1024 * 1024); COM.MICROSOFT.CONCAT(TEXT([.A46]*64/(1024*1024); &quot;0&quot;); &quot;MB&quot;); IF( [.A46]*64 &gt;= 1024; COM.MICROSOFT.CONCAT(TEXT([.A46]*64/(1024); &quot;0&quot;); &quot;KB&quot;);  COM.MICROSOFT.CONCAT(TEXT([.A46]*64; &quot;0&quot;); &quot;B&quot;)))" office:value-type="string" office:string-value="8MB" calcext:value-type="string">
            <text:p>8MB</text:p>
          </table:table-cell>
          <table:table-cell office:value-type="float" office:value="88435402" calcext:value-type="float">
            <text:p>88435402</text:p>
          </table:table-cell>
          <table:table-cell office:value-type="float" office:value="59129613" calcext:value-type="float">
            <text:p>59129613</text:p>
          </table:table-cell>
          <table:table-cell office:value-type="float" office:value="88606100" calcext:value-type="float">
            <text:p>88606100</text:p>
          </table:table-cell>
          <table:table-cell office:value-type="float" office:value="59129613" calcext:value-type="float">
            <text:p>59129613</text:p>
          </table:table-cell>
          <table:table-cell office:value-type="float" office:value="88619969" calcext:value-type="float">
            <text:p>88619969</text:p>
          </table:table-cell>
          <table:table-cell office:value-type="float" office:value="59129613" calcext:value-type="float">
            <text:p>59129613</text:p>
          </table:table-cell>
          <table:table-cell office:value-type="float" office:value="88617582" calcext:value-type="float">
            <text:p>88617582</text:p>
          </table:table-cell>
          <table:table-cell office:value-type="float" office:value="59129613" calcext:value-type="float">
            <text:p>59129613</text:p>
          </table:table-cell>
          <table:table-cell table:formula="of:=[.I46]/[.$A46]" office:value-type="float" office:value="676.098495483398" calcext:value-type="float">
            <text:p>676.098495483398</text:p>
          </table:table-cell>
          <table:table-cell table:formula="of:=[.J46]/[.$A46]" office:value-type="float" office:value="451.123146057129" calcext:value-type="float">
            <text:p>451.123146057129</text:p>
          </table:table-cell>
          <table:table-cell table:formula="of:=([.I46]+[.G46]+[.E46])/([.J46]+[.H46]+[.F46])" office:value-type="float" office:value="1.49864925267367" calcext:value-type="float">
            <text:p>1.49864925267367</text:p>
          </table:table-cell>
          <table:table-cell table:number-columns-repeated="4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IF( [.A47]*64 &gt;= (1024 * 1024); COM.MICROSOFT.CONCAT(TEXT([.A47]*64/(1024*1024); &quot;0&quot;); &quot;MB&quot;); IF( [.A47]*64 &gt;= 1024; COM.MICROSOFT.CONCAT(TEXT([.A47]*64/(1024); &quot;0&quot;); &quot;KB&quot;);  COM.MICROSOFT.CONCAT(TEXT([.A47]*64; &quot;0&quot;); &quot;B&quot;)))" office:value-type="string" office:string-value="16MB" calcext:value-type="string">
            <text:p>16MB</text:p>
          </table:table-cell>
          <table:table-cell office:value-type="float" office:value="196409708" calcext:value-type="float">
            <text:p>196409708</text:p>
          </table:table-cell>
          <table:table-cell office:value-type="float" office:value="123258379" calcext:value-type="float">
            <text:p>123258379</text:p>
          </table:table-cell>
          <table:table-cell office:value-type="float" office:value="196529330" calcext:value-type="float">
            <text:p>196529330</text:p>
          </table:table-cell>
          <table:table-cell office:value-type="float" office:value="123259767" calcext:value-type="float">
            <text:p>123259767</text:p>
          </table:table-cell>
          <table:table-cell office:value-type="float" office:value="196506005" calcext:value-type="float">
            <text:p>196506005</text:p>
          </table:table-cell>
          <table:table-cell office:value-type="float" office:value="123258379" calcext:value-type="float">
            <text:p>123258379</text:p>
          </table:table-cell>
          <table:table-cell office:value-type="float" office:value="196525268" calcext:value-type="float">
            <text:p>196525268</text:p>
          </table:table-cell>
          <table:table-cell office:value-type="float" office:value="123259767" calcext:value-type="float">
            <text:p>123259767</text:p>
          </table:table-cell>
          <table:table-cell table:formula="of:=[.I47]/[.$A47]" office:value-type="float" office:value="749.68440246582" calcext:value-type="float">
            <text:p>749.68440246582</text:p>
          </table:table-cell>
          <table:table-cell table:formula="of:=[.J47]/[.$A47]" office:value-type="float" office:value="470.198696136475" calcext:value-type="float">
            <text:p>470.198696136475</text:p>
          </table:table-cell>
          <table:table-cell table:formula="of:=([.I47]+[.G47]+[.E47])/([.J47]+[.H47]+[.F47])" office:value-type="float" office:value="1.5943640284432" calcext:value-type="float">
            <text:p>1.5943640284432</text:p>
          </table:table-cell>
          <table:table-cell table:number-columns-repeated="4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IF( [.A48]*64 &gt;= (1024 * 1024); COM.MICROSOFT.CONCAT(TEXT([.A48]*64/(1024*1024); &quot;0&quot;); &quot;MB&quot;); IF( [.A48]*64 &gt;= 1024; COM.MICROSOFT.CONCAT(TEXT([.A48]*64/(1024); &quot;0&quot;); &quot;KB&quot;);  COM.MICROSOFT.CONCAT(TEXT([.A48]*64; &quot;0&quot;); &quot;B&quot;)))" office:value-type="string" office:string-value="32MB" calcext:value-type="string">
            <text:p>32MB</text:p>
          </table:table-cell>
          <table:table-cell office:value-type="float" office:value="468462890" calcext:value-type="float">
            <text:p>468462890</text:p>
          </table:table-cell>
          <table:table-cell office:value-type="float" office:value="266552843" calcext:value-type="float">
            <text:p>266552843</text:p>
          </table:table-cell>
          <table:table-cell office:value-type="float" office:value="468573076" calcext:value-type="float">
            <text:p>468573076</text:p>
          </table:table-cell>
          <table:table-cell office:value-type="float" office:value="266554231" calcext:value-type="float">
            <text:p>266554231</text:p>
          </table:table-cell>
          <table:table-cell office:value-type="float" office:value="468544021" calcext:value-type="float">
            <text:p>468544021</text:p>
          </table:table-cell>
          <table:table-cell office:value-type="float" office:value="266551455" calcext:value-type="float">
            <text:p>266551455</text:p>
          </table:table-cell>
          <table:table-cell office:value-type="float" office:value="468545021" calcext:value-type="float">
            <text:p>468545021</text:p>
          </table:table-cell>
          <table:table-cell office:value-type="float" office:value="266553124" calcext:value-type="float">
            <text:p>266553124</text:p>
          </table:table-cell>
          <table:table-cell table:formula="of:=[.I48]/[.$A48]" office:value-type="float" office:value="893.678705215454" calcext:value-type="float">
            <text:p>893.678705215454</text:p>
          </table:table-cell>
          <table:table-cell table:formula="of:=[.J48]/[.$A48]" office:value-type="float" office:value="508.409736633301" calcext:value-type="float">
            <text:p>508.409736633301</text:p>
          </table:table-cell>
          <table:table-cell table:formula="of:=([.I48]+[.G48]+[.E48])/([.J48]+[.H48]+[.F48])" office:value-type="float" office:value="1.75782733888719" calcext:value-type="float">
            <text:p>1.757827338887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11" table:number-rows-spanned="1">
            <text:p>Baseline</text:p>
          </table:table-cell>
          <table:covered-table-cell table:number-columns-repeated="9" table:style-name="ce26"/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1">
            <text:p>Iteration 1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2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3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4</text:p>
          </table:table-cell>
          <table:covered-table-cell table:style-name="ce26"/>
          <table:table-cell table:style-name="ce2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mcycle</text:p>
          </table:table-cell>
          <table:table-cell table:style-name="ce26" office:value-type="string" calcext:value-type="string">
            <text:p>minstret</text:p>
          </table:table-cell>
          <table:table-cell table:style-name="ce26" office:value-type="string" calcext:value-type="string">
            <text:p>Cycles/req</text:p>
          </table:table-cell>
          <table:table-cell table:style-name="ce26" office:value-type="string" calcext:value-type="string">
            <text:p>Inst/req</text:p>
          </table:table-cell>
          <table:table-cell table:style-name="ce26" office:value-type="string" calcext:value-type="string">
            <text:p>CPI</text:p>
          </table:table-cell>
          <table:table-cell table:style-name="ce26" office:value-type="string" calcext:value-type="string">
            <text:p>Cycles diff</text:p>
          </table:table-cell>
          <table:table-cell table:style-name="ce26" office:value-type="string" calcext:value-type="string">
            <text:p>Overhead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 [.A52]*64 &gt;= (1024 * 1024); COM.MICROSOFT.CONCAT(TEXT([.A52]*64/(1024*1024); &quot;0&quot;); &quot;MB&quot;); IF( [.A52]*64 &gt;= 1024; COM.MICROSOFT.CONCAT(TEXT([.A52]*64/(1024); &quot;0&quot;); &quot;KB&quot;);  COM.MICROSOFT.CONCAT(TEXT([.A52]*64; &quot;0&quot;); &quot;B&quot;)))" office:value-type="string" office:string-value="8KB" calcext:value-type="string">
            <text:p>8KB</text:p>
          </table:table-cell>
          <table:table-cell office:value-type="float" office:value="68847" calcext:value-type="float">
            <text:p>68847</text:p>
          </table:table-cell>
          <table:table-cell office:value-type="float" office:value="54272" calcext:value-type="float">
            <text:p>54272</text:p>
          </table:table-cell>
          <table:table-cell office:value-type="float" office:value="67353" calcext:value-type="float">
            <text:p>67353</text:p>
          </table:table-cell>
          <table:table-cell office:value-type="float" office:value="54272" calcext:value-type="float">
            <text:p>54272</text:p>
          </table:table-cell>
          <table:table-cell office:value-type="float" office:value="67085" calcext:value-type="float">
            <text:p>67085</text:p>
          </table:table-cell>
          <table:table-cell office:value-type="float" office:value="54272" calcext:value-type="float">
            <text:p>54272</text:p>
          </table:table-cell>
          <table:table-cell office:value-type="float" office:value="67342" calcext:value-type="float">
            <text:p>67342</text:p>
          </table:table-cell>
          <table:table-cell office:value-type="float" office:value="54272" calcext:value-type="float">
            <text:p>54272</text:p>
          </table:table-cell>
          <table:table-cell table:formula="of:=[.I52]/[.$A52]" office:value-type="float" office:value="526.109375" calcext:value-type="float">
            <text:p>526.109375</text:p>
          </table:table-cell>
          <table:table-cell table:formula="of:=[.J52]/[.$A52]" office:value-type="float" office:value="424" calcext:value-type="float">
            <text:p>424</text:p>
          </table:table-cell>
          <table:table-cell table:formula="of:=([.I52]+[.G52]+[.E52])/([.J52]+[.H52]+[.F52])" office:value-type="float" office:value="1.23931308962264" calcext:value-type="float">
            <text:p>1.23931308962264</text:p>
          </table:table-cell>
          <table:table-cell table:formula="of:=[.K36]-[.K52]" office:value-type="float" office:value="8.84375" calcext:value-type="float">
            <text:p>8.84375</text:p>
          </table:table-cell>
          <table:table-cell table:formula="of:=([.K36] - [.K52])*100/([.K52])" office:value-type="float" office:value="1.6809717561106" calcext:value-type="float">
            <text:p>1.680971756110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 [.A53]*64 &gt;= (1024 * 1024); COM.MICROSOFT.CONCAT(TEXT([.A53]*64/(1024*1024); &quot;0&quot;); &quot;MB&quot;); IF( [.A53]*64 &gt;= 1024; COM.MICROSOFT.CONCAT(TEXT([.A53]*64/(1024); &quot;0&quot;); &quot;KB&quot;);  COM.MICROSOFT.CONCAT(TEXT([.A53]*64; &quot;0&quot;); &quot;B&quot;)))" office:value-type="string" office:string-value="16KB" calcext:value-type="string">
            <text:p>16KB</text:p>
          </table:table-cell>
          <table:table-cell office:value-type="float" office:value="145040" calcext:value-type="float">
            <text:p>145040</text:p>
          </table:table-cell>
          <table:table-cell office:value-type="float" office:value="108563" calcext:value-type="float">
            <text:p>108563</text:p>
          </table:table-cell>
          <table:table-cell office:value-type="float" office:value="142116" calcext:value-type="float">
            <text:p>142116</text:p>
          </table:table-cell>
          <table:table-cell office:value-type="float" office:value="108563" calcext:value-type="float">
            <text:p>108563</text:p>
          </table:table-cell>
          <table:table-cell office:value-type="float" office:value="141316" calcext:value-type="float">
            <text:p>141316</text:p>
          </table:table-cell>
          <table:table-cell office:value-type="float" office:value="108563" calcext:value-type="float">
            <text:p>108563</text:p>
          </table:table-cell>
          <table:table-cell office:value-type="float" office:value="140442" calcext:value-type="float">
            <text:p>140442</text:p>
          </table:table-cell>
          <table:table-cell office:value-type="float" office:value="108563" calcext:value-type="float">
            <text:p>108563</text:p>
          </table:table-cell>
          <table:table-cell table:formula="of:=[.I53]/[.$A53]" office:value-type="float" office:value="548.6015625" calcext:value-type="float">
            <text:p>548.6015625</text:p>
          </table:table-cell>
          <table:table-cell table:formula="of:=[.J53]/[.$A53]" office:value-type="float" office:value="424.07421875" calcext:value-type="float">
            <text:p>424.07421875</text:p>
          </table:table-cell>
          <table:table-cell table:formula="of:=([.I53]+[.G53]+[.E53])/([.J53]+[.H53]+[.F53])" office:value-type="float" office:value="1.30146857892038" calcext:value-type="float">
            <text:p>1.30146857892038</text:p>
          </table:table-cell>
          <table:table-cell table:formula="of:=[.K37]-[.K53]" office:value-type="float" office:value="7.78515625" calcext:value-type="float">
            <text:p>7.78515625</text:p>
          </table:table-cell>
          <table:table-cell table:formula="of:=([.K37] - [.K53])*100/([.K53])" office:value-type="float" office:value="1.41909115506757" calcext:value-type="float">
            <text:p>1.4190911550675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 [.A54]*64 &gt;= (1024 * 1024); COM.MICROSOFT.CONCAT(TEXT([.A54]*64/(1024*1024); &quot;0&quot;); &quot;MB&quot;); IF( [.A54]*64 &gt;= 1024; COM.MICROSOFT.CONCAT(TEXT([.A54]*64/(1024); &quot;0&quot;); &quot;KB&quot;);  COM.MICROSOFT.CONCAT(TEXT([.A54]*64; &quot;0&quot;); &quot;B&quot;)))" office:value-type="string" office:string-value="32KB" calcext:value-type="string">
            <text:p>32KB</text:p>
          </table:table-cell>
          <table:table-cell office:value-type="float" office:value="295159" calcext:value-type="float">
            <text:p>295159</text:p>
          </table:table-cell>
          <table:table-cell office:value-type="float" office:value="217126" calcext:value-type="float">
            <text:p>217126</text:p>
          </table:table-cell>
          <table:table-cell office:value-type="float" office:value="289632" calcext:value-type="float">
            <text:p>289632</text:p>
          </table:table-cell>
          <table:table-cell office:value-type="float" office:value="217126" calcext:value-type="float">
            <text:p>217126</text:p>
          </table:table-cell>
          <table:table-cell office:value-type="float" office:value="289700" calcext:value-type="float">
            <text:p>289700</text:p>
          </table:table-cell>
          <table:table-cell office:value-type="float" office:value="217126" calcext:value-type="float">
            <text:p>217126</text:p>
          </table:table-cell>
          <table:table-cell office:value-type="float" office:value="289224" calcext:value-type="float">
            <text:p>289224</text:p>
          </table:table-cell>
          <table:table-cell office:value-type="float" office:value="217126" calcext:value-type="float">
            <text:p>217126</text:p>
          </table:table-cell>
          <table:table-cell table:formula="of:=[.I54]/[.$A54]" office:value-type="float" office:value="564.890625" calcext:value-type="float">
            <text:p>564.890625</text:p>
          </table:table-cell>
          <table:table-cell table:formula="of:=[.J54]/[.$A54]" office:value-type="float" office:value="424.07421875" calcext:value-type="float">
            <text:p>424.07421875</text:p>
          </table:table-cell>
          <table:table-cell table:formula="of:=([.I54]+[.G54]+[.E54])/([.J54]+[.H54]+[.F54])" office:value-type="float" office:value="1.33341316409212" calcext:value-type="float">
            <text:p>1.33341316409212</text:p>
          </table:table-cell>
          <table:table-cell table:formula="of:=[.K38]-[.K54]" office:value-type="float" office:value="4.861328125" calcext:value-type="float">
            <text:p>4.861328125</text:p>
          </table:table-cell>
          <table:table-cell table:formula="of:=([.K38] - [.K54])*100/([.K54])" office:value-type="float" office:value="0.860578651840788" calcext:value-type="float">
            <text:p>0.86057865184078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IF( [.A55]*64 &gt;= (1024 * 1024); COM.MICROSOFT.CONCAT(TEXT([.A55]*64/(1024*1024); &quot;0&quot;); &quot;MB&quot;); IF( [.A55]*64 &gt;= 1024; COM.MICROSOFT.CONCAT(TEXT([.A55]*64/(1024); &quot;0&quot;); &quot;KB&quot;);  COM.MICROSOFT.CONCAT(TEXT([.A55]*64; &quot;0&quot;); &quot;B&quot;)))" office:value-type="string" office:string-value="64KB" calcext:value-type="string">
            <text:p>64KB</text:p>
          </table:table-cell>
          <table:table-cell office:value-type="float" office:value="595072" calcext:value-type="float">
            <text:p>595072</text:p>
          </table:table-cell>
          <table:table-cell office:value-type="float" office:value="434328" calcext:value-type="float">
            <text:p>434328</text:p>
          </table:table-cell>
          <table:table-cell office:value-type="float" office:value="591364" calcext:value-type="float">
            <text:p>591364</text:p>
          </table:table-cell>
          <table:table-cell office:value-type="float" office:value="434328" calcext:value-type="float">
            <text:p>434328</text:p>
          </table:table-cell>
          <table:table-cell office:value-type="float" office:value="589610" calcext:value-type="float">
            <text:p>589610</text:p>
          </table:table-cell>
          <table:table-cell office:value-type="float" office:value="434328" calcext:value-type="float">
            <text:p>434328</text:p>
          </table:table-cell>
          <table:table-cell office:value-type="float" office:value="588896" calcext:value-type="float">
            <text:p>588896</text:p>
          </table:table-cell>
          <table:table-cell office:value-type="float" office:value="434328" calcext:value-type="float">
            <text:p>434328</text:p>
          </table:table-cell>
          <table:table-cell table:formula="of:=[.I55]/[.$A55]" office:value-type="float" office:value="575.09375" calcext:value-type="float">
            <text:p>575.09375</text:p>
          </table:table-cell>
          <table:table-cell table:formula="of:=[.J55]/[.$A55]" office:value-type="float" office:value="424.1484375" calcext:value-type="float">
            <text:p>424.1484375</text:p>
          </table:table-cell>
          <table:table-cell table:formula="of:=([.I55]+[.G55]+[.E55])/([.J55]+[.H55]+[.F55])" office:value-type="float" office:value="1.35832059334574" calcext:value-type="float">
            <text:p>1.35832059334574</text:p>
          </table:table-cell>
          <table:table-cell table:formula="of:=[.K39]-[.K55]" office:value-type="float" office:value="1.947265625" calcext:value-type="float">
            <text:p>1.947265625</text:p>
          </table:table-cell>
          <table:table-cell table:formula="of:=([.K39] - [.K55])*100/([.K55])" office:value-type="float" office:value="0.338599684833994" calcext:value-type="float">
            <text:p>0.338599684833994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IF( [.A56]*64 &gt;= (1024 * 1024); COM.MICROSOFT.CONCAT(TEXT([.A56]*64/(1024*1024); &quot;0&quot;); &quot;MB&quot;); IF( [.A56]*64 &gt;= 1024; COM.MICROSOFT.CONCAT(TEXT([.A56]*64/(1024); &quot;0&quot;); &quot;KB&quot;);  COM.MICROSOFT.CONCAT(TEXT([.A56]*64; &quot;0&quot;); &quot;B&quot;)))" office:value-type="string" office:string-value="128KB" calcext:value-type="string">
            <text:p>128KB</text:p>
          </table:table-cell>
          <table:table-cell office:value-type="float" office:value="1180577" calcext:value-type="float">
            <text:p>1180577</text:p>
          </table:table-cell>
          <table:table-cell office:value-type="float" office:value="869164" calcext:value-type="float">
            <text:p>869164</text:p>
          </table:table-cell>
          <table:table-cell office:value-type="float" office:value="1172683" calcext:value-type="float">
            <text:p>1172683</text:p>
          </table:table-cell>
          <table:table-cell office:value-type="float" office:value="869164" calcext:value-type="float">
            <text:p>869164</text:p>
          </table:table-cell>
          <table:table-cell office:value-type="float" office:value="1172939" calcext:value-type="float">
            <text:p>1172939</text:p>
          </table:table-cell>
          <table:table-cell office:value-type="float" office:value="869164" calcext:value-type="float">
            <text:p>869164</text:p>
          </table:table-cell>
          <table:table-cell office:value-type="float" office:value="1171572" calcext:value-type="float">
            <text:p>1171572</text:p>
          </table:table-cell>
          <table:table-cell office:value-type="float" office:value="869164" calcext:value-type="float">
            <text:p>869164</text:p>
          </table:table-cell>
          <table:table-cell table:formula="of:=[.I56]/[.$A56]" office:value-type="float" office:value="572.056640625" calcext:value-type="float">
            <text:p>572.056640625</text:p>
          </table:table-cell>
          <table:table-cell table:formula="of:=[.J56]/[.$A56]" office:value-type="float" office:value="424.396484375" calcext:value-type="float">
            <text:p>424.396484375</text:p>
          </table:table-cell>
          <table:table-cell table:formula="of:=([.I56]+[.G56]+[.E56])/([.J56]+[.H56]+[.F56])" office:value-type="float" office:value="1.3488800732658" calcext:value-type="float">
            <text:p>1.3488800732658</text:p>
          </table:table-cell>
          <table:table-cell table:formula="of:=[.K40]-[.K56]" office:value-type="float" office:value="5.3583984375" calcext:value-type="float">
            <text:p>5.3583984375</text:p>
          </table:table-cell>
          <table:table-cell table:formula="of:=([.K40] - [.K56])*100/([.K56])" office:value-type="float" office:value="0.936690190615686" calcext:value-type="float">
            <text:p>0.936690190615686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IF( [.A57]*64 &gt;= (1024 * 1024); COM.MICROSOFT.CONCAT(TEXT([.A57]*64/(1024*1024); &quot;0&quot;); &quot;MB&quot;); IF( [.A57]*64 &gt;= 1024; COM.MICROSOFT.CONCAT(TEXT([.A57]*64/(1024); &quot;0&quot;); &quot;KB&quot;);  COM.MICROSOFT.CONCAT(TEXT([.A57]*64; &quot;0&quot;); &quot;B&quot;)))" office:value-type="string" office:string-value="256KB" calcext:value-type="string">
            <text:p>256KB</text:p>
          </table:table-cell>
          <table:table-cell office:value-type="float" office:value="2357409" calcext:value-type="float">
            <text:p>2357409</text:p>
          </table:table-cell>
          <table:table-cell office:value-type="float" office:value="1739482" calcext:value-type="float">
            <text:p>1739482</text:p>
          </table:table-cell>
          <table:table-cell office:value-type="float" office:value="2347688" calcext:value-type="float">
            <text:p>2347688</text:p>
          </table:table-cell>
          <table:table-cell office:value-type="float" office:value="1739482" calcext:value-type="float">
            <text:p>1739482</text:p>
          </table:table-cell>
          <table:table-cell office:value-type="float" office:value="2346744" calcext:value-type="float">
            <text:p>2346744</text:p>
          </table:table-cell>
          <table:table-cell office:value-type="float" office:value="1739482" calcext:value-type="float">
            <text:p>1739482</text:p>
          </table:table-cell>
          <table:table-cell office:value-type="float" office:value="2347039" calcext:value-type="float">
            <text:p>2347039</text:p>
          </table:table-cell>
          <table:table-cell office:value-type="float" office:value="1739482" calcext:value-type="float">
            <text:p>1739482</text:p>
          </table:table-cell>
          <table:table-cell table:formula="of:=[.I57]/[.$A57]" office:value-type="float" office:value="573.007568359375" calcext:value-type="float">
            <text:p>573.007568359375</text:p>
          </table:table-cell>
          <table:table-cell table:formula="of:=[.J57]/[.$A57]" office:value-type="float" office:value="424.67822265625" calcext:value-type="float">
            <text:p>424.67822265625</text:p>
          </table:table-cell>
          <table:table-cell table:formula="of:=([.I57]+[.G57]+[.E57])/([.J57]+[.H57]+[.F57])" office:value-type="float" office:value="1.34934250541253" calcext:value-type="float">
            <text:p>1.34934250541253</text:p>
          </table:table-cell>
          <table:table-cell table:formula="of:=[.K41]-[.K57]" office:value-type="float" office:value="15.8974609375" calcext:value-type="float">
            <text:p>15.8974609375</text:p>
          </table:table-cell>
          <table:table-cell table:formula="of:=([.K41] - [.K57])*100/([.K57])" office:value-type="float" office:value="2.77438934759925" calcext:value-type="float">
            <text:p>2.77438934759925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IF( [.A58]*64 &gt;= (1024 * 1024); COM.MICROSOFT.CONCAT(TEXT([.A58]*64/(1024*1024); &quot;0&quot;); &quot;MB&quot;); IF( [.A58]*64 &gt;= 1024; COM.MICROSOFT.CONCAT(TEXT([.A58]*64/(1024); &quot;0&quot;); &quot;KB&quot;);  COM.MICROSOFT.CONCAT(TEXT([.A58]*64; &quot;0&quot;); &quot;B&quot;)))" office:value-type="string" office:string-value="512KB" calcext:value-type="string">
            <text:p>512KB</text:p>
          </table:table-cell>
          <table:table-cell office:value-type="float" office:value="4739041" calcext:value-type="float">
            <text:p>4739041</text:p>
          </table:table-cell>
          <table:table-cell office:value-type="float" office:value="3483087" calcext:value-type="float">
            <text:p>3483087</text:p>
          </table:table-cell>
          <table:table-cell office:value-type="float" office:value="4714826" calcext:value-type="float">
            <text:p>4714826</text:p>
          </table:table-cell>
          <table:table-cell office:value-type="float" office:value="3483087" calcext:value-type="float">
            <text:p>3483087</text:p>
          </table:table-cell>
          <table:table-cell office:value-type="float" office:value="4710847" calcext:value-type="float">
            <text:p>4710847</text:p>
          </table:table-cell>
          <table:table-cell office:value-type="float" office:value="3483087" calcext:value-type="float">
            <text:p>3483087</text:p>
          </table:table-cell>
          <table:table-cell office:value-type="float" office:value="4710106" calcext:value-type="float">
            <text:p>4710106</text:p>
          </table:table-cell>
          <table:table-cell office:value-type="float" office:value="3483087" calcext:value-type="float">
            <text:p>3483087</text:p>
          </table:table-cell>
          <table:table-cell table:formula="of:=[.I58]/[.$A58]" office:value-type="float" office:value="574.964111328125" calcext:value-type="float">
            <text:p>574.964111328125</text:p>
          </table:table-cell>
          <table:table-cell table:formula="of:=[.J58]/[.$A58]" office:value-type="float" office:value="425.181518554688" calcext:value-type="float">
            <text:p>425.181518554688</text:p>
          </table:table-cell>
          <table:table-cell table:formula="of:=([.I58]+[.G58]+[.E58])/([.J58]+[.H58]+[.F58])" office:value-type="float" office:value="1.35280179143769" calcext:value-type="float">
            <text:p>1.35280179143769</text:p>
          </table:table-cell>
          <table:table-cell table:formula="of:=[.K42]-[.K58]" office:value-type="float" office:value="14.8717041015625" calcext:value-type="float">
            <text:p>14.8717041015625</text:p>
          </table:table-cell>
          <table:table-cell table:formula="of:=([.K42] - [.K58])*100/([.K58])" office:value-type="float" office:value="2.58654476141301" calcext:value-type="float">
            <text:p>2.58654476141301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IF( [.A59]*64 &gt;= (1024 * 1024); COM.MICROSOFT.CONCAT(TEXT([.A59]*64/(1024*1024); &quot;0&quot;); &quot;MB&quot;); IF( [.A59]*64 &gt;= 1024; COM.MICROSOFT.CONCAT(TEXT([.A59]*64/(1024); &quot;0&quot;); &quot;KB&quot;);  COM.MICROSOFT.CONCAT(TEXT([.A59]*64; &quot;0&quot;); &quot;B&quot;)))" office:value-type="string" office:string-value="1MB" calcext:value-type="string">
            <text:p>1MB</text:p>
          </table:table-cell>
          <table:table-cell office:value-type="float" office:value="9594675" calcext:value-type="float">
            <text:p>9594675</text:p>
          </table:table-cell>
          <table:table-cell office:value-type="float" office:value="6984951" calcext:value-type="float">
            <text:p>6984951</text:p>
          </table:table-cell>
          <table:table-cell office:value-type="float" office:value="9537662" calcext:value-type="float">
            <text:p>9537662</text:p>
          </table:table-cell>
          <table:table-cell office:value-type="float" office:value="6984951" calcext:value-type="float">
            <text:p>6984951</text:p>
          </table:table-cell>
          <table:table-cell office:value-type="float" office:value="9509288" calcext:value-type="float">
            <text:p>9509288</text:p>
          </table:table-cell>
          <table:table-cell office:value-type="float" office:value="6984951" calcext:value-type="float">
            <text:p>6984951</text:p>
          </table:table-cell>
          <table:table-cell office:value-type="float" office:value="9497446" calcext:value-type="float">
            <text:p>9497446</text:p>
          </table:table-cell>
          <table:table-cell office:value-type="float" office:value="6984951" calcext:value-type="float">
            <text:p>6984951</text:p>
          </table:table-cell>
          <table:table-cell table:formula="of:=[.I59]/[.$A59]" office:value-type="float" office:value="579.678100585938" calcext:value-type="float">
            <text:p>579.678100585938</text:p>
          </table:table-cell>
          <table:table-cell table:formula="of:=[.J59]/[.$A59]" office:value-type="float" office:value="426.327575683594" calcext:value-type="float">
            <text:p>426.327575683594</text:p>
          </table:table-cell>
          <table:table-cell table:formula="of:=([.I59]+[.G59]+[.E59])/([.J59]+[.H59]+[.F59])" office:value-type="float" office:value="1.36218545651454" calcext:value-type="float">
            <text:p>1.36218545651454</text:p>
          </table:table-cell>
          <table:table-cell table:formula="of:=[.K43]-[.K59]" office:value-type="float" office:value="13.7212524414063" calcext:value-type="float">
            <text:p>13.7212524414063</text:p>
          </table:table-cell>
          <table:table-cell table:formula="of:=([.K43] - [.K59])*100/([.K59])" office:value-type="float" office:value="2.36704688818447" calcext:value-type="float">
            <text:p>2.36704688818447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IF( [.A60]*64 &gt;= (1024 * 1024); COM.MICROSOFT.CONCAT(TEXT([.A60]*64/(1024*1024); &quot;0&quot;); &quot;MB&quot;); IF( [.A60]*64 &gt;= 1024; COM.MICROSOFT.CONCAT(TEXT([.A60]*64/(1024); &quot;0&quot;); &quot;KB&quot;);  COM.MICROSOFT.CONCAT(TEXT([.A60]*64; &quot;0&quot;); &quot;B&quot;)))" office:value-type="string" office:string-value="2MB" calcext:value-type="string">
            <text:p>2MB</text:p>
          </table:table-cell>
          <table:table-cell office:value-type="float" office:value="19811843" calcext:value-type="float">
            <text:p>19811843</text:p>
          </table:table-cell>
          <table:table-cell office:value-type="float" office:value="14049635" calcext:value-type="float">
            <text:p>14049635</text:p>
          </table:table-cell>
          <table:table-cell office:value-type="float" office:value="19827499" calcext:value-type="float">
            <text:p>19827499</text:p>
          </table:table-cell>
          <table:table-cell office:value-type="float" office:value="14049635" calcext:value-type="float">
            <text:p>14049635</text:p>
          </table:table-cell>
          <table:table-cell office:value-type="float" office:value="19794641" calcext:value-type="float">
            <text:p>19794641</text:p>
          </table:table-cell>
          <table:table-cell office:value-type="float" office:value="14049635" calcext:value-type="float">
            <text:p>14049635</text:p>
          </table:table-cell>
          <table:table-cell office:value-type="float" office:value="19773421" calcext:value-type="float">
            <text:p>19773421</text:p>
          </table:table-cell>
          <table:table-cell office:value-type="float" office:value="14049635" calcext:value-type="float">
            <text:p>14049635</text:p>
          </table:table-cell>
          <table:table-cell table:formula="of:=[.I60]/[.$A60]" office:value-type="float" office:value="603.436920166016" calcext:value-type="float">
            <text:p>603.436920166016</text:p>
          </table:table-cell>
          <table:table-cell table:formula="of:=[.J60]/[.$A60]" office:value-type="float" office:value="428.760833740234" calcext:value-type="float">
            <text:p>428.760833740234</text:p>
          </table:table-cell>
          <table:table-cell table:formula="of:=([.I60]+[.G60]+[.E60])/([.J60]+[.H60]+[.F60])" office:value-type="float" office:value="1.40918396337936" calcext:value-type="float">
            <text:p>1.40918396337936</text:p>
          </table:table-cell>
          <table:table-cell table:formula="of:=[.K44]-[.K60]" office:value-type="float" office:value="10.6847229003906" calcext:value-type="float">
            <text:p>10.6847229003906</text:p>
          </table:table-cell>
          <table:table-cell table:formula="of:=([.K44] - [.K60])*100/([.K60])" office:value-type="float" office:value="1.7706445435011" calcext:value-type="float">
            <text:p>1.7706445435011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IF( [.A61]*64 &gt;= (1024 * 1024); COM.MICROSOFT.CONCAT(TEXT([.A61]*64/(1024*1024); &quot;0&quot;); &quot;MB&quot;); IF( [.A61]*64 &gt;= 1024; COM.MICROSOFT.CONCAT(TEXT([.A61]*64/(1024); &quot;0&quot;); &quot;KB&quot;);  COM.MICROSOFT.CONCAT(TEXT([.A61]*64; &quot;0&quot;); &quot;B&quot;)))" office:value-type="string" office:string-value="4MB" calcext:value-type="string">
            <text:p>4MB</text:p>
          </table:table-cell>
          <table:table-cell office:value-type="float" office:value="41759842" calcext:value-type="float">
            <text:p>41759842</text:p>
          </table:table-cell>
          <table:table-cell office:value-type="float" office:value="28412059" calcext:value-type="float">
            <text:p>28412059</text:p>
          </table:table-cell>
          <table:table-cell office:value-type="float" office:value="41983957" calcext:value-type="float">
            <text:p>41983957</text:p>
          </table:table-cell>
          <table:table-cell office:value-type="float" office:value="28412059" calcext:value-type="float">
            <text:p>28412059</text:p>
          </table:table-cell>
          <table:table-cell office:value-type="float" office:value="41987053" calcext:value-type="float">
            <text:p>41987053</text:p>
          </table:table-cell>
          <table:table-cell office:value-type="float" office:value="28412059" calcext:value-type="float">
            <text:p>28412059</text:p>
          </table:table-cell>
          <table:table-cell office:value-type="float" office:value="41985730" calcext:value-type="float">
            <text:p>41985730</text:p>
          </table:table-cell>
          <table:table-cell office:value-type="float" office:value="28412059" calcext:value-type="float">
            <text:p>28412059</text:p>
          </table:table-cell>
          <table:table-cell table:formula="of:=[.I61]/[.$A61]" office:value-type="float" office:value="640.651397705078" calcext:value-type="float">
            <text:p>640.651397705078</text:p>
          </table:table-cell>
          <table:table-cell table:formula="of:=[.J61]/[.$A61]" office:value-type="float" office:value="433.533615112305" calcext:value-type="float">
            <text:p>433.533615112305</text:p>
          </table:table-cell>
          <table:table-cell table:formula="of:=([.I61]+[.G61]+[.E61])/([.J61]+[.H61]+[.F61])" office:value-type="float" office:value="1.47773802665974" calcext:value-type="float">
            <text:p>1.47773802665974</text:p>
          </table:table-cell>
          <table:table-cell table:formula="of:=[.K45]-[.K61]" office:value-type="float" office:value="4.99488830566406" calcext:value-type="float">
            <text:p>4.99488830566406</text:p>
          </table:table-cell>
          <table:table-cell table:formula="of:=([.K45] - [.K61])*100/([.K61])" office:value-type="float" office:value="0.779657755146808" calcext:value-type="float">
            <text:p>0.779657755146808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IF( [.A62]*64 &gt;= (1024 * 1024); COM.MICROSOFT.CONCAT(TEXT([.A62]*64/(1024*1024); &quot;0&quot;); &quot;MB&quot;); IF( [.A62]*64 &gt;= 1024; COM.MICROSOFT.CONCAT(TEXT([.A62]*64/(1024); &quot;0&quot;); &quot;KB&quot;);  COM.MICROSOFT.CONCAT(TEXT([.A62]*64; &quot;0&quot;); &quot;B&quot;)))" office:value-type="string" office:string-value="8MB" calcext:value-type="string">
            <text:p>8MB</text:p>
          </table:table-cell>
          <table:table-cell office:value-type="float" office:value="90069510" calcext:value-type="float">
            <text:p>90069510</text:p>
          </table:table-cell>
          <table:table-cell office:value-type="float" office:value="58081037" calcext:value-type="float">
            <text:p>58081037</text:p>
          </table:table-cell>
          <table:table-cell office:value-type="float" office:value="90190595" calcext:value-type="float">
            <text:p>90190595</text:p>
          </table:table-cell>
          <table:table-cell office:value-type="float" office:value="58081037" calcext:value-type="float">
            <text:p>58081037</text:p>
          </table:table-cell>
          <table:table-cell office:value-type="float" office:value="90197969" calcext:value-type="float">
            <text:p>90197969</text:p>
          </table:table-cell>
          <table:table-cell office:value-type="float" office:value="58081037" calcext:value-type="float">
            <text:p>58081037</text:p>
          </table:table-cell>
          <table:table-cell office:value-type="float" office:value="90208174" calcext:value-type="float">
            <text:p>90208174</text:p>
          </table:table-cell>
          <table:table-cell office:value-type="float" office:value="58082417" calcext:value-type="float">
            <text:p>58082417</text:p>
          </table:table-cell>
          <table:table-cell table:formula="of:=[.I62]/[.$A62]" office:value-type="float" office:value="688.233749389648" calcext:value-type="float">
            <text:p>688.233749389648</text:p>
          </table:table-cell>
          <table:table-cell table:formula="of:=[.J62]/[.$A62]" office:value-type="float" office:value="443.133674621582" calcext:value-type="float">
            <text:p>443.133674621582</text:p>
          </table:table-cell>
          <table:table-cell table:formula="of:=([.I62]+[.G62]+[.E62])/([.J62]+[.H62]+[.F62])" office:value-type="float" office:value="1.55297155420541" calcext:value-type="float">
            <text:p>1.55297155420541</text:p>
          </table:table-cell>
          <table:table-cell table:formula="of:=[.K46]-[.K62]" office:value-type="float" office:value="-12.13525390625" calcext:value-type="float">
            <text:p>-12.13525390625</text:p>
          </table:table-cell>
          <table:table-cell table:formula="of:=([.K46] - [.K62])*100/([.K62])" office:value-type="float" office:value="-1.76324597813054" calcext:value-type="float">
            <text:p>-1.76324597813054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IF( [.A63]*64 &gt;= (1024 * 1024); COM.MICROSOFT.CONCAT(TEXT([.A63]*64/(1024*1024); &quot;0&quot;); &quot;MB&quot;); IF( [.A63]*64 &gt;= 1024; COM.MICROSOFT.CONCAT(TEXT([.A63]*64/(1024); &quot;0&quot;); &quot;KB&quot;);  COM.MICROSOFT.CONCAT(TEXT([.A63]*64; &quot;0&quot;); &quot;B&quot;)))" office:value-type="string" office:string-value="16MB" calcext:value-type="string">
            <text:p>16MB</text:p>
          </table:table-cell>
          <table:table-cell office:value-type="float" office:value="207652810" calcext:value-type="float">
            <text:p>207652810</text:p>
          </table:table-cell>
          <table:table-cell office:value-type="float" office:value="121161227" calcext:value-type="float">
            <text:p>121161227</text:p>
          </table:table-cell>
          <table:table-cell office:value-type="float" office:value="207789135" calcext:value-type="float">
            <text:p>207789135</text:p>
          </table:table-cell>
          <table:table-cell office:value-type="float" office:value="121162607" calcext:value-type="float">
            <text:p>121162607</text:p>
          </table:table-cell>
          <table:table-cell office:value-type="float" office:value="207780468" calcext:value-type="float">
            <text:p>207780468</text:p>
          </table:table-cell>
          <table:table-cell office:value-type="float" office:value="121161227" calcext:value-type="float">
            <text:p>121161227</text:p>
          </table:table-cell>
          <table:table-cell office:value-type="float" office:value="207746576" calcext:value-type="float">
            <text:p>207746576</text:p>
          </table:table-cell>
          <table:table-cell office:value-type="float" office:value="121162607" calcext:value-type="float">
            <text:p>121162607</text:p>
          </table:table-cell>
          <table:table-cell table:formula="of:=[.I63]/[.$A63]" office:value-type="float" office:value="792.490295410156" calcext:value-type="float">
            <text:p>792.490295410156</text:p>
          </table:table-cell>
          <table:table-cell table:formula="of:=[.J63]/[.$A63]" office:value-type="float" office:value="462.198665618897" calcext:value-type="float">
            <text:p>462.198665618897</text:p>
          </table:table-cell>
          <table:table-cell table:formula="of:=([.I63]+[.G63]+[.E63])/([.J63]+[.H63]+[.F63])" office:value-type="float" office:value="1.71482649334917" calcext:value-type="float">
            <text:p>1.71482649334917</text:p>
          </table:table-cell>
          <table:table-cell table:formula="of:=[.K47]-[.K63]" office:value-type="float" office:value="-42.8058929443359" calcext:value-type="float">
            <text:p>-42.8058929443359</text:p>
          </table:table-cell>
          <table:table-cell table:formula="of:=([.K47] - [.K63])*100/([.K63])" office:value-type="float" office:value="-5.40144064757053" calcext:value-type="float">
            <text:p>-5.40144064757053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IF( [.A64]*64 &gt;= (1024 * 1024); COM.MICROSOFT.CONCAT(TEXT([.A64]*64/(1024*1024); &quot;0&quot;); &quot;MB&quot;); IF( [.A64]*64 &gt;= 1024; COM.MICROSOFT.CONCAT(TEXT([.A64]*64/(1024); &quot;0&quot;); &quot;KB&quot;);  COM.MICROSOFT.CONCAT(TEXT([.A64]*64; &quot;0&quot;); &quot;B&quot;)))" office:value-type="string" office:string-value="32MB" calcext:value-type="string">
            <text:p>32MB</text:p>
          </table:table-cell>
          <table:table-cell office:value-type="float" office:value="526422211" calcext:value-type="float">
            <text:p>526422211</text:p>
          </table:table-cell>
          <table:table-cell office:value-type="float" office:value="262358531" calcext:value-type="float">
            <text:p>262358531</text:p>
          </table:table-cell>
          <table:table-cell office:value-type="float" office:value="526588465" calcext:value-type="float">
            <text:p>526588465</text:p>
          </table:table-cell>
          <table:table-cell office:value-type="float" office:value="262358531" calcext:value-type="float">
            <text:p>262358531</text:p>
          </table:table-cell>
          <table:table-cell office:value-type="float" office:value="526626053" calcext:value-type="float">
            <text:p>526626053</text:p>
          </table:table-cell>
          <table:table-cell office:value-type="float" office:value="262358531" calcext:value-type="float">
            <text:p>262358531</text:p>
          </table:table-cell>
          <table:table-cell office:value-type="float" office:value="526547626" calcext:value-type="float">
            <text:p>526547626</text:p>
          </table:table-cell>
          <table:table-cell office:value-type="float" office:value="262358839" calcext:value-type="float">
            <text:p>262358839</text:p>
          </table:table-cell>
          <table:table-cell table:formula="of:=[.I64]/[.$A64]" office:value-type="float" office:value="1004.30989456177" calcext:value-type="float">
            <text:p>1004.30989456177</text:p>
          </table:table-cell>
          <table:table-cell table:formula="of:=[.J64]/[.$A64]" office:value-type="float" office:value="500.409772872925" calcext:value-type="float">
            <text:p>500.409772872925</text:p>
          </table:table-cell>
          <table:table-cell table:formula="of:=([.I64]+[.G64]+[.E64])/([.J64]+[.H64]+[.F64])" office:value-type="float" office:value="2.00712808255579" calcext:value-type="float">
            <text:p>2.00712808255579</text:p>
          </table:table-cell>
          <table:table-cell table:formula="of:=[.K48]-[.K64]" office:value-type="float" office:value="-110.631189346313" calcext:value-type="float">
            <text:p>-110.631189346313</text:p>
          </table:table-cell>
          <table:table-cell table:formula="of:=([.K48] - [.K64])*100/([.K64])" office:value-type="float" office:value="-11.015642676167" calcext:value-type="float">
            <text:p>-11.01564267616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4" office:value-type="string" calcext:value-type="string" table:number-columns-spanned="3" table:number-rows-spanned="1">
            <text:p>CHERI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10"/>
          <table:table-cell table:style-name="ce26" office:value-type="string" calcext:value-type="string">
            <text:p>Cycles/req</text:p>
          </table:table-cell>
          <table:table-cell table:style-name="ce26" office:value-type="string" calcext:value-type="string">
            <text:p>Inst/req</text:p>
          </table:table-cell>
          <table:table-cell table:style-name="ce26" office:value-type="string" calcext:value-type="string">
            <text:p>CPI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/>
          <table:table-cell table:formula="of:=[.K52]+2*[.$Q$69]" office:value-type="float" office:value="1034.109375" calcext:value-type="float">
            <text:p>1034.109375</text:p>
          </table:table-cell>
          <table:table-cell table:formula="of:=[.L52]+2*[.$Q$68]" office:value-type="float" office:value="806" calcext:value-type="float">
            <text:p>806</text:p>
          </table:table-cell>
          <table:table-cell table:formula="of:=[.K67]/[.L67]" office:value-type="float" office:value="1.28301411290323" calcext:value-type="float">
            <text:p>1.2830141129032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9"/>
          <table:table-cell table:formula="of:=[.K53]+2*[.$Q$69]" office:value-type="float" office:value="1056.6015625" calcext:value-type="float">
            <text:p>1056.6015625</text:p>
          </table:table-cell>
          <table:table-cell table:formula="of:=[.L53]+2*[.$Q$68]" office:value-type="float" office:value="806.07421875" calcext:value-type="float">
            <text:p>806.07421875</text:p>
          </table:table-cell>
          <table:table-cell table:formula="of:=[.K68]/[.L68]" office:value-type="float" office:value="1.31079935063362" calcext:value-type="float">
            <text:p>1.31079935063362</text:p>
          </table:table-cell>
          <table:table-cell table:number-columns-repeated="2"/>
          <table:table-cell office:value-type="string" calcext:value-type="string">
            <text:p>CHERI inst/switch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9"/>
          <table:table-cell table:formula="of:=[.K54]+2*[.$Q$69]" office:value-type="float" office:value="1072.890625" calcext:value-type="float">
            <text:p>1072.890625</text:p>
          </table:table-cell>
          <table:table-cell table:formula="of:=[.L54]+2*[.$Q$68]" office:value-type="float" office:value="806.07421875" calcext:value-type="float">
            <text:p>806.07421875</text:p>
          </table:table-cell>
          <table:table-cell table:formula="of:=[.K69]/[.L69]" office:value-type="float" office:value="1.33100724479659" calcext:value-type="float">
            <text:p>1.33100724479659</text:p>
          </table:table-cell>
          <table:table-cell table:number-columns-repeated="2"/>
          <table:table-cell office:value-type="string" calcext:value-type="string">
            <text:p>CHERI cycle/switch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9"/>
          <table:table-cell table:formula="of:=[.K55]+2*[.$Q$69]" office:value-type="float" office:value="1083.09375" calcext:value-type="float">
            <text:p>1083.09375</text:p>
          </table:table-cell>
          <table:table-cell table:formula="of:=[.L55]+2*[.$Q$68]" office:value-type="float" office:value="806.1484375" calcext:value-type="float">
            <text:p>806.1484375</text:p>
          </table:table-cell>
          <table:table-cell table:formula="of:=[.K70]/[.L70]" office:value-type="float" office:value="1.34354133757159" calcext:value-type="float">
            <text:p>1.34354133757159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9"/>
          <table:table-cell table:formula="of:=[.K56]+2*[.$Q$69]" office:value-type="float" office:value="1080.056640625" calcext:value-type="float">
            <text:p>1080.056640625</text:p>
          </table:table-cell>
          <table:table-cell table:formula="of:=[.L56]+2*[.$Q$68]" office:value-type="float" office:value="806.396484375" calcext:value-type="float">
            <text:p>806.396484375</text:p>
          </table:table-cell>
          <table:table-cell table:formula="of:=[.K71]/[.L71]" office:value-type="float" office:value="1.33936179231002" calcext:value-type="float">
            <text:p>1.33936179231002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9"/>
          <table:table-cell table:formula="of:=[.K57]+2*[.$Q$69]" office:value-type="float" office:value="1081.00756835938" calcext:value-type="float">
            <text:p>1081.00756835938</text:p>
          </table:table-cell>
          <table:table-cell table:formula="of:=[.L57]+2*[.$Q$68]" office:value-type="float" office:value="806.67822265625" calcext:value-type="float">
            <text:p>806.67822265625</text:p>
          </table:table-cell>
          <table:table-cell table:formula="of:=[.K72]/[.L72]" office:value-type="float" office:value="1.34007282953519" calcext:value-type="float">
            <text:p>1.34007282953519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9"/>
          <table:table-cell table:formula="of:=[.K58]+2*[.$Q$69]" office:value-type="float" office:value="1082.96411132813" calcext:value-type="float">
            <text:p>1082.96411132813</text:p>
          </table:table-cell>
          <table:table-cell table:formula="of:=[.L58]+2*[.$Q$68]" office:value-type="float" office:value="807.181518554688" calcext:value-type="float">
            <text:p>807.181518554688</text:p>
          </table:table-cell>
          <table:table-cell table:formula="of:=[.K73]/[.L73]" office:value-type="float" office:value="1.34166118330762" calcext:value-type="float">
            <text:p>1.34166118330762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9"/>
          <table:table-cell table:formula="of:=[.K59]+2*[.$Q$69]" office:value-type="float" office:value="1087.67810058594" calcext:value-type="float">
            <text:p>1087.67810058594</text:p>
          </table:table-cell>
          <table:table-cell table:formula="of:=[.L59]+2*[.$Q$68]" office:value-type="float" office:value="808.327575683594" calcext:value-type="float">
            <text:p>808.327575683594</text:p>
          </table:table-cell>
          <table:table-cell table:formula="of:=[.K74]/[.L74]" office:value-type="float" office:value="1.34559073982612" calcext:value-type="float">
            <text:p>1.34559073982612</text:p>
          </table:table-cell>
          <table:table-cell table:number-columns-repeated="4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9"/>
          <table:table-cell table:formula="of:=[.K60]+2*[.$Q$69]" office:value-type="float" office:value="1111.43692016602" calcext:value-type="float">
            <text:p>1111.43692016602</text:p>
          </table:table-cell>
          <table:table-cell table:formula="of:=[.L60]+2*[.$Q$68]" office:value-type="float" office:value="810.760833740234" calcext:value-type="float">
            <text:p>810.760833740234</text:p>
          </table:table-cell>
          <table:table-cell table:formula="of:=[.K75]/[.L75]" office:value-type="float" office:value="1.37085669893388" calcext:value-type="float">
            <text:p>1.37085669893388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9"/>
          <table:table-cell table:formula="of:=[.K61]+2*[.$Q$69]" office:value-type="float" office:value="1148.65139770508" calcext:value-type="float">
            <text:p>1148.65139770508</text:p>
          </table:table-cell>
          <table:table-cell table:formula="of:=[.L61]+2*[.$Q$68]" office:value-type="float" office:value="815.533615112305" calcext:value-type="float">
            <text:p>815.533615112305</text:p>
          </table:table-cell>
          <table:table-cell table:formula="of:=[.K76]/[.L76]" office:value-type="float" office:value="1.40846603551333" calcext:value-type="float">
            <text:p>1.40846603551333</text:p>
          </table:table-cell>
          <table:table-cell table:number-columns-repeated="4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number-columns-repeated="9"/>
          <table:table-cell table:formula="of:=[.K62]+2*[.$Q$69]" office:value-type="float" office:value="1196.23374938965" calcext:value-type="float">
            <text:p>1196.23374938965</text:p>
          </table:table-cell>
          <table:table-cell table:formula="of:=[.L62]+2*[.$Q$68]" office:value-type="float" office:value="825.133674621582" calcext:value-type="float">
            <text:p>825.133674621582</text:p>
          </table:table-cell>
          <table:table-cell table:formula="of:=[.K77]/[.L77]" office:value-type="float" office:value="1.44974540026894" calcext:value-type="float">
            <text:p>1.44974540026894</text:p>
          </table:table-cell>
          <table:table-cell table:number-columns-repeated="4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number-columns-repeated="9"/>
          <table:table-cell table:formula="of:=[.K63]+2*[.$Q$69]" office:value-type="float" office:value="1300.49029541016" calcext:value-type="float">
            <text:p>1300.49029541016</text:p>
          </table:table-cell>
          <table:table-cell table:formula="of:=[.L63]+2*[.$Q$68]" office:value-type="float" office:value="844.198665618896" calcext:value-type="float">
            <text:p>844.198665618896</text:p>
          </table:table-cell>
          <table:table-cell table:formula="of:=[.K78]/[.L78]" office:value-type="float" office:value="1.54050266646269" calcext:value-type="float">
            <text:p>1.54050266646269</text:p>
          </table:table-cell>
          <table:table-cell table:number-columns-repeated="4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number-columns-repeated="9"/>
          <table:table-cell table:formula="of:=[.K64]+2*[.$Q$69]" office:value-type="float" office:value="1512.30989456177" calcext:value-type="float">
            <text:p>1512.30989456177</text:p>
          </table:table-cell>
          <table:table-cell table:formula="of:=[.L64]+2*[.$Q$68]" office:value-type="float" office:value="882.409772872925" calcext:value-type="float">
            <text:p>882.409772872925</text:p>
          </table:table-cell>
          <table:table-cell table:formula="of:=[.K79]/[.L79]" office:value-type="float" office:value="1.71384082662416" calcext:value-type="float">
            <text:p>1.71384082662416</text:p>
          </table:table-cell>
          <table:table-cell table:number-columns-repeated="4"/>
        </table:table-row>
      </table:table>
      <table:table table:name="mycached - 128 +16M" table:style-name="ta1">
        <table:shapes>
          <draw:frame draw:z-index="0" draw:style-name="gr1" draw:text-style-name="P1" svg:width="6.2961in" svg:height="3.5449in" svg:x="0.011in" svg:y="3.7437in">
            <draw:object draw:notify-on-update-of-ranges="'mycached - 128 +16M'.B4:'mycached - 128 +16M'.B16 'mycached - 128 +16M'.J3:'mycached - 128 +16M'.J3 'mycached - 128 +16M'.J4:'mycached - 128 +16M'.J16 'mycached - 128 +16M'.S3:'mycached - 128 +16M'.S3 'mycached - 128 +16M'.S4:'mycached - 128 +16M'.S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50"/>
        <table:table-column table:style-name="co3" table:default-cell-style-name="ce16"/>
        <table:table-column table:style-name="co1" table:number-columns-repeated="8" table:default-cell-style-name="Default"/>
        <table:table-column table:style-name="co4" table:default-cell-style-name="ce16"/>
        <table:table-row table:style-name="ro1">
          <table:table-cell table:style-name="ce2" table:number-columns-repeated="2"/>
          <table:table-cell table:style-name="ce36" office:value-type="string" calcext:value-type="string" table:number-columns-spanned="9" table:number-rows-spanned="1">
            <text:p>Baseline</text:p>
          </table:table-cell>
          <table:covered-table-cell table:style-name="ce38"/>
          <table:covered-table-cell table:style-name="ce7"/>
          <table:covered-table-cell table:number-columns-repeated="5" table:style-name="ce38"/>
          <table:covered-table-cell table:style-name="ce39"/>
          <table:table-cell table:style-name="ce41" office:value-type="string" calcext:value-type="string" table:number-columns-spanned="9" table:number-rows-spanned="1">
            <text:p>SecCells</text:p>
          </table:table-cell>
          <table:covered-table-cell table:style-name="ce38"/>
          <table:covered-table-cell table:style-name="ce7"/>
          <table:covered-table-cell table:number-columns-repeated="5" table:style-name="ce38"/>
          <table:covered-table-cell table:style-name="ce39"/>
        </table:table-row>
        <table:table-row table:style-name="ro1">
          <table:table-cell/>
          <table:table-cell table:style-name="ce3"/>
          <table:table-cell table:style-name="ce24" office:value-type="string" calcext:value-type="string" table:number-columns-spanned="2" table:number-rows-spanned="1">
            <text:p>Iteration 1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2</text:p>
          </table:table-cell>
          <table:covered-table-cell table:style-name="ce26"/>
          <table:table-cell table:style-name="ce26" table:number-columns-repeated="4"/>
          <table:table-cell table:style-name="ce15"/>
          <table:table-cell table:style-name="ce42" office:value-type="string" calcext:value-type="string" table:number-columns-spanned="2" table:number-rows-spanned="1">
            <text:p>Iteration 1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2</text:p>
          </table:table-cell>
          <table:covered-table-cell table:style-name="ce26"/>
          <table:table-cell table:style-name="ce26" table:number-columns-repeated="4"/>
          <table:table-cell table:style-name="ce15"/>
        </table:table-row>
        <table:table-row table:style-name="ro1">
          <table:table-cell table:style-name="ce34" office:value-type="string" calcext:value-type="string">
            <text:p>Baseline</text:p>
          </table:table-cell>
          <table:table-cell table:style-name="ce34"/>
          <table:table-cell table:style-name="ce37" office:value-type="string" calcext:value-type="string">
            <text:p>mcycle</text:p>
          </table:table-cell>
          <table:table-cell table:style-name="ce37" office:value-type="string" calcext:value-type="string">
            <text:p>minstret</text:p>
          </table:table-cell>
          <table:table-cell table:style-name="ce37" office:value-type="string" calcext:value-type="string">
            <text:p>mcycle</text:p>
          </table:table-cell>
          <table:table-cell table:style-name="ce37" office:value-type="string" calcext:value-type="string">
            <text:p>minstret</text:p>
          </table:table-cell>
          <table:table-cell table:style-name="ce37" office:value-type="string" calcext:value-type="string">
            <text:p>cycles sim</text:p>
          </table:table-cell>
          <table:table-cell table:style-name="ce37" office:value-type="string" calcext:value-type="string">
            <text:p>cycles/req</text:p>
          </table:table-cell>
          <table:table-cell table:style-name="ce37" office:value-type="string" calcext:value-type="string">
            <text:p>inst/req</text:p>
          </table:table-cell>
          <table:table-cell table:style-name="ce37" office:value-type="string" calcext:value-type="string">
            <text:p>cycles/inst</text:p>
          </table:table-cell>
          <table:table-cell table:style-name="ce40" office:value-type="string" calcext:value-type="string">
            <text:p>cycles/req total</text:p>
          </table:table-cell>
          <table:table-cell table:style-name="ce34" office:value-type="string" calcext:value-type="string">
            <text:p>mcycle</text:p>
          </table:table-cell>
          <table:table-cell table:style-name="ce37" office:value-type="string" calcext:value-type="string">
            <text:p>minstret</text:p>
          </table:table-cell>
          <table:table-cell table:style-name="ce37" office:value-type="string" calcext:value-type="string">
            <text:p>mcycle</text:p>
          </table:table-cell>
          <table:table-cell table:style-name="ce37" office:value-type="string" calcext:value-type="string">
            <text:p>minstret</text:p>
          </table:table-cell>
          <table:table-cell table:style-name="ce37" office:value-type="string" calcext:value-type="string">
            <text:p>cycles sim</text:p>
          </table:table-cell>
          <table:table-cell table:style-name="ce37" office:value-type="string" calcext:value-type="string">
            <text:p>cycles/req</text:p>
          </table:table-cell>
          <table:table-cell table:style-name="ce37" office:value-type="string" calcext:value-type="string">
            <text:p>inst/req</text:p>
          </table:table-cell>
          <table:table-cell table:style-name="ce37" office:value-type="string" calcext:value-type="string">
            <text:p>cycles/inst</text:p>
          </table:table-cell>
          <table:table-cell table:style-name="ce40" office:value-type="string" calcext:value-type="string">
            <text:p>cycles/req tota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 [.A4]*64 &gt;= (1024 * 1024); COM.MICROSOFT.CONCAT(TEXT([.A4]*64/(1024*1024); &quot;0&quot;); &quot;MB&quot;); IF( [.A4]*64 &gt;= 1024; COM.MICROSOFT.CONCAT(TEXT([.A4]*64/(1024); &quot;0&quot;); &quot;KB&quot;);  COM.MICROSOFT.CONCAT(TEXT([.A4]*64; &quot;0&quot;); &quot;B&quot;)))" office:value-type="string" office:string-value="8KB" calcext:value-type="string">
            <text:p>8KB</text:p>
          </table:table-cell>
          <table:table-cell office:value-type="float" office:value="70189" calcext:value-type="float">
            <text:p>70189</text:p>
          </table:table-cell>
          <table:table-cell office:value-type="float" office:value="54272" calcext:value-type="float">
            <text:p>54272</text:p>
          </table:table-cell>
          <table:table-cell office:value-type="float" office:value="68784" calcext:value-type="float">
            <text:p>68784</text:p>
          </table:table-cell>
          <table:table-cell office:value-type="float" office:value="54272" calcext:value-type="float">
            <text:p>54272</text:p>
          </table:table-cell>
          <table:table-cell office:value-type="float" office:value="112584802" calcext:value-type="float">
            <text:p>112584802</text:p>
          </table:table-cell>
          <table:table-cell table:formula="of:=[.E4]/[.$A4]" office:value-type="float" office:value="537.375" calcext:value-type="float">
            <text:p>537.375</text:p>
          </table:table-cell>
          <table:table-cell table:formula="of:=[.F4]/[.$A4]" office:value-type="float" office:value="424" calcext:value-type="float">
            <text:p>424</text:p>
          </table:table-cell>
          <table:table-cell table:formula="of:=[.H4]/[.I4]" office:value-type="float" office:value="1.26739386792453" calcext:value-type="float">
            <text:p>1.26739386792453</text:p>
          </table:table-cell>
          <table:table-cell table:formula="of:=[.G4]/[.A4]" office:value-type="float" office:value="879568.765625" calcext:value-type="float">
            <text:p>879568.765625</text:p>
          </table:table-cell>
          <table:table-cell office:value-type="float" office:value="72952" calcext:value-type="float">
            <text:p>72952</text:p>
          </table:table-cell>
          <table:table-cell office:value-type="float" office:value="55296" calcext:value-type="float">
            <text:p>55296</text:p>
          </table:table-cell>
          <table:table-cell office:value-type="float" office:value="71294" calcext:value-type="float">
            <text:p>71294</text:p>
          </table:table-cell>
          <table:table-cell office:value-type="float" office:value="55296" calcext:value-type="float">
            <text:p>55296</text:p>
          </table:table-cell>
          <table:table-cell/>
          <table:table-cell table:formula="of:=[.N4]/[.$A4]" office:value-type="float" office:value="556.984375" calcext:value-type="float">
            <text:p>556.984375</text:p>
          </table:table-cell>
          <table:table-cell table:formula="of:=[.O4]/[.$A4]" office:value-type="float" office:value="432" calcext:value-type="float">
            <text:p>432</text:p>
          </table:table-cell>
          <table:table-cell table:formula="of:=[.Q4]/[.R4]" office:value-type="float" office:value="1.28931568287037" calcext:value-type="float">
            <text:p>1.289315682870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 [.A5]*64 &gt;= (1024 * 1024); COM.MICROSOFT.CONCAT(TEXT([.A5]*64/(1024*1024); &quot;0&quot;); &quot;MB&quot;); IF( [.A5]*64 &gt;= 1024; COM.MICROSOFT.CONCAT(TEXT([.A5]*64/(1024); &quot;0&quot;); &quot;KB&quot;);  COM.MICROSOFT.CONCAT(TEXT([.A5]*64; &quot;0&quot;); &quot;B&quot;)))" office:value-type="string" office:string-value="16KB" calcext:value-type="string">
            <text:p>16KB</text:p>
          </table:table-cell>
          <table:table-cell office:value-type="float" office:value="144300" calcext:value-type="float">
            <text:p>144300</text:p>
          </table:table-cell>
          <table:table-cell office:value-type="float" office:value="108563" calcext:value-type="float">
            <text:p>108563</text:p>
          </table:table-cell>
          <table:table-cell office:value-type="float" office:value="141067" calcext:value-type="float">
            <text:p>141067</text:p>
          </table:table-cell>
          <table:table-cell office:value-type="float" office:value="108563" calcext:value-type="float">
            <text:p>108563</text:p>
          </table:table-cell>
          <table:table-cell office:value-type="float" office:value="112106842" calcext:value-type="float">
            <text:p>112106842</text:p>
          </table:table-cell>
          <table:table-cell table:formula="of:=[.E5]/[.$A5]" office:value-type="float" office:value="551.04296875" calcext:value-type="float">
            <text:p>551.04296875</text:p>
          </table:table-cell>
          <table:table-cell table:formula="of:=[.F5]/[.$A5]" office:value-type="float" office:value="424.07421875" calcext:value-type="float">
            <text:p>424.07421875</text:p>
          </table:table-cell>
          <table:table-cell table:formula="of:=[.H5]/[.I5]" office:value-type="float" office:value="1.2994021904332" calcext:value-type="float">
            <text:p>1.2994021904332</text:p>
          </table:table-cell>
          <table:table-cell table:formula="of:=[.G5]/[.A5]" office:value-type="float" office:value="437917.3515625" calcext:value-type="float">
            <text:p>437917.3515625</text:p>
          </table:table-cell>
          <table:table-cell office:value-type="float" office:value="146903" calcext:value-type="float">
            <text:p>146903</text:p>
          </table:table-cell>
          <table:table-cell office:value-type="float" office:value="110611" calcext:value-type="float">
            <text:p>110611</text:p>
          </table:table-cell>
          <table:table-cell office:value-type="float" office:value="143950" calcext:value-type="float">
            <text:p>143950</text:p>
          </table:table-cell>
          <table:table-cell office:value-type="float" office:value="110611" calcext:value-type="float">
            <text:p>110611</text:p>
          </table:table-cell>
          <table:table-cell/>
          <table:table-cell table:formula="of:=[.N5]/[.$A5]" office:value-type="float" office:value="562.3046875" calcext:value-type="float">
            <text:p>562.3046875</text:p>
          </table:table-cell>
          <table:table-cell table:formula="of:=[.O5]/[.$A5]" office:value-type="float" office:value="432.07421875" calcext:value-type="float">
            <text:p>432.07421875</text:p>
          </table:table-cell>
          <table:table-cell table:formula="of:=[.Q5]/[.R5]" office:value-type="float" office:value="1.30140763576859" calcext:value-type="float">
            <text:p>1.3014076357685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 [.A6]*64 &gt;= (1024 * 1024); COM.MICROSOFT.CONCAT(TEXT([.A6]*64/(1024*1024); &quot;0&quot;); &quot;MB&quot;); IF( [.A6]*64 &gt;= 1024; COM.MICROSOFT.CONCAT(TEXT([.A6]*64/(1024); &quot;0&quot;); &quot;KB&quot;);  COM.MICROSOFT.CONCAT(TEXT([.A6]*64; &quot;0&quot;); &quot;B&quot;)))" office:value-type="string" office:string-value="32KB" calcext:value-type="string">
            <text:p>32KB</text:p>
          </table:table-cell>
          <table:table-cell office:value-type="float" office:value="294438" calcext:value-type="float">
            <text:p>294438</text:p>
          </table:table-cell>
          <table:table-cell office:value-type="float" office:value="217126" calcext:value-type="float">
            <text:p>217126</text:p>
          </table:table-cell>
          <table:table-cell office:value-type="float" office:value="289526" calcext:value-type="float">
            <text:p>289526</text:p>
          </table:table-cell>
          <table:table-cell office:value-type="float" office:value="217126" calcext:value-type="float">
            <text:p>217126</text:p>
          </table:table-cell>
          <table:table-cell office:value-type="float" office:value="115371382" calcext:value-type="float">
            <text:p>115371382</text:p>
          </table:table-cell>
          <table:table-cell table:formula="of:=[.E6]/[.$A6]" office:value-type="float" office:value="565.48046875" calcext:value-type="float">
            <text:p>565.48046875</text:p>
          </table:table-cell>
          <table:table-cell table:formula="of:=[.F6]/[.$A6]" office:value-type="float" office:value="424.07421875" calcext:value-type="float">
            <text:p>424.07421875</text:p>
          </table:table-cell>
          <table:table-cell table:formula="of:=[.H6]/[.I6]" office:value-type="float" office:value="1.33344693864392" calcext:value-type="float">
            <text:p>1.33344693864392</text:p>
          </table:table-cell>
          <table:table-cell table:formula="of:=[.G6]/[.A6]" office:value-type="float" office:value="225334.73046875" calcext:value-type="float">
            <text:p>225334.73046875</text:p>
          </table:table-cell>
          <table:table-cell office:value-type="float" office:value="305706" calcext:value-type="float">
            <text:p>305706</text:p>
          </table:table-cell>
          <table:table-cell office:value-type="float" office:value="221222" calcext:value-type="float">
            <text:p>221222</text:p>
          </table:table-cell>
          <table:table-cell office:value-type="float" office:value="301553" calcext:value-type="float">
            <text:p>301553</text:p>
          </table:table-cell>
          <table:table-cell office:value-type="float" office:value="221222" calcext:value-type="float">
            <text:p>221222</text:p>
          </table:table-cell>
          <table:table-cell/>
          <table:table-cell table:formula="of:=[.N6]/[.$A6]" office:value-type="float" office:value="588.970703125" calcext:value-type="float">
            <text:p>588.970703125</text:p>
          </table:table-cell>
          <table:table-cell table:formula="of:=[.O6]/[.$A6]" office:value-type="float" office:value="432.07421875" calcext:value-type="float">
            <text:p>432.07421875</text:p>
          </table:table-cell>
          <table:table-cell table:formula="of:=[.Q6]/[.R6]" office:value-type="float" office:value="1.36312392076737" calcext:value-type="float">
            <text:p>1.36312392076737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IF( [.A7]*64 &gt;= (1024 * 1024); COM.MICROSOFT.CONCAT(TEXT([.A7]*64/(1024*1024); &quot;0&quot;); &quot;MB&quot;); IF( [.A7]*64 &gt;= 1024; COM.MICROSOFT.CONCAT(TEXT([.A7]*64/(1024); &quot;0&quot;); &quot;KB&quot;);  COM.MICROSOFT.CONCAT(TEXT([.A7]*64; &quot;0&quot;); &quot;B&quot;)))" office:value-type="string" office:string-value="64KB" calcext:value-type="string">
            <text:p>64KB</text:p>
          </table:table-cell>
          <table:table-cell office:value-type="float" office:value="590291" calcext:value-type="float">
            <text:p>590291</text:p>
          </table:table-cell>
          <table:table-cell office:value-type="float" office:value="434328" calcext:value-type="float">
            <text:p>434328</text:p>
          </table:table-cell>
          <table:table-cell office:value-type="float" office:value="583909" calcext:value-type="float">
            <text:p>583909</text:p>
          </table:table-cell>
          <table:table-cell office:value-type="float" office:value="434328" calcext:value-type="float">
            <text:p>434328</text:p>
          </table:table-cell>
          <table:table-cell office:value-type="float" office:value="117690378" calcext:value-type="float">
            <text:p>117690378</text:p>
          </table:table-cell>
          <table:table-cell table:formula="of:=[.E7]/[.$A7]" office:value-type="float" office:value="570.2236328125" calcext:value-type="float">
            <text:p>570.2236328125</text:p>
          </table:table-cell>
          <table:table-cell table:formula="of:=[.F7]/[.$A7]" office:value-type="float" office:value="424.1484375" calcext:value-type="float">
            <text:p>424.1484375</text:p>
          </table:table-cell>
          <table:table-cell table:formula="of:=[.H7]/[.I7]" office:value-type="float" office:value="1.34439640087676" calcext:value-type="float">
            <text:p>1.34439640087676</text:p>
          </table:table-cell>
          <table:table-cell table:formula="of:=[.G7]/[.A7]" office:value-type="float" office:value="114932.009765625" calcext:value-type="float">
            <text:p>114932.009765625</text:p>
          </table:table-cell>
          <table:table-cell office:value-type="float" office:value="612029" calcext:value-type="float">
            <text:p>612029</text:p>
          </table:table-cell>
          <table:table-cell office:value-type="float" office:value="442520" calcext:value-type="float">
            <text:p>442520</text:p>
          </table:table-cell>
          <table:table-cell office:value-type="float" office:value="606991" calcext:value-type="float">
            <text:p>606991</text:p>
          </table:table-cell>
          <table:table-cell office:value-type="float" office:value="442520" calcext:value-type="float">
            <text:p>442520</text:p>
          </table:table-cell>
          <table:table-cell/>
          <table:table-cell table:formula="of:=[.N7]/[.$A7]" office:value-type="float" office:value="592.7646484375" calcext:value-type="float">
            <text:p>592.7646484375</text:p>
          </table:table-cell>
          <table:table-cell table:formula="of:=[.O7]/[.$A7]" office:value-type="float" office:value="432.1484375" calcext:value-type="float">
            <text:p>432.1484375</text:p>
          </table:table-cell>
          <table:table-cell table:formula="of:=[.Q7]/[.R7]" office:value-type="float" office:value="1.37166907710386" calcext:value-type="float">
            <text:p>1.37166907710386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IF( [.A8]*64 &gt;= (1024 * 1024); COM.MICROSOFT.CONCAT(TEXT([.A8]*64/(1024*1024); &quot;0&quot;); &quot;MB&quot;); IF( [.A8]*64 &gt;= 1024; COM.MICROSOFT.CONCAT(TEXT([.A8]*64/(1024); &quot;0&quot;); &quot;KB&quot;);  COM.MICROSOFT.CONCAT(TEXT([.A8]*64; &quot;0&quot;); &quot;B&quot;)))" office:value-type="string" office:string-value="128KB" calcext:value-type="string">
            <text:p>128KB</text:p>
          </table:table-cell>
          <table:table-cell office:value-type="float" office:value="1161137" calcext:value-type="float">
            <text:p>1161137</text:p>
          </table:table-cell>
          <table:table-cell office:value-type="float" office:value="869164" calcext:value-type="float">
            <text:p>869164</text:p>
          </table:table-cell>
          <table:table-cell office:value-type="float" office:value="1156133" calcext:value-type="float">
            <text:p>1156133</text:p>
          </table:table-cell>
          <table:table-cell office:value-type="float" office:value="869164" calcext:value-type="float">
            <text:p>869164</text:p>
          </table:table-cell>
          <table:table-cell office:value-type="float" office:value="125875990" calcext:value-type="float">
            <text:p>125875990</text:p>
          </table:table-cell>
          <table:table-cell table:formula="of:=[.E8]/[.$A8]" office:value-type="float" office:value="564.51806640625" calcext:value-type="float">
            <text:p>564.51806640625</text:p>
          </table:table-cell>
          <table:table-cell table:formula="of:=[.F8]/[.$A8]" office:value-type="float" office:value="424.396484375" calcext:value-type="float">
            <text:p>424.396484375</text:p>
          </table:table-cell>
          <table:table-cell table:formula="of:=[.H8]/[.I8]" office:value-type="float" office:value="1.33016668891026" calcext:value-type="float">
            <text:p>1.33016668891026</text:p>
          </table:table-cell>
          <table:table-cell table:formula="of:=[.G8]/[.A8]" office:value-type="float" office:value="61462.8857421875" calcext:value-type="float">
            <text:p>61462.8857421875</text:p>
          </table:table-cell>
          <table:table-cell office:value-type="float" office:value="1186493" calcext:value-type="float">
            <text:p>1186493</text:p>
          </table:table-cell>
          <table:table-cell office:value-type="float" office:value="885548" calcext:value-type="float">
            <text:p>885548</text:p>
          </table:table-cell>
          <table:table-cell office:value-type="float" office:value="1180982" calcext:value-type="float">
            <text:p>1180982</text:p>
          </table:table-cell>
          <table:table-cell office:value-type="float" office:value="885548" calcext:value-type="float">
            <text:p>885548</text:p>
          </table:table-cell>
          <table:table-cell/>
          <table:table-cell table:formula="of:=[.N8]/[.$A8]" office:value-type="float" office:value="576.6513671875" calcext:value-type="float">
            <text:p>576.6513671875</text:p>
          </table:table-cell>
          <table:table-cell table:formula="of:=[.O8]/[.$A8]" office:value-type="float" office:value="432.396484375" calcext:value-type="float">
            <text:p>432.396484375</text:p>
          </table:table-cell>
          <table:table-cell table:formula="of:=[.Q8]/[.R8]" office:value-type="float" office:value="1.33361715005849" calcext:value-type="float">
            <text:p>1.33361715005849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IF( [.A9]*64 &gt;= (1024 * 1024); COM.MICROSOFT.CONCAT(TEXT([.A9]*64/(1024*1024); &quot;0&quot;); &quot;MB&quot;); IF( [.A9]*64 &gt;= 1024; COM.MICROSOFT.CONCAT(TEXT([.A9]*64/(1024); &quot;0&quot;); &quot;KB&quot;);  COM.MICROSOFT.CONCAT(TEXT([.A9]*64; &quot;0&quot;); &quot;B&quot;)))" office:value-type="string" office:string-value="256KB" calcext:value-type="string">
            <text:p>256KB</text:p>
          </table:table-cell>
          <table:table-cell office:value-type="float" office:value="2368648" calcext:value-type="float">
            <text:p>2368648</text:p>
          </table:table-cell>
          <table:table-cell office:value-type="float" office:value="1739482" calcext:value-type="float">
            <text:p>1739482</text:p>
          </table:table-cell>
          <table:table-cell office:value-type="float" office:value="2362539" calcext:value-type="float">
            <text:p>2362539</text:p>
          </table:table-cell>
          <table:table-cell office:value-type="float" office:value="1739482" calcext:value-type="float">
            <text:p>1739482</text:p>
          </table:table-cell>
          <table:table-cell office:value-type="float" office:value="140076578" calcext:value-type="float">
            <text:p>140076578</text:p>
          </table:table-cell>
          <table:table-cell table:formula="of:=[.E9]/[.$A9]" office:value-type="float" office:value="576.791748046875" calcext:value-type="float">
            <text:p>576.791748046875</text:p>
          </table:table-cell>
          <table:table-cell table:formula="of:=[.F9]/[.$A9]" office:value-type="float" office:value="424.67822265625" calcext:value-type="float">
            <text:p>424.67822265625</text:p>
          </table:table-cell>
          <table:table-cell table:formula="of:=[.H9]/[.I9]" office:value-type="float" office:value="1.35818536782789" calcext:value-type="float">
            <text:p>1.35818536782789</text:p>
          </table:table-cell>
          <table:table-cell table:formula="of:=[.G9]/[.A9]" office:value-type="float" office:value="34198.3833007813" calcext:value-type="float">
            <text:p>34198.3833007813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1772250" calcext:value-type="float">
            <text:p>1772250</text:p>
          </table:table-cell>
          <table:table-cell office:value-type="float" office:value="2434047" calcext:value-type="float">
            <text:p>2434047</text:p>
          </table:table-cell>
          <table:table-cell office:value-type="float" office:value="1772250" calcext:value-type="float">
            <text:p>1772250</text:p>
          </table:table-cell>
          <table:table-cell/>
          <table:table-cell table:formula="of:=[.N9]/[.$A9]" office:value-type="float" office:value="594.249755859375" calcext:value-type="float">
            <text:p>594.249755859375</text:p>
          </table:table-cell>
          <table:table-cell table:formula="of:=[.O9]/[.$A9]" office:value-type="float" office:value="432.67822265625" calcext:value-type="float">
            <text:p>432.67822265625</text:p>
          </table:table-cell>
          <table:table-cell table:formula="of:=[.Q9]/[.R9]" office:value-type="float" office:value="1.3734219212865" calcext:value-type="float">
            <text:p>1.3734219212865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IF( [.A10]*64 &gt;= (1024 * 1024); COM.MICROSOFT.CONCAT(TEXT([.A10]*64/(1024*1024); &quot;0&quot;); &quot;MB&quot;); IF( [.A10]*64 &gt;= 1024; COM.MICROSOFT.CONCAT(TEXT([.A10]*64/(1024); &quot;0&quot;); &quot;KB&quot;);  COM.MICROSOFT.CONCAT(TEXT([.A10]*64; &quot;0&quot;); &quot;B&quot;)))" office:value-type="string" office:string-value="512KB" calcext:value-type="string">
            <text:p>512KB</text:p>
          </table:table-cell>
          <table:table-cell office:value-type="float" office:value="4748714" calcext:value-type="float">
            <text:p>4748714</text:p>
          </table:table-cell>
          <table:table-cell office:value-type="float" office:value="3483087" calcext:value-type="float">
            <text:p>3483087</text:p>
          </table:table-cell>
          <table:table-cell office:value-type="float" office:value="4739826" calcext:value-type="float">
            <text:p>4739826</text:p>
          </table:table-cell>
          <table:table-cell office:value-type="float" office:value="3483087" calcext:value-type="float">
            <text:p>3483087</text:p>
          </table:table-cell>
          <table:table-cell office:value-type="float" office:value="171364826" calcext:value-type="float">
            <text:p>171364826</text:p>
          </table:table-cell>
          <table:table-cell table:formula="of:=[.E10]/[.$A10]" office:value-type="float" office:value="578.592041015625" calcext:value-type="float">
            <text:p>578.592041015625</text:p>
          </table:table-cell>
          <table:table-cell table:formula="of:=[.F10]/[.$A10]" office:value-type="float" office:value="425.181518554688" calcext:value-type="float">
            <text:p>425.181518554688</text:p>
          </table:table-cell>
          <table:table-cell table:formula="of:=[.H10]/[.I10]" office:value-type="float" office:value="1.36081183157354" calcext:value-type="float">
            <text:p>1.36081183157354</text:p>
          </table:table-cell>
          <table:table-cell table:formula="of:=[.G10]/[.A10]" office:value-type="float" office:value="20918.5578613281" calcext:value-type="float">
            <text:p>20918.5578613281</text:p>
          </table:table-cell>
          <table:table-cell office:value-type="float" office:value="4886299" calcext:value-type="float">
            <text:p>4886299</text:p>
          </table:table-cell>
          <table:table-cell office:value-type="float" office:value="3548623" calcext:value-type="float">
            <text:p>3548623</text:p>
          </table:table-cell>
          <table:table-cell office:value-type="float" office:value="4880337" calcext:value-type="float">
            <text:p>4880337</text:p>
          </table:table-cell>
          <table:table-cell office:value-type="float" office:value="3548623" calcext:value-type="float">
            <text:p>3548623</text:p>
          </table:table-cell>
          <table:table-cell/>
          <table:table-cell table:formula="of:=[.N10]/[.$A10]" office:value-type="float" office:value="595.744262695313" calcext:value-type="float">
            <text:p>595.744262695313</text:p>
          </table:table-cell>
          <table:table-cell table:formula="of:=[.O10]/[.$A10]" office:value-type="float" office:value="433.181518554688" calcext:value-type="float">
            <text:p>433.181518554688</text:p>
          </table:table-cell>
          <table:table-cell table:formula="of:=[.Q10]/[.R10]" office:value-type="float" office:value="1.37527626913313" calcext:value-type="float">
            <text:p>1.37527626913313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IF( [.A11]*64 &gt;= (1024 * 1024); COM.MICROSOFT.CONCAT(TEXT([.A11]*64/(1024*1024); &quot;0&quot;); &quot;MB&quot;); IF( [.A11]*64 &gt;= 1024; COM.MICROSOFT.CONCAT(TEXT([.A11]*64/(1024); &quot;0&quot;); &quot;KB&quot;);  COM.MICROSOFT.CONCAT(TEXT([.A11]*64; &quot;0&quot;); &quot;B&quot;)))" office:value-type="string" office:string-value="1MB" calcext:value-type="string">
            <text:p>1MB</text:p>
          </table:table-cell>
          <table:table-cell office:value-type="float" office:value="9564629" calcext:value-type="float">
            <text:p>9564629</text:p>
          </table:table-cell>
          <table:table-cell office:value-type="float" office:value="6984951" calcext:value-type="float">
            <text:p>6984951</text:p>
          </table:table-cell>
          <table:table-cell office:value-type="float" office:value="9558067" calcext:value-type="float">
            <text:p>9558067</text:p>
          </table:table-cell>
          <table:table-cell office:value-type="float" office:value="6984951" calcext:value-type="float">
            <text:p>6984951</text:p>
          </table:table-cell>
          <table:table-cell office:value-type="float" office:value="234386770" calcext:value-type="float">
            <text:p>234386770</text:p>
          </table:table-cell>
          <table:table-cell table:formula="of:=[.E11]/[.$A11]" office:value-type="float" office:value="583.378112792969" calcext:value-type="float">
            <text:p>583.378112792969</text:p>
          </table:table-cell>
          <table:table-cell table:formula="of:=[.F11]/[.$A11]" office:value-type="float" office:value="426.327575683594" calcext:value-type="float">
            <text:p>426.327575683594</text:p>
          </table:table-cell>
          <table:table-cell table:formula="of:=[.H11]/[.I11]" office:value-type="float" office:value="1.36837996429753" calcext:value-type="float">
            <text:p>1.36837996429753</text:p>
          </table:table-cell>
          <table:table-cell table:formula="of:=[.G11]/[.A11]" office:value-type="float" office:value="14305.8331298828" calcext:value-type="float">
            <text:p>14305.8331298828</text:p>
          </table:table-cell>
          <table:table-cell office:value-type="float" office:value="9829296" calcext:value-type="float">
            <text:p>9829296</text:p>
          </table:table-cell>
          <table:table-cell office:value-type="float" office:value="7116023" calcext:value-type="float">
            <text:p>7116023</text:p>
          </table:table-cell>
          <table:table-cell office:value-type="float" office:value="9822103" calcext:value-type="float">
            <text:p>9822103</text:p>
          </table:table-cell>
          <table:table-cell office:value-type="float" office:value="7116023" calcext:value-type="float">
            <text:p>7116023</text:p>
          </table:table-cell>
          <table:table-cell office:value-type="float" office:value="226174998" calcext:value-type="float">
            <text:p>226174998</text:p>
          </table:table-cell>
          <table:table-cell table:formula="of:=[.N11]/[.$A11]" office:value-type="float" office:value="599.493591308594" calcext:value-type="float">
            <text:p>599.493591308594</text:p>
          </table:table-cell>
          <table:table-cell table:formula="of:=[.O11]/[.$A11]" office:value-type="float" office:value="434.327575683594" calcext:value-type="float">
            <text:p>434.327575683594</text:p>
          </table:table-cell>
          <table:table-cell table:formula="of:=[.Q11]/[.R11]" office:value-type="float" office:value="1.38027982765092" calcext:value-type="float">
            <text:p>1.38027982765092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IF( [.A12]*64 &gt;= (1024 * 1024); COM.MICROSOFT.CONCAT(TEXT([.A12]*64/(1024*1024); &quot;0&quot;); &quot;MB&quot;); IF( [.A12]*64 &gt;= 1024; COM.MICROSOFT.CONCAT(TEXT([.A12]*64/(1024); &quot;0&quot;); &quot;KB&quot;);  COM.MICROSOFT.CONCAT(TEXT([.A12]*64; &quot;0&quot;); &quot;B&quot;)))" office:value-type="string" office:string-value="2MB" calcext:value-type="string">
            <text:p>2MB</text:p>
          </table:table-cell>
          <table:table-cell office:value-type="float" office:value="19416810" calcext:value-type="float">
            <text:p>19416810</text:p>
          </table:table-cell>
          <table:table-cell office:value-type="float" office:value="14049635" calcext:value-type="float">
            <text:p>14049635</text:p>
          </table:table-cell>
          <table:table-cell office:value-type="float" office:value="19417999" calcext:value-type="float">
            <text:p>19417999</text:p>
          </table:table-cell>
          <table:table-cell office:value-type="float" office:value="14049635" calcext:value-type="float">
            <text:p>14049635</text:p>
          </table:table-cell>
          <table:table-cell office:value-type="float" office:value="357733986" calcext:value-type="float">
            <text:p>357733986</text:p>
          </table:table-cell>
          <table:table-cell table:formula="of:=[.E12]/[.$A12]" office:value-type="float" office:value="592.590301513672" calcext:value-type="float">
            <text:p>592.590301513672</text:p>
          </table:table-cell>
          <table:table-cell table:formula="of:=[.F12]/[.$A12]" office:value-type="float" office:value="428.760833740234" calcext:value-type="float">
            <text:p>428.760833740234</text:p>
          </table:table-cell>
          <table:table-cell table:formula="of:=[.H12]/[.I12]" office:value-type="float" office:value="1.38209989085126" calcext:value-type="float">
            <text:p>1.38209989085126</text:p>
          </table:table-cell>
          <table:table-cell table:formula="of:=[.G12]/[.A12]" office:value-type="float" office:value="10917.1748657227" calcext:value-type="float">
            <text:p>10917.1748657227</text:p>
          </table:table-cell>
          <table:table-cell table:style-name="ce3" office:value-type="float" office:value="19853348" calcext:value-type="float">
            <text:p>19853348</text:p>
          </table:table-cell>
          <table:table-cell office:value-type="float" office:value="14311779" calcext:value-type="float">
            <text:p>14311779</text:p>
          </table:table-cell>
          <table:table-cell office:value-type="float" office:value="19847245" calcext:value-type="float">
            <text:p>19847245</text:p>
          </table:table-cell>
          <table:table-cell office:value-type="float" office:value="14311779" calcext:value-type="float">
            <text:p>14311779</text:p>
          </table:table-cell>
          <table:table-cell office:value-type="float" office:value="356874270" calcext:value-type="float">
            <text:p>356874270</text:p>
          </table:table-cell>
          <table:table-cell table:formula="of:=[.N12]/[.$A12]" office:value-type="float" office:value="605.689849853516" calcext:value-type="float">
            <text:p>605.689849853516</text:p>
          </table:table-cell>
          <table:table-cell table:formula="of:=[.O12]/[.$A12]" office:value-type="float" office:value="436.760833740234" calcext:value-type="float">
            <text:p>436.760833740234</text:p>
          </table:table-cell>
          <table:table-cell table:formula="of:=[.Q12]/[.R12]" office:value-type="float" office:value="1.38677693388083" calcext:value-type="float">
            <text:p>1.38677693388083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IF( [.A13]*64 &gt;= (1024 * 1024); COM.MICROSOFT.CONCAT(TEXT([.A13]*64/(1024*1024); &quot;0&quot;); &quot;MB&quot;); IF( [.A13]*64 &gt;= 1024; COM.MICROSOFT.CONCAT(TEXT([.A13]*64/(1024); &quot;0&quot;); &quot;KB&quot;);  COM.MICROSOFT.CONCAT(TEXT([.A13]*64; &quot;0&quot;); &quot;B&quot;)))" office:value-type="string" office:string-value="4MB" calcext:value-type="string">
            <text:p>4MB</text:p>
          </table:table-cell>
          <table:table-cell office:value-type="float" office:value="39991452" calcext:value-type="float">
            <text:p>39991452</text:p>
          </table:table-cell>
          <table:table-cell office:value-type="float" office:value="28412059" calcext:value-type="float">
            <text:p>28412059</text:p>
          </table:table-cell>
          <table:table-cell office:value-type="float" office:value="39979131" calcext:value-type="float">
            <text:p>39979131</text:p>
          </table:table-cell>
          <table:table-cell office:value-type="float" office:value="28412059" calcext:value-type="float">
            <text:p>28412059</text:p>
          </table:table-cell>
          <table:table-cell office:value-type="float" office:value="622257594" calcext:value-type="float">
            <text:p>622257594</text:p>
          </table:table-cell>
          <table:table-cell table:formula="of:=[.E13]/[.$A13]" office:value-type="float" office:value="610.033126831055" calcext:value-type="float">
            <text:p>610.033126831055</text:p>
          </table:table-cell>
          <table:table-cell table:formula="of:=[.F13]/[.$A13]" office:value-type="float" office:value="433.533615112305" calcext:value-type="float">
            <text:p>433.533615112305</text:p>
          </table:table-cell>
          <table:table-cell table:formula="of:=[.H13]/[.I13]" office:value-type="float" office:value="1.40711839997235" calcext:value-type="float">
            <text:p>1.40711839997235</text:p>
          </table:table-cell>
          <table:table-cell table:formula="of:=[.G13]/[.A13]" office:value-type="float" office:value="9494.89736938477" calcext:value-type="float">
            <text:p>9494.89736938477</text:p>
          </table:table-cell>
          <table:table-cell table:style-name="ce56" office:value-type="float" office:value="40482266" calcext:value-type="float">
            <text:p>40482266</text:p>
          </table:table-cell>
          <table:table-cell office:value-type="float" office:value="28936347" calcext:value-type="float">
            <text:p>28936347</text:p>
          </table:table-cell>
          <table:table-cell office:value-type="float" office:value="40476317" calcext:value-type="float">
            <text:p>40476317</text:p>
          </table:table-cell>
          <table:table-cell office:value-type="float" office:value="28936347" calcext:value-type="float">
            <text:p>28936347</text:p>
          </table:table-cell>
          <table:table-cell office:value-type="float" office:value="620230910" calcext:value-type="float">
            <text:p>620230910</text:p>
          </table:table-cell>
          <table:table-cell table:formula="of:=[.N13]/[.$A13]" office:value-type="float" office:value="617.619583129883" calcext:value-type="float">
            <text:p>617.619583129883</text:p>
          </table:table-cell>
          <table:table-cell table:formula="of:=[.O13]/[.$A13]" office:value-type="float" office:value="441.533615112305" calcext:value-type="float">
            <text:p>441.533615112305</text:p>
          </table:table-cell>
          <table:table-cell table:formula="of:=[.Q13]/[.R13]" office:value-type="float" office:value="1.39880535023996" calcext:value-type="float">
            <text:p>1.39880535023996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IF( [.A14]*64 &gt;= (1024 * 1024); COM.MICROSOFT.CONCAT(TEXT([.A14]*64/(1024*1024); &quot;0&quot;); &quot;MB&quot;); IF( [.A14]*64 &gt;= 1024; COM.MICROSOFT.CONCAT(TEXT([.A14]*64/(1024); &quot;0&quot;); &quot;KB&quot;);  COM.MICROSOFT.CONCAT(TEXT([.A14]*64; &quot;0&quot;); &quot;B&quot;)))" office:value-type="string" office:string-value="8MB" calcext:value-type="string">
            <text:p>8MB</text:p>
          </table:table-cell>
          <table:table-cell office:value-type="float" office:value="84436043" calcext:value-type="float">
            <text:p>84436043</text:p>
          </table:table-cell>
          <table:table-cell office:value-type="float" office:value="58081037" calcext:value-type="float">
            <text:p>58081037</text:p>
          </table:table-cell>
          <table:table-cell office:value-type="float" office:value="84336264" calcext:value-type="float">
            <text:p>84336264</text:p>
          </table:table-cell>
          <table:table-cell office:value-type="float" office:value="58081037" calcext:value-type="float">
            <text:p>58081037</text:p>
          </table:table-cell>
          <table:table-cell office:value-type="float" office:value="1515036678" calcext:value-type="float">
            <text:p>1515036678</text:p>
          </table:table-cell>
          <table:table-cell table:formula="of:=[.E14]/[.$A14]" office:value-type="float" office:value="643.434631347656" calcext:value-type="float">
            <text:p>643.434631347656</text:p>
          </table:table-cell>
          <table:table-cell table:formula="of:=[.F14]/[.$A14]" office:value-type="float" office:value="443.123146057129" calcext:value-type="float">
            <text:p>443.123146057129</text:p>
          </table:table-cell>
          <table:table-cell table:formula="of:=[.H14]/[.I14]" office:value-type="float" office:value="1.45204473535829" calcext:value-type="float">
            <text:p>1.45204473535829</text:p>
          </table:table-cell>
          <table:table-cell table:formula="of:=[.G14]/[.A14]" office:value-type="float" office:value="11558.8125457764" calcext:value-type="float">
            <text:p>11558.8125457764</text:p>
          </table:table-cell>
          <table:table-cell table:style-name="ce3"/>
          <table:table-cell table:number-columns-repeated="4"/>
          <table:table-cell table:formula="of:=[.N14]/[.$A14]" office:value-type="float" office:value="0" calcext:value-type="float">
            <text:p>0</text:p>
          </table:table-cell>
          <table:table-cell table:formula="of:=[.O14]/[.$A14]" office:value-type="float" office:value="0" calcext:value-type="float">
            <text:p>0</text:p>
          </table:table-cell>
          <table:table-cell table:formula="of:=[.Q14]/[.R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IF( [.A15]*64 &gt;= (1024 * 1024); COM.MICROSOFT.CONCAT(TEXT([.A15]*64/(1024*1024); &quot;0&quot;); &quot;MB&quot;); IF( [.A15]*64 &gt;= 1024; COM.MICROSOFT.CONCAT(TEXT([.A15]*64/(1024); &quot;0&quot;); &quot;KB&quot;);  COM.MICROSOFT.CONCAT(TEXT([.A15]*64; &quot;0&quot;); &quot;B&quot;)))" office:value-type="string" office:string-value="16MB" calcext:value-type="string">
            <text:p>16MB</text:p>
          </table:table-cell>
          <table:table-cell office:value-type="float" office:value="190423666" calcext:value-type="float">
            <text:p>190423666</text:p>
          </table:table-cell>
          <table:table-cell office:value-type="float" office:value="121161227" calcext:value-type="float">
            <text:p>121161227</text:p>
          </table:table-cell>
          <table:table-cell office:value-type="float" office:value="190084644" calcext:value-type="float">
            <text:p>190084644</text:p>
          </table:table-cell>
          <table:table-cell office:value-type="float" office:value="121162607" calcext:value-type="float">
            <text:p>121162607</text:p>
          </table:table-cell>
          <table:table-cell office:value-type="float" office:value="2860626358" calcext:value-type="float">
            <text:p>2860626358</text:p>
          </table:table-cell>
          <table:table-cell table:formula="of:=[.E15]/[.$A15]" office:value-type="float" office:value="725.115371704102" calcext:value-type="float">
            <text:p>725.115371704102</text:p>
          </table:table-cell>
          <table:table-cell table:formula="of:=[.F15]/[.$A15]" office:value-type="float" office:value="462.198665618897" calcext:value-type="float">
            <text:p>462.198665618897</text:p>
          </table:table-cell>
          <table:table-cell table:formula="of:=[.H15]/[.I15]" office:value-type="float" office:value="1.56883917164311" calcext:value-type="float">
            <text:p>1.56883917164311</text:p>
          </table:table-cell>
          <table:table-cell table:formula="of:=[.G15]/[.A15]" office:value-type="float" office:value="10912.4235458374" calcext:value-type="float">
            <text:p>10912.4235458374</text:p>
          </table:table-cell>
          <table:table-cell office:value-type="float" office:value="182035583" calcext:value-type="float">
            <text:p>182035583</text:p>
          </table:table-cell>
          <table:table-cell office:value-type="float" office:value="123258379" calcext:value-type="float">
            <text:p>123258379</text:p>
          </table:table-cell>
          <table:table-cell office:value-type="float" office:value="181685110" calcext:value-type="float">
            <text:p>181685110</text:p>
          </table:table-cell>
          <table:table-cell office:value-type="float" office:value="123259767" calcext:value-type="float">
            <text:p>123259767</text:p>
          </table:table-cell>
          <table:table-cell office:value-type="float" office:value="2608214322" calcext:value-type="float">
            <text:p>2608214322</text:p>
          </table:table-cell>
          <table:table-cell table:formula="of:=[.N15]/[.$A15]" office:value-type="float" office:value="693.073692321777" calcext:value-type="float">
            <text:p>693.073692321777</text:p>
          </table:table-cell>
          <table:table-cell table:formula="of:=[.O15]/[.$A15]" office:value-type="float" office:value="470.198696136475" calcext:value-type="float">
            <text:p>470.198696136475</text:p>
          </table:table-cell>
          <table:table-cell table:formula="of:=[.Q15]/[.R15]" office:value-type="float" office:value="1.47400173164371" calcext:value-type="float">
            <text:p>1.47400173164371</text:p>
          </table:table-cell>
          <table:table-cell/>
        </table:table-row>
        <table:table-row table:style-name="ro1">
          <table:table-cell table:style-name="ce35" office:value-type="float" office:value="524288" calcext:value-type="float">
            <text:p>524288</text:p>
          </table:table-cell>
          <table:table-cell table:formula="of:=IF( [.A16]*64 &gt;= (1024 * 1024); COM.MICROSOFT.CONCAT(TEXT([.A16]*64/(1024*1024); &quot;0&quot;); &quot;MB&quot;); IF( [.A16]*64 &gt;= 1024; COM.MICROSOFT.CONCAT(TEXT([.A16]*64/(1024); &quot;0&quot;); &quot;KB&quot;);  COM.MICROSOFT.CONCAT(TEXT([.A16]*64; &quot;0&quot;); &quot;B&quot;)))" office:value-type="string" office:string-value="32MB" calcext:value-type="string">
            <text:p>32MB</text:p>
          </table:table-cell>
          <table:table-cell table:style-name="ce11" table:number-columns-repeated="4"/>
          <table:table-cell table:style-name="ce11" table:formula="of:=[.G15] * 2" office:value-type="float" office:value="5721252716" calcext:value-type="float">
            <text:p>5721252716</text:p>
          </table:table-cell>
          <table:table-cell table:style-name="ce11" table:formula="of:=[.E16]/[.$A16]" office:value-type="float" office:value="0" calcext:value-type="float">
            <text:p>0</text:p>
          </table:table-cell>
          <table:table-cell table:style-name="ce11" table:formula="of:=[.F16]/[.$A16]" office:value-type="float" office:value="0" calcext:value-type="float">
            <text:p>0</text:p>
          </table:table-cell>
          <table:table-cell table:style-name="ce51" table:formula="of:=[.H16]/[.I16]" office:value-type="string" office:string-value="" calcext:value-type="error">
            <text:p>#DIV/0!</text:p>
          </table:table-cell>
          <table:table-cell table:style-name="ce17" table:formula="of:=[.G16]/[.A16]" office:value-type="float" office:value="10912.4235458374" calcext:value-type="float">
            <text:p>10912.4235458374</text:p>
          </table:table-cell>
          <table:table-cell office:value-type="float" office:value="427771809" calcext:value-type="float">
            <text:p>427771809</text:p>
          </table:table-cell>
          <table:table-cell office:value-type="float" office:value="266552843" calcext:value-type="float">
            <text:p>266552843</text:p>
          </table:table-cell>
          <table:table-cell office:value-type="float" office:value="428294815" calcext:value-type="float">
            <text:p>428294815</text:p>
          </table:table-cell>
          <table:table-cell office:value-type="float" office:value="266552843" calcext:value-type="float">
            <text:p>266552843</text:p>
          </table:table-cell>
          <table:table-cell table:style-name="ce11"/>
          <table:table-cell table:formula="of:=[.N16]/[.$A16]" office:value-type="float" office:value="816.907529830933" calcext:value-type="float">
            <text:p>816.907529830933</text:p>
          </table:table-cell>
          <table:table-cell table:formula="of:=[.O16]/[.$A16]" office:value-type="float" office:value="508.409200668335" calcext:value-type="float">
            <text:p>508.409200668335</text:p>
          </table:table-cell>
          <table:table-cell table:formula="of:=[.Q16]/[.R16]" office:value-type="float" office:value="1.60679139708144" calcext:value-type="float">
            <text:p>1.60679139708144</text:p>
          </table:table-cell>
          <table:table-cell table:style-name="ce17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46" table:number-columns-spanned="10" table:number-rows-spanned="1"/>
          <table:covered-table-cell table:number-columns-repeated="8"/>
          <table:covered-table-cell table:style-name="Default"/>
          <table:table-cell table:style-name="Default"/>
          <table:table-cell table:number-columns-repeated="8"/>
          <table:table-cell table:style-name="Default"/>
        </table:table-row>
      </table:table>
      <table:table table:name="mycached - 1K + 16M" table:style-name="ta1"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50"/>
        <table:table-column table:style-name="co1" table:default-cell-style-name="ce16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ce2" table:number-columns-repeated="2"/>
          <table:table-cell table:style-name="ce36" office:value-type="string" calcext:value-type="string" table:number-columns-spanned="9" table:number-rows-spanned="1">
            <text:p>Baseline</text:p>
          </table:table-cell>
          <table:covered-table-cell table:style-name="ce38"/>
          <table:covered-table-cell table:style-name="ce7"/>
          <table:covered-table-cell table:number-columns-repeated="5" table:style-name="ce38"/>
          <table:covered-table-cell table:style-name="ce39"/>
          <table:table-cell table:style-name="ce41" office:value-type="string" calcext:value-type="string" table:number-columns-spanned="9" table:number-rows-spanned="1">
            <text:p>SecCells</text:p>
          </table:table-cell>
          <table:covered-table-cell table:style-name="ce38"/>
          <table:covered-table-cell table:style-name="ce7"/>
          <table:covered-table-cell table:number-columns-repeated="5" table:style-name="ce38"/>
          <table:covered-table-cell table:style-name="ce39"/>
        </table:table-row>
        <table:table-row table:style-name="ro1">
          <table:table-cell/>
          <table:table-cell table:style-name="ce3"/>
          <table:table-cell table:style-name="ce24" office:value-type="string" calcext:value-type="string" table:number-columns-spanned="2" table:number-rows-spanned="1">
            <text:p>Iteration 1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2</text:p>
          </table:table-cell>
          <table:covered-table-cell table:style-name="ce26"/>
          <table:table-cell table:style-name="ce26" table:number-columns-repeated="4"/>
          <table:table-cell table:style-name="ce15"/>
          <table:table-cell table:style-name="ce42" office:value-type="string" calcext:value-type="string" table:number-columns-spanned="2" table:number-rows-spanned="1">
            <text:p>Iteration 1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Iteration 2</text:p>
          </table:table-cell>
          <table:covered-table-cell table:style-name="ce26"/>
          <table:table-cell table:style-name="ce26" table:number-columns-repeated="4"/>
          <table:table-cell table:style-name="ce15"/>
        </table:table-row>
        <table:table-row table:style-name="ro1">
          <table:table-cell table:style-name="ce34" office:value-type="string" calcext:value-type="string">
            <text:p>Baseline</text:p>
          </table:table-cell>
          <table:table-cell table:style-name="ce34"/>
          <table:table-cell table:style-name="ce37" office:value-type="string" calcext:value-type="string">
            <text:p>mcycle</text:p>
          </table:table-cell>
          <table:table-cell table:style-name="ce37" office:value-type="string" calcext:value-type="string">
            <text:p>minstret</text:p>
          </table:table-cell>
          <table:table-cell table:style-name="ce37" office:value-type="string" calcext:value-type="string">
            <text:p>mcycle</text:p>
          </table:table-cell>
          <table:table-cell table:style-name="ce37" office:value-type="string" calcext:value-type="string">
            <text:p>minstret</text:p>
          </table:table-cell>
          <table:table-cell table:style-name="ce37" office:value-type="string" calcext:value-type="string">
            <text:p>cycles sim</text:p>
          </table:table-cell>
          <table:table-cell table:style-name="ce37" office:value-type="string" calcext:value-type="string">
            <text:p>cycles/req</text:p>
          </table:table-cell>
          <table:table-cell table:style-name="ce37" office:value-type="string" calcext:value-type="string">
            <text:p>inst/req</text:p>
          </table:table-cell>
          <table:table-cell table:style-name="ce37" office:value-type="string" calcext:value-type="string">
            <text:p>cycles/inst</text:p>
          </table:table-cell>
          <table:table-cell table:style-name="ce40" office:value-type="string" calcext:value-type="string">
            <text:p>cycles/req total</text:p>
          </table:table-cell>
          <table:table-cell table:style-name="ce34" office:value-type="string" calcext:value-type="string">
            <text:p>mcycle</text:p>
          </table:table-cell>
          <table:table-cell table:style-name="ce37" office:value-type="string" calcext:value-type="string">
            <text:p>minstret</text:p>
          </table:table-cell>
          <table:table-cell table:style-name="ce37" office:value-type="string" calcext:value-type="string">
            <text:p>mcycle</text:p>
          </table:table-cell>
          <table:table-cell table:style-name="ce37" office:value-type="string" calcext:value-type="string">
            <text:p>minstret</text:p>
          </table:table-cell>
          <table:table-cell table:style-name="ce37" office:value-type="string" calcext:value-type="string">
            <text:p>cycles sim</text:p>
          </table:table-cell>
          <table:table-cell table:style-name="ce37" office:value-type="string" calcext:value-type="string">
            <text:p>cycles/req</text:p>
          </table:table-cell>
          <table:table-cell table:style-name="ce37" office:value-type="string" calcext:value-type="string">
            <text:p>inst/req</text:p>
          </table:table-cell>
          <table:table-cell table:style-name="ce37" office:value-type="string" calcext:value-type="string">
            <text:p>cycles/inst</text:p>
          </table:table-cell>
          <table:table-cell table:style-name="ce40" office:value-type="string" calcext:value-type="string">
            <text:p>cycles/req tota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 [.A4]*64 &gt;= (1024 * 1024); COM.MICROSOFT.CONCAT(TEXT([.A4]*64/(1024*1024); &quot;0&quot;); &quot;MB&quot;); IF( [.A4]*64 &gt;= 1024; COM.MICROSOFT.CONCAT(TEXT([.A4]*64/(1024); &quot;0&quot;); &quot;KB&quot;);  COM.MICROSOFT.CONCAT(TEXT([.A4]*64; &quot;0&quot;); &quot;B&quot;)))" office:value-type="string" office:string-value="8KB" calcext:value-type="string">
            <text:p>8KB</text:p>
          </table:table-cell>
          <table:table-cell table:number-columns-repeated="5"/>
          <table:table-cell table:formula="of:=[.E4]/[.$A4]" office:value-type="float" office:value="0" calcext:value-type="float">
            <text:p>0</text:p>
          </table:table-cell>
          <table:table-cell table:formula="of:=[.F4]/[.$A4]" office:value-type="float" office:value="0" calcext:value-type="float">
            <text:p>0</text:p>
          </table:table-cell>
          <table:table-cell table:formula="of:=[.H4]/[.I4]" office:value-type="string" office:string-value="" calcext:value-type="error">
            <text:p>#DIV/0!</text:p>
          </table:table-cell>
          <table:table-cell table:formula="of:=[.G4]/[.A4]" office:value-type="float" office:value="0" calcext:value-type="float">
            <text:p>0</text:p>
          </table:table-cell>
          <table:table-cell office:value-type="float" office:value="72952" calcext:value-type="float">
            <text:p>72952</text:p>
          </table:table-cell>
          <table:table-cell office:value-type="float" office:value="55296" calcext:value-type="float">
            <text:p>55296</text:p>
          </table:table-cell>
          <table:table-cell office:value-type="float" office:value="71294" calcext:value-type="float">
            <text:p>71294</text:p>
          </table:table-cell>
          <table:table-cell office:value-type="float" office:value="55296" calcext:value-type="float">
            <text:p>55296</text:p>
          </table:table-cell>
          <table:table-cell/>
          <table:table-cell table:formula="of:=[.N4]/[.$A4]" office:value-type="float" office:value="556.984375" calcext:value-type="float">
            <text:p>556.984375</text:p>
          </table:table-cell>
          <table:table-cell table:formula="of:=[.O4]/[.$A4]" office:value-type="float" office:value="432" calcext:value-type="float">
            <text:p>432</text:p>
          </table:table-cell>
          <table:table-cell table:formula="of:=[.Q4]/[.R4]" office:value-type="float" office:value="1.28931568287037" calcext:value-type="float">
            <text:p>1.289315682870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 [.A5]*64 &gt;= (1024 * 1024); COM.MICROSOFT.CONCAT(TEXT([.A5]*64/(1024*1024); &quot;0&quot;); &quot;MB&quot;); IF( [.A5]*64 &gt;= 1024; COM.MICROSOFT.CONCAT(TEXT([.A5]*64/(1024); &quot;0&quot;); &quot;KB&quot;);  COM.MICROSOFT.CONCAT(TEXT([.A5]*64; &quot;0&quot;); &quot;B&quot;)))" office:value-type="string" office:string-value="16KB" calcext:value-type="string">
            <text:p>16KB</text:p>
          </table:table-cell>
          <table:table-cell table:number-columns-repeated="5"/>
          <table:table-cell table:formula="of:=[.E5]/[.$A5]" office:value-type="float" office:value="0" calcext:value-type="float">
            <text:p>0</text:p>
          </table:table-cell>
          <table:table-cell table:formula="of:=[.F5]/[.$A5]" office:value-type="float" office:value="0" calcext:value-type="float">
            <text:p>0</text:p>
          </table:table-cell>
          <table:table-cell table:formula="of:=[.H5]/[.I5]" office:value-type="string" office:string-value="" calcext:value-type="error">
            <text:p>#DIV/0!</text:p>
          </table:table-cell>
          <table:table-cell table:formula="of:=[.G5]/[.A5]" office:value-type="float" office:value="0" calcext:value-type="float">
            <text:p>0</text:p>
          </table:table-cell>
          <table:table-cell office:value-type="float" office:value="146903" calcext:value-type="float">
            <text:p>146903</text:p>
          </table:table-cell>
          <table:table-cell office:value-type="float" office:value="110611" calcext:value-type="float">
            <text:p>110611</text:p>
          </table:table-cell>
          <table:table-cell office:value-type="float" office:value="143950" calcext:value-type="float">
            <text:p>143950</text:p>
          </table:table-cell>
          <table:table-cell office:value-type="float" office:value="110611" calcext:value-type="float">
            <text:p>110611</text:p>
          </table:table-cell>
          <table:table-cell/>
          <table:table-cell table:formula="of:=[.N5]/[.$A5]" office:value-type="float" office:value="562.3046875" calcext:value-type="float">
            <text:p>562.3046875</text:p>
          </table:table-cell>
          <table:table-cell table:formula="of:=[.O5]/[.$A5]" office:value-type="float" office:value="432.07421875" calcext:value-type="float">
            <text:p>432.07421875</text:p>
          </table:table-cell>
          <table:table-cell table:formula="of:=[.Q5]/[.R5]" office:value-type="float" office:value="1.30140763576859" calcext:value-type="float">
            <text:p>1.3014076357685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 [.A6]*64 &gt;= (1024 * 1024); COM.MICROSOFT.CONCAT(TEXT([.A6]*64/(1024*1024); &quot;0&quot;); &quot;MB&quot;); IF( [.A6]*64 &gt;= 1024; COM.MICROSOFT.CONCAT(TEXT([.A6]*64/(1024); &quot;0&quot;); &quot;KB&quot;);  COM.MICROSOFT.CONCAT(TEXT([.A6]*64; &quot;0&quot;); &quot;B&quot;)))" office:value-type="string" office:string-value="32KB" calcext:value-type="string">
            <text:p>32KB</text:p>
          </table:table-cell>
          <table:table-cell table:number-columns-repeated="5"/>
          <table:table-cell table:formula="of:=[.E6]/[.$A6]" office:value-type="float" office:value="0" calcext:value-type="float">
            <text:p>0</text:p>
          </table:table-cell>
          <table:table-cell table:formula="of:=[.F6]/[.$A6]" office:value-type="float" office:value="0" calcext:value-type="float">
            <text:p>0</text:p>
          </table:table-cell>
          <table:table-cell table:formula="of:=[.H6]/[.I6]" office:value-type="string" office:string-value="" calcext:value-type="error">
            <text:p>#DIV/0!</text:p>
          </table:table-cell>
          <table:table-cell table:formula="of:=[.G6]/[.A6]" office:value-type="float" office:value="0" calcext:value-type="float">
            <text:p>0</text:p>
          </table:table-cell>
          <table:table-cell office:value-type="float" office:value="305706" calcext:value-type="float">
            <text:p>305706</text:p>
          </table:table-cell>
          <table:table-cell office:value-type="float" office:value="221222" calcext:value-type="float">
            <text:p>221222</text:p>
          </table:table-cell>
          <table:table-cell office:value-type="float" office:value="301553" calcext:value-type="float">
            <text:p>301553</text:p>
          </table:table-cell>
          <table:table-cell office:value-type="float" office:value="221222" calcext:value-type="float">
            <text:p>221222</text:p>
          </table:table-cell>
          <table:table-cell/>
          <table:table-cell table:formula="of:=[.N6]/[.$A6]" office:value-type="float" office:value="588.970703125" calcext:value-type="float">
            <text:p>588.970703125</text:p>
          </table:table-cell>
          <table:table-cell table:formula="of:=[.O6]/[.$A6]" office:value-type="float" office:value="432.07421875" calcext:value-type="float">
            <text:p>432.07421875</text:p>
          </table:table-cell>
          <table:table-cell table:formula="of:=[.Q6]/[.R6]" office:value-type="float" office:value="1.36312392076737" calcext:value-type="float">
            <text:p>1.36312392076737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IF( [.A7]*64 &gt;= (1024 * 1024); COM.MICROSOFT.CONCAT(TEXT([.A7]*64/(1024*1024); &quot;0&quot;); &quot;MB&quot;); IF( [.A7]*64 &gt;= 1024; COM.MICROSOFT.CONCAT(TEXT([.A7]*64/(1024); &quot;0&quot;); &quot;KB&quot;);  COM.MICROSOFT.CONCAT(TEXT([.A7]*64; &quot;0&quot;); &quot;B&quot;)))" office:value-type="string" office:string-value="64KB" calcext:value-type="string">
            <text:p>64KB</text:p>
          </table:table-cell>
          <table:table-cell table:number-columns-repeated="5"/>
          <table:table-cell table:formula="of:=[.E7]/[.$A7]" office:value-type="float" office:value="0" calcext:value-type="float">
            <text:p>0</text:p>
          </table:table-cell>
          <table:table-cell table:formula="of:=[.F7]/[.$A7]" office:value-type="float" office:value="0" calcext:value-type="float">
            <text:p>0</text:p>
          </table:table-cell>
          <table:table-cell table:formula="of:=[.H7]/[.I7]" office:value-type="string" office:string-value="" calcext:value-type="error">
            <text:p>#DIV/0!</text:p>
          </table:table-cell>
          <table:table-cell table:formula="of:=[.G7]/[.A7]" office:value-type="float" office:value="0" calcext:value-type="float">
            <text:p>0</text:p>
          </table:table-cell>
          <table:table-cell office:value-type="float" office:value="612029" calcext:value-type="float">
            <text:p>612029</text:p>
          </table:table-cell>
          <table:table-cell office:value-type="float" office:value="442520" calcext:value-type="float">
            <text:p>442520</text:p>
          </table:table-cell>
          <table:table-cell office:value-type="float" office:value="606991" calcext:value-type="float">
            <text:p>606991</text:p>
          </table:table-cell>
          <table:table-cell office:value-type="float" office:value="442520" calcext:value-type="float">
            <text:p>442520</text:p>
          </table:table-cell>
          <table:table-cell/>
          <table:table-cell table:formula="of:=[.N7]/[.$A7]" office:value-type="float" office:value="592.7646484375" calcext:value-type="float">
            <text:p>592.7646484375</text:p>
          </table:table-cell>
          <table:table-cell table:formula="of:=[.O7]/[.$A7]" office:value-type="float" office:value="432.1484375" calcext:value-type="float">
            <text:p>432.1484375</text:p>
          </table:table-cell>
          <table:table-cell table:formula="of:=[.Q7]/[.R7]" office:value-type="float" office:value="1.37166907710386" calcext:value-type="float">
            <text:p>1.37166907710386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IF( [.A8]*64 &gt;= (1024 * 1024); COM.MICROSOFT.CONCAT(TEXT([.A8]*64/(1024*1024); &quot;0&quot;); &quot;MB&quot;); IF( [.A8]*64 &gt;= 1024; COM.MICROSOFT.CONCAT(TEXT([.A8]*64/(1024); &quot;0&quot;); &quot;KB&quot;);  COM.MICROSOFT.CONCAT(TEXT([.A8]*64; &quot;0&quot;); &quot;B&quot;)))" office:value-type="string" office:string-value="128KB" calcext:value-type="string">
            <text:p>128KB</text:p>
          </table:table-cell>
          <table:table-cell table:number-columns-repeated="5"/>
          <table:table-cell table:formula="of:=[.E8]/[.$A8]" office:value-type="float" office:value="0" calcext:value-type="float">
            <text:p>0</text:p>
          </table:table-cell>
          <table:table-cell table:formula="of:=[.F8]/[.$A8]" office:value-type="float" office:value="0" calcext:value-type="float">
            <text:p>0</text:p>
          </table:table-cell>
          <table:table-cell table:formula="of:=[.H8]/[.I8]" office:value-type="string" office:string-value="" calcext:value-type="error">
            <text:p>#DIV/0!</text:p>
          </table:table-cell>
          <table:table-cell table:formula="of:=[.G8]/[.A8]" office:value-type="float" office:value="0" calcext:value-type="float">
            <text:p>0</text:p>
          </table:table-cell>
          <table:table-cell office:value-type="float" office:value="1186493" calcext:value-type="float">
            <text:p>1186493</text:p>
          </table:table-cell>
          <table:table-cell office:value-type="float" office:value="885548" calcext:value-type="float">
            <text:p>885548</text:p>
          </table:table-cell>
          <table:table-cell office:value-type="float" office:value="1180982" calcext:value-type="float">
            <text:p>1180982</text:p>
          </table:table-cell>
          <table:table-cell office:value-type="float" office:value="885548" calcext:value-type="float">
            <text:p>885548</text:p>
          </table:table-cell>
          <table:table-cell/>
          <table:table-cell table:formula="of:=[.N8]/[.$A8]" office:value-type="float" office:value="576.6513671875" calcext:value-type="float">
            <text:p>576.6513671875</text:p>
          </table:table-cell>
          <table:table-cell table:formula="of:=[.O8]/[.$A8]" office:value-type="float" office:value="432.396484375" calcext:value-type="float">
            <text:p>432.396484375</text:p>
          </table:table-cell>
          <table:table-cell table:formula="of:=[.Q8]/[.R8]" office:value-type="float" office:value="1.33361715005849" calcext:value-type="float">
            <text:p>1.33361715005849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IF( [.A9]*64 &gt;= (1024 * 1024); COM.MICROSOFT.CONCAT(TEXT([.A9]*64/(1024*1024); &quot;0&quot;); &quot;MB&quot;); IF( [.A9]*64 &gt;= 1024; COM.MICROSOFT.CONCAT(TEXT([.A9]*64/(1024); &quot;0&quot;); &quot;KB&quot;);  COM.MICROSOFT.CONCAT(TEXT([.A9]*64; &quot;0&quot;); &quot;B&quot;)))" office:value-type="string" office:string-value="256KB" calcext:value-type="string">
            <text:p>256KB</text:p>
          </table:table-cell>
          <table:table-cell table:number-columns-repeated="5"/>
          <table:table-cell table:formula="of:=[.E9]/[.$A9]" office:value-type="float" office:value="0" calcext:value-type="float">
            <text:p>0</text:p>
          </table:table-cell>
          <table:table-cell table:formula="of:=[.F9]/[.$A9]" office:value-type="float" office:value="0" calcext:value-type="float">
            <text:p>0</text:p>
          </table:table-cell>
          <table:table-cell table:formula="of:=[.H9]/[.I9]" office:value-type="string" office:string-value="" calcext:value-type="error">
            <text:p>#DIV/0!</text:p>
          </table:table-cell>
          <table:table-cell table:formula="of:=[.G9]/[.A9]" office:value-type="float" office:value="0" calcext:value-type="float">
            <text:p>0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1772250" calcext:value-type="float">
            <text:p>1772250</text:p>
          </table:table-cell>
          <table:table-cell office:value-type="float" office:value="2434047" calcext:value-type="float">
            <text:p>2434047</text:p>
          </table:table-cell>
          <table:table-cell office:value-type="float" office:value="1772250" calcext:value-type="float">
            <text:p>1772250</text:p>
          </table:table-cell>
          <table:table-cell/>
          <table:table-cell table:formula="of:=[.N9]/[.$A9]" office:value-type="float" office:value="594.249755859375" calcext:value-type="float">
            <text:p>594.249755859375</text:p>
          </table:table-cell>
          <table:table-cell table:formula="of:=[.O9]/[.$A9]" office:value-type="float" office:value="432.67822265625" calcext:value-type="float">
            <text:p>432.67822265625</text:p>
          </table:table-cell>
          <table:table-cell table:formula="of:=[.Q9]/[.R9]" office:value-type="float" office:value="1.3734219212865" calcext:value-type="float">
            <text:p>1.3734219212865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IF( [.A10]*64 &gt;= (1024 * 1024); COM.MICROSOFT.CONCAT(TEXT([.A10]*64/(1024*1024); &quot;0&quot;); &quot;MB&quot;); IF( [.A10]*64 &gt;= 1024; COM.MICROSOFT.CONCAT(TEXT([.A10]*64/(1024); &quot;0&quot;); &quot;KB&quot;);  COM.MICROSOFT.CONCAT(TEXT([.A10]*64; &quot;0&quot;); &quot;B&quot;)))" office:value-type="string" office:string-value="512KB" calcext:value-type="string">
            <text:p>512KB</text:p>
          </table:table-cell>
          <table:table-cell table:number-columns-repeated="5"/>
          <table:table-cell table:formula="of:=[.E10]/[.$A10]" office:value-type="float" office:value="0" calcext:value-type="float">
            <text:p>0</text:p>
          </table:table-cell>
          <table:table-cell table:formula="of:=[.F10]/[.$A10]" office:value-type="float" office:value="0" calcext:value-type="float">
            <text:p>0</text:p>
          </table:table-cell>
          <table:table-cell table:formula="of:=[.H10]/[.I10]" office:value-type="string" office:string-value="" calcext:value-type="error">
            <text:p>#DIV/0!</text:p>
          </table:table-cell>
          <table:table-cell table:formula="of:=[.G10]/[.A10]" office:value-type="float" office:value="0" calcext:value-type="float">
            <text:p>0</text:p>
          </table:table-cell>
          <table:table-cell office:value-type="float" office:value="4886299" calcext:value-type="float">
            <text:p>4886299</text:p>
          </table:table-cell>
          <table:table-cell office:value-type="float" office:value="3548623" calcext:value-type="float">
            <text:p>3548623</text:p>
          </table:table-cell>
          <table:table-cell office:value-type="float" office:value="4880337" calcext:value-type="float">
            <text:p>4880337</text:p>
          </table:table-cell>
          <table:table-cell office:value-type="float" office:value="3548623" calcext:value-type="float">
            <text:p>3548623</text:p>
          </table:table-cell>
          <table:table-cell/>
          <table:table-cell table:formula="of:=[.N10]/[.$A10]" office:value-type="float" office:value="595.744262695313" calcext:value-type="float">
            <text:p>595.744262695313</text:p>
          </table:table-cell>
          <table:table-cell table:formula="of:=[.O10]/[.$A10]" office:value-type="float" office:value="433.181518554688" calcext:value-type="float">
            <text:p>433.181518554688</text:p>
          </table:table-cell>
          <table:table-cell table:formula="of:=[.Q10]/[.R10]" office:value-type="float" office:value="1.37527626913313" calcext:value-type="float">
            <text:p>1.37527626913313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IF( [.A11]*64 &gt;= (1024 * 1024); COM.MICROSOFT.CONCAT(TEXT([.A11]*64/(1024*1024); &quot;0&quot;); &quot;MB&quot;); IF( [.A11]*64 &gt;= 1024; COM.MICROSOFT.CONCAT(TEXT([.A11]*64/(1024); &quot;0&quot;); &quot;KB&quot;);  COM.MICROSOFT.CONCAT(TEXT([.A11]*64; &quot;0&quot;); &quot;B&quot;)))" office:value-type="string" office:string-value="1MB" calcext:value-type="string">
            <text:p>1MB</text:p>
          </table:table-cell>
          <table:table-cell table:number-columns-repeated="5"/>
          <table:table-cell table:formula="of:=[.E11]/[.$A11]" office:value-type="float" office:value="0" calcext:value-type="float">
            <text:p>0</text:p>
          </table:table-cell>
          <table:table-cell table:formula="of:=[.F11]/[.$A11]" office:value-type="float" office:value="0" calcext:value-type="float">
            <text:p>0</text:p>
          </table:table-cell>
          <table:table-cell table:formula="of:=[.H11]/[.I11]" office:value-type="string" office:string-value="" calcext:value-type="error">
            <text:p>#DIV/0!</text:p>
          </table:table-cell>
          <table:table-cell table:formula="of:=[.G11]/[.A11]" office:value-type="float" office:value="0" calcext:value-type="float">
            <text:p>0</text:p>
          </table:table-cell>
          <table:table-cell office:value-type="float" office:value="9829296" calcext:value-type="float">
            <text:p>9829296</text:p>
          </table:table-cell>
          <table:table-cell office:value-type="float" office:value="7116023" calcext:value-type="float">
            <text:p>7116023</text:p>
          </table:table-cell>
          <table:table-cell office:value-type="float" office:value="9822103" calcext:value-type="float">
            <text:p>9822103</text:p>
          </table:table-cell>
          <table:table-cell office:value-type="float" office:value="7116023" calcext:value-type="float">
            <text:p>7116023</text:p>
          </table:table-cell>
          <table:table-cell office:value-type="float" office:value="226174998" calcext:value-type="float">
            <text:p>226174998</text:p>
          </table:table-cell>
          <table:table-cell table:formula="of:=[.N11]/[.$A11]" office:value-type="float" office:value="599.493591308594" calcext:value-type="float">
            <text:p>599.493591308594</text:p>
          </table:table-cell>
          <table:table-cell table:formula="of:=[.O11]/[.$A11]" office:value-type="float" office:value="434.327575683594" calcext:value-type="float">
            <text:p>434.327575683594</text:p>
          </table:table-cell>
          <table:table-cell table:formula="of:=[.Q11]/[.R11]" office:value-type="float" office:value="1.38027982765092" calcext:value-type="float">
            <text:p>1.38027982765092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IF( [.A12]*64 &gt;= (1024 * 1024); COM.MICROSOFT.CONCAT(TEXT([.A12]*64/(1024*1024); &quot;0&quot;); &quot;MB&quot;); IF( [.A12]*64 &gt;= 1024; COM.MICROSOFT.CONCAT(TEXT([.A12]*64/(1024); &quot;0&quot;); &quot;KB&quot;);  COM.MICROSOFT.CONCAT(TEXT([.A12]*64; &quot;0&quot;); &quot;B&quot;)))" office:value-type="string" office:string-value="2MB" calcext:value-type="string">
            <text:p>2MB</text:p>
          </table:table-cell>
          <table:table-cell table:number-columns-repeated="5"/>
          <table:table-cell table:formula="of:=[.E12]/[.$A12]" office:value-type="float" office:value="0" calcext:value-type="float">
            <text:p>0</text:p>
          </table:table-cell>
          <table:table-cell table:formula="of:=[.F12]/[.$A12]" office:value-type="float" office:value="0" calcext:value-type="float">
            <text:p>0</text:p>
          </table:table-cell>
          <table:table-cell table:formula="of:=[.H12]/[.I12]" office:value-type="string" office:string-value="" calcext:value-type="error">
            <text:p>#DIV/0!</text:p>
          </table:table-cell>
          <table:table-cell table:formula="of:=[.G12]/[.A12]" office:value-type="float" office:value="0" calcext:value-type="float">
            <text:p>0</text:p>
          </table:table-cell>
          <table:table-cell table:style-name="ce3" office:value-type="float" office:value="19853348" calcext:value-type="float">
            <text:p>19853348</text:p>
          </table:table-cell>
          <table:table-cell office:value-type="float" office:value="14311779" calcext:value-type="float">
            <text:p>14311779</text:p>
          </table:table-cell>
          <table:table-cell office:value-type="float" office:value="19847245" calcext:value-type="float">
            <text:p>19847245</text:p>
          </table:table-cell>
          <table:table-cell office:value-type="float" office:value="14311779" calcext:value-type="float">
            <text:p>14311779</text:p>
          </table:table-cell>
          <table:table-cell office:value-type="float" office:value="356874270" calcext:value-type="float">
            <text:p>356874270</text:p>
          </table:table-cell>
          <table:table-cell table:formula="of:=[.N12]/[.$A12]" office:value-type="float" office:value="605.689849853516" calcext:value-type="float">
            <text:p>605.689849853516</text:p>
          </table:table-cell>
          <table:table-cell table:formula="of:=[.O12]/[.$A12]" office:value-type="float" office:value="436.760833740234" calcext:value-type="float">
            <text:p>436.760833740234</text:p>
          </table:table-cell>
          <table:table-cell table:formula="of:=[.Q12]/[.R12]" office:value-type="float" office:value="1.38677693388083" calcext:value-type="float">
            <text:p>1.38677693388083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IF( [.A13]*64 &gt;= (1024 * 1024); COM.MICROSOFT.CONCAT(TEXT([.A13]*64/(1024*1024); &quot;0&quot;); &quot;MB&quot;); IF( [.A13]*64 &gt;= 1024; COM.MICROSOFT.CONCAT(TEXT([.A13]*64/(1024); &quot;0&quot;); &quot;KB&quot;);  COM.MICROSOFT.CONCAT(TEXT([.A13]*64; &quot;0&quot;); &quot;B&quot;)))" office:value-type="string" office:string-value="4MB" calcext:value-type="string">
            <text:p>4MB</text:p>
          </table:table-cell>
          <table:table-cell table:number-columns-repeated="5"/>
          <table:table-cell table:formula="of:=[.E13]/[.$A13]" office:value-type="float" office:value="0" calcext:value-type="float">
            <text:p>0</text:p>
          </table:table-cell>
          <table:table-cell table:formula="of:=[.F13]/[.$A13]" office:value-type="float" office:value="0" calcext:value-type="float">
            <text:p>0</text:p>
          </table:table-cell>
          <table:table-cell table:formula="of:=[.H13]/[.I13]" office:value-type="string" office:string-value="" calcext:value-type="error">
            <text:p>#DIV/0!</text:p>
          </table:table-cell>
          <table:table-cell table:formula="of:=[.G13]/[.A13]" office:value-type="float" office:value="0" calcext:value-type="float">
            <text:p>0</text:p>
          </table:table-cell>
          <table:table-cell table:style-name="ce56" office:value-type="float" office:value="40482266" calcext:value-type="float">
            <text:p>40482266</text:p>
          </table:table-cell>
          <table:table-cell office:value-type="float" office:value="28936347" calcext:value-type="float">
            <text:p>28936347</text:p>
          </table:table-cell>
          <table:table-cell office:value-type="float" office:value="40476317" calcext:value-type="float">
            <text:p>40476317</text:p>
          </table:table-cell>
          <table:table-cell office:value-type="float" office:value="28936347" calcext:value-type="float">
            <text:p>28936347</text:p>
          </table:table-cell>
          <table:table-cell office:value-type="float" office:value="620230910" calcext:value-type="float">
            <text:p>620230910</text:p>
          </table:table-cell>
          <table:table-cell table:formula="of:=[.N13]/[.$A13]" office:value-type="float" office:value="617.619583129883" calcext:value-type="float">
            <text:p>617.619583129883</text:p>
          </table:table-cell>
          <table:table-cell table:formula="of:=[.O13]/[.$A13]" office:value-type="float" office:value="441.533615112305" calcext:value-type="float">
            <text:p>441.533615112305</text:p>
          </table:table-cell>
          <table:table-cell table:formula="of:=[.Q13]/[.R13]" office:value-type="float" office:value="1.39880535023996" calcext:value-type="float">
            <text:p>1.39880535023996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IF( [.A14]*64 &gt;= (1024 * 1024); COM.MICROSOFT.CONCAT(TEXT([.A14]*64/(1024*1024); &quot;0&quot;); &quot;MB&quot;); IF( [.A14]*64 &gt;= 1024; COM.MICROSOFT.CONCAT(TEXT([.A14]*64/(1024); &quot;0&quot;); &quot;KB&quot;);  COM.MICROSOFT.CONCAT(TEXT([.A14]*64; &quot;0&quot;); &quot;B&quot;)))" office:value-type="string" office:string-value="8MB" calcext:value-type="string">
            <text:p>8MB</text:p>
          </table:table-cell>
          <table:table-cell table:number-columns-repeated="5"/>
          <table:table-cell table:formula="of:=[.E14]/[.$A14]" office:value-type="float" office:value="0" calcext:value-type="float">
            <text:p>0</text:p>
          </table:table-cell>
          <table:table-cell table:formula="of:=[.F14]/[.$A14]" office:value-type="float" office:value="0" calcext:value-type="float">
            <text:p>0</text:p>
          </table:table-cell>
          <table:table-cell table:formula="of:=[.H14]/[.I14]" office:value-type="string" office:string-value="" calcext:value-type="error">
            <text:p>#DIV/0!</text:p>
          </table:table-cell>
          <table:table-cell table:formula="of:=[.G14]/[.A14]" office:value-type="float" office:value="0" calcext:value-type="float">
            <text:p>0</text:p>
          </table:table-cell>
          <table:table-cell table:style-name="ce3"/>
          <table:table-cell table:number-columns-repeated="4"/>
          <table:table-cell table:formula="of:=[.N14]/[.$A14]" office:value-type="float" office:value="0" calcext:value-type="float">
            <text:p>0</text:p>
          </table:table-cell>
          <table:table-cell table:formula="of:=[.O14]/[.$A14]" office:value-type="float" office:value="0" calcext:value-type="float">
            <text:p>0</text:p>
          </table:table-cell>
          <table:table-cell table:formula="of:=[.Q14]/[.R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IF( [.A15]*64 &gt;= (1024 * 1024); COM.MICROSOFT.CONCAT(TEXT([.A15]*64/(1024*1024); &quot;0&quot;); &quot;MB&quot;); IF( [.A15]*64 &gt;= 1024; COM.MICROSOFT.CONCAT(TEXT([.A15]*64/(1024); &quot;0&quot;); &quot;KB&quot;);  COM.MICROSOFT.CONCAT(TEXT([.A15]*64; &quot;0&quot;); &quot;B&quot;)))" office:value-type="string" office:string-value="16MB" calcext:value-type="string">
            <text:p>16MB</text:p>
          </table:table-cell>
          <table:table-cell table:number-columns-repeated="5"/>
          <table:table-cell table:formula="of:=[.E15]/[.$A15]" office:value-type="float" office:value="0" calcext:value-type="float">
            <text:p>0</text:p>
          </table:table-cell>
          <table:table-cell table:formula="of:=[.F15]/[.$A15]" office:value-type="float" office:value="0" calcext:value-type="float">
            <text:p>0</text:p>
          </table:table-cell>
          <table:table-cell table:formula="of:=[.H15]/[.I15]" office:value-type="string" office:string-value="" calcext:value-type="error">
            <text:p>#DIV/0!</text:p>
          </table:table-cell>
          <table:table-cell table:formula="of:=[.G15]/[.A15]" office:value-type="float" office:value="0" calcext:value-type="float">
            <text:p>0</text:p>
          </table:table-cell>
          <table:table-cell office:value-type="float" office:value="182035583" calcext:value-type="float">
            <text:p>182035583</text:p>
          </table:table-cell>
          <table:table-cell office:value-type="float" office:value="123258379" calcext:value-type="float">
            <text:p>123258379</text:p>
          </table:table-cell>
          <table:table-cell office:value-type="float" office:value="181685110" calcext:value-type="float">
            <text:p>181685110</text:p>
          </table:table-cell>
          <table:table-cell office:value-type="float" office:value="123259767" calcext:value-type="float">
            <text:p>123259767</text:p>
          </table:table-cell>
          <table:table-cell office:value-type="float" office:value="2608214322" calcext:value-type="float">
            <text:p>2608214322</text:p>
          </table:table-cell>
          <table:table-cell table:formula="of:=[.N15]/[.$A15]" office:value-type="float" office:value="693.073692321777" calcext:value-type="float">
            <text:p>693.073692321777</text:p>
          </table:table-cell>
          <table:table-cell table:formula="of:=[.O15]/[.$A15]" office:value-type="float" office:value="470.198696136475" calcext:value-type="float">
            <text:p>470.198696136475</text:p>
          </table:table-cell>
          <table:table-cell table:formula="of:=[.Q15]/[.R15]" office:value-type="float" office:value="1.47400173164371" calcext:value-type="float">
            <text:p>1.47400173164371</text:p>
          </table:table-cell>
          <table:table-cell/>
        </table:table-row>
        <table:table-row table:style-name="ro1">
          <table:table-cell table:style-name="ce35" office:value-type="float" office:value="524288" calcext:value-type="float">
            <text:p>524288</text:p>
          </table:table-cell>
          <table:table-cell table:formula="of:=IF( [.A16]*64 &gt;= (1024 * 1024); COM.MICROSOFT.CONCAT(TEXT([.A16]*64/(1024*1024); &quot;0&quot;); &quot;MB&quot;); IF( [.A16]*64 &gt;= 1024; COM.MICROSOFT.CONCAT(TEXT([.A16]*64/(1024); &quot;0&quot;); &quot;KB&quot;);  COM.MICROSOFT.CONCAT(TEXT([.A16]*64; &quot;0&quot;); &quot;B&quot;)))" office:value-type="string" office:string-value="32MB" calcext:value-type="string">
            <text:p>32MB</text:p>
          </table:table-cell>
          <table:table-cell table:style-name="ce11" table:number-columns-repeated="4"/>
          <table:table-cell table:style-name="ce11" table:formula="of:=[.G15] * 2" office:value-type="float" office:value="0" calcext:value-type="float">
            <text:p>0</text:p>
          </table:table-cell>
          <table:table-cell table:style-name="ce11" table:formula="of:=[.E16]/[.$A16]" office:value-type="float" office:value="0" calcext:value-type="float">
            <text:p>0</text:p>
          </table:table-cell>
          <table:table-cell table:style-name="ce11" table:formula="of:=[.F16]/[.$A16]" office:value-type="float" office:value="0" calcext:value-type="float">
            <text:p>0</text:p>
          </table:table-cell>
          <table:table-cell table:style-name="ce51" table:formula="of:=[.H16]/[.I16]" office:value-type="string" office:string-value="" calcext:value-type="error">
            <text:p>#DIV/0!</text:p>
          </table:table-cell>
          <table:table-cell table:style-name="ce17" table:formula="of:=[.G16]/[.A16]" office:value-type="float" office:value="0" calcext:value-type="float">
            <text:p>0</text:p>
          </table:table-cell>
          <table:table-cell office:value-type="float" office:value="427771809" calcext:value-type="float">
            <text:p>427771809</text:p>
          </table:table-cell>
          <table:table-cell office:value-type="float" office:value="266552843" calcext:value-type="float">
            <text:p>266552843</text:p>
          </table:table-cell>
          <table:table-cell office:value-type="float" office:value="428294815" calcext:value-type="float">
            <text:p>428294815</text:p>
          </table:table-cell>
          <table:table-cell office:value-type="float" office:value="266552843" calcext:value-type="float">
            <text:p>266552843</text:p>
          </table:table-cell>
          <table:table-cell table:style-name="ce11"/>
          <table:table-cell table:formula="of:=[.N16]/[.$A16]" office:value-type="float" office:value="816.907529830933" calcext:value-type="float">
            <text:p>816.907529830933</text:p>
          </table:table-cell>
          <table:table-cell table:formula="of:=[.O16]/[.$A16]" office:value-type="float" office:value="508.409200668335" calcext:value-type="float">
            <text:p>508.409200668335</text:p>
          </table:table-cell>
          <table:table-cell table:formula="of:=[.Q16]/[.R16]" office:value-type="float" office:value="1.60679139708144" calcext:value-type="float">
            <text:p>1.60679139708144</text:p>
          </table:table-cell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6:10:00.261644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4:11:41.891450991</meta:creation-date>
    <meta:generator>LibreOffice/6.4.7.2$Linux_X86_64 LibreOffice_project/40$Build-2</meta:generator>
    <dc:date>2022-05-02T14:17:12.321631734</dc:date>
    <meta:editing-duration>PT11H29M42S</meta:editing-duration>
    <meta:editing-cycles>17</meta:editing-cycles>
    <meta:document-statistic meta:table-count="3" meta:cell-count="105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093cm" svg:y="3.954cm" style:legend-expansion="high" chart:style-name="ch2"/>
        <chart:plot-area chart:style-name="ch3" table:cell-range-address="'mycached - 128k+2M'.A5:'mycached - 128k+2M'.A12 'mycached - 128k+2M'.A2:'mycached - 128k+2M'.A2 'mycached - 128k+2M'.F5:'mycached - 128k+2M'.F12 'mycached - 128k+2M'.M5:'mycached - 128k+2M'.M12" chart:data-source-has-labels="both" svg:x="0.319cm" svg:y="0.18cm" svg:width="12.455cm" svg:height="8.645cm">
          <chartooo:coordinate-region svg:x="0.597cm" svg:y="0.379cm" svg:width="11.369cm" svg:height="7.799cm"/>
          <chart:axis chart:dimension="x" chart:name="primary-x" chart:style-name="ch4" chartooo:axis-type="auto">
            <chartooo:date-scale/>
            <chart:categories table:cell-range-address="'mycached - 128k+2M'.A5:'mycached - 128k+2M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ycached - 128k+2M'.F5:'mycached - 128k+2M'.F12" chart:label-cell-address="'mycached - 128k+2M'.A2:'mycached - 128k+2M'.A2" chart:class="chart:line">
            <chart:data-point chart:repeated="8"/>
          </chart:series>
          <chart:series chart:style-name="ch8" chart:values-cell-range-address="'mycached - 128k+2M'.M5:'mycached - 128k+2M'.M12" chart:label-cell-address="'mycached - 128k+2M'.A2:'mycached - 128k+2M'.A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mycached - 128k+2M'.A2:'mycached - 128k+2M'.A2</svg:desc>
                </draw:g>
              </table:table-cell>
              <table:table-cell office:value-type="string">
                <text:p/>
                <draw:g>
                  <svg:desc>'mycached - 128k+2M'.A2:'mycached - 128k+2M'.A2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'mycached - 128k+2M'.A5:'mycached - 128k+2M'.A12</svg:desc>
                </draw:g>
              </table:table-cell>
              <table:table-cell office:value-type="float" office:value="980.777587890625">
                <text:p>980.777587890625</text:p>
                <draw:g>
                  <svg:desc>'mycached - 128k+2M'.F5:'mycached - 128k+2M'.F12</svg:desc>
                </draw:g>
              </table:table-cell>
              <table:table-cell office:value-type="float" office:value="981.628265380859">
                <text:p>981.628265380859</text:p>
                <draw:g>
                  <svg:desc>'mycached - 128k+2M'.M5:'mycached - 128k+2M'.M12</svg:desc>
                </draw:g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57.645874023438">
                <text:p>957.645874023438</text:p>
              </table:table-cell>
              <table:table-cell office:value-type="float" office:value="967.900939941406">
                <text:p>967.90093994140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52.556030273438">
                <text:p>952.556030273438</text:p>
              </table:table-cell>
              <table:table-cell office:value-type="float" office:value="948.391357421875">
                <text:p>948.39135742187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46.464111328125">
                <text:p>946.464111328125</text:p>
              </table:table-cell>
              <table:table-cell office:value-type="float" office:value="944.711181640625">
                <text:p>944.71118164062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49.34033203125">
                <text:p>949.34033203125</text:p>
              </table:table-cell>
              <table:table-cell office:value-type="float" office:value="942.5302734375">
                <text:p>942.5302734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43.546875">
                <text:p>943.546875</text:p>
              </table:table-cell>
              <table:table-cell office:value-type="float" office:value="934.9736328125">
                <text:p>934.9736328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45.224609375">
                <text:p>945.224609375</text:p>
              </table:table-cell>
              <table:table-cell office:value-type="float" office:value="938.048828125">
                <text:p>938.048828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22.92578125">
                <text:p>922.92578125</text:p>
              </table:table-cell>
              <table:table-cell office:value-type="float" office:value="920.625">
                <text:p>920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2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355269" draw:fill-color="#35526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ot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7cm" svg:height="13.47cm" xlink:href=".." xlink:type="simple" chart:class="chart:line" chart:style-name="ch1">
        <chart:legend chart:legend-position="bottom" svg:x="1.383cm" svg:y="12.373cm" style:legend-expansion="wide" chart:style-name="ch2"/>
        <chart:plot-area chart:style-name="ch3" table:cell-range-address="'mycached - 128k+2M'.A67:'mycached - 128k+2M'.A79 'mycached - 128k+2M'.M36:'mycached - 128k+2M'.M48 'mycached - 128k+2M'.M52:'mycached - 128k+2M'.M64 'mycached - 128k+2M'.M67:'mycached - 128k+2M'.M79 'mycached - 128k+2M'.K36:'mycached - 128k+2M'.K48 'mycached - 128k+2M'.K52:'mycached - 128k+2M'.K64 'mycached - 128k+2M'.K67:'mycached - 128k+2M'.K79" chart:data-source-has-labels="both" svg:x="0.295cm" svg:y="0.269cm" svg:width="14.197cm" svg:height="11.651cm">
          <chartooo:coordinate-region svg:x="1.022cm" svg:y="0.468cm" svg:width="12.477cm" svg:height="10.041cm"/>
          <chart:axis chart:dimension="x" chart:name="primary-x" chart:style-name="ch4" chartooo:axis-type="auto">
            <chartooo:date-scale/>
            <chart:categories table:cell-range-address="'mycached - 128k+2M'.A67:'mycached - 128k+2M'.A7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mycached - 128k+2M'.M36:'mycached - 128k+2M'.M48" loext:label-string="securecells" chart:class="chart:line">
            <chart:data-point chart:repeated="13"/>
          </chart:series>
          <chart:series chart:attached-axis="primary-y" chart:style-name="ch9" chart:values-cell-range-address="'mycached - 128k+2M'.M52:'mycached - 128k+2M'.M64" loext:label-string="baseline" chart:class="chart:line">
            <chart:data-point chart:repeated="13"/>
          </chart:series>
          <chart:series chart:attached-axis="primary-y" chart:style-name="ch10" chart:values-cell-range-address="'mycached - 128k+2M'.M67:'mycached - 128k+2M'.M79" loext:label-string="cheri" chart:class="chart:line">
            <chart:data-point chart:repeated="13"/>
          </chart:series>
          <chart:series chart:attached-axis="secondary-y" chart:style-name="ch11" chart:values-cell-range-address="'mycached - 128k+2M'.K36:'mycached - 128k+2M'.K48" loext:label-string="securecellscycle" chart:class="chart:line">
            <chart:data-point chart:repeated="13"/>
          </chart:series>
          <chart:series chart:attached-axis="secondary-y" chart:style-name="ch12" chart:values-cell-range-address="'mycached - 128k+2M'.K52:'mycached - 128k+2M'.K64" loext:label-string="baselinecycle" chart:class="chart:line">
            <chart:data-point chart:repeated="13"/>
          </chart:series>
          <chart:series chart:attached-axis="secondary-y" chart:style-name="ch13" chart:values-cell-range-address="'mycached - 128k+2M'.K67:'mycached - 128k+2M'.K79" loext:label-string="chericycle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recells</text:p>
              </table:table-cell>
              <table:table-cell office:value-type="string">
                <text:p>baseline</text:p>
              </table:table-cell>
              <table:table-cell office:value-type="string">
                <text:p>cheri</text:p>
              </table:table-cell>
              <table:table-cell office:value-type="string">
                <text:p>securecellscycle</text:p>
              </table:table-cell>
              <table:table-cell office:value-type="string">
                <text:p>baselinecycle</text:p>
              </table:table-cell>
              <table:table-cell office:value-type="string">
                <text:p>chericycle</text:p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mycached - 128k+2M'.A67:'mycached - 128k+2M'.A79</svg:desc>
                </draw:g>
              </table:table-cell>
              <table:table-cell office:value-type="float" office:value="1.24289882330247">
                <text:p>1.24289882330247</text:p>
                <draw:g>
                  <svg:desc>'mycached - 128k+2M'.M36:'mycached - 128k+2M'.M48</svg:desc>
                </draw:g>
              </table:table-cell>
              <table:table-cell office:value-type="float" office:value="1.23931308962264">
                <text:p>1.23931308962264</text:p>
                <draw:g>
                  <svg:desc>'mycached - 128k+2M'.M52:'mycached - 128k+2M'.M64</svg:desc>
                </draw:g>
              </table:table-cell>
              <table:table-cell office:value-type="float" office:value="1.28301411290323">
                <text:p>1.28301411290323</text:p>
                <draw:g>
                  <svg:desc>'mycached - 128k+2M'.M67:'mycached - 128k+2M'.M79</svg:desc>
                </draw:g>
              </table:table-cell>
              <table:table-cell office:value-type="float" office:value="534.953125">
                <text:p>534.953125</text:p>
                <draw:g>
                  <svg:desc>'mycached - 128k+2M'.K36:'mycached - 128k+2M'.K48</svg:desc>
                </draw:g>
              </table:table-cell>
              <table:table-cell office:value-type="float" office:value="526.109375">
                <text:p>526.109375</text:p>
                <draw:g>
                  <svg:desc>'mycached - 128k+2M'.K52:'mycached - 128k+2M'.K64</svg:desc>
                </draw:g>
              </table:table-cell>
              <table:table-cell office:value-type="float" office:value="1034.109375">
                <text:p>1034.109375</text:p>
                <draw:g>
                  <svg:desc>'mycached - 128k+2M'.K67:'mycached - 128k+2M'.K79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9351812508099">
                <text:p>1.29351812508099</text:p>
              </table:table-cell>
              <table:table-cell office:value-type="float" office:value="1.30146857892038">
                <text:p>1.30146857892038</text:p>
              </table:table-cell>
              <table:table-cell office:value-type="float" office:value="1.31079935063362">
                <text:p>1.31079935063362</text:p>
              </table:table-cell>
              <table:table-cell office:value-type="float" office:value="556.38671875">
                <text:p>556.38671875</text:p>
              </table:table-cell>
              <table:table-cell office:value-type="float" office:value="548.6015625">
                <text:p>548.6015625</text:p>
              </table:table-cell>
              <table:table-cell office:value-type="float" office:value="1056.6015625">
                <text:p>1056.60156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31872357481022">
                <text:p>1.31872357481022</text:p>
              </table:table-cell>
              <table:table-cell office:value-type="float" office:value="1.33341316409212">
                <text:p>1.33341316409212</text:p>
              </table:table-cell>
              <table:table-cell office:value-type="float" office:value="1.33100724479659">
                <text:p>1.33100724479659</text:p>
              </table:table-cell>
              <table:table-cell office:value-type="float" office:value="569.751953125">
                <text:p>569.751953125</text:p>
              </table:table-cell>
              <table:table-cell office:value-type="float" office:value="564.890625">
                <text:p>564.890625</text:p>
              </table:table-cell>
              <table:table-cell office:value-type="float" office:value="1072.890625">
                <text:p>1072.8906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33561646931212">
                <text:p>1.33561646931212</text:p>
              </table:table-cell>
              <table:table-cell office:value-type="float" office:value="1.35832059334574">
                <text:p>1.35832059334574</text:p>
              </table:table-cell>
              <table:table-cell office:value-type="float" office:value="1.34354133757159">
                <text:p>1.34354133757159</text:p>
              </table:table-cell>
              <table:table-cell office:value-type="float" office:value="577.041015625">
                <text:p>577.041015625</text:p>
              </table:table-cell>
              <table:table-cell office:value-type="float" office:value="575.09375">
                <text:p>575.09375</text:p>
              </table:table-cell>
              <table:table-cell office:value-type="float" office:value="1083.09375">
                <text:p>1083.0937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3557149546571">
                <text:p>1.33557149546571</text:p>
              </table:table-cell>
              <table:table-cell office:value-type="float" office:value="1.3488800732658">
                <text:p>1.3488800732658</text:p>
              </table:table-cell>
              <table:table-cell office:value-type="float" office:value="1.33936179231002">
                <text:p>1.33936179231002</text:p>
              </table:table-cell>
              <table:table-cell office:value-type="float" office:value="577.4150390625">
                <text:p>577.4150390625</text:p>
              </table:table-cell>
              <table:table-cell office:value-type="float" office:value="572.056640625">
                <text:p>572.056640625</text:p>
              </table:table-cell>
              <table:table-cell office:value-type="float" office:value="1080.056640625">
                <text:p>1080.05664062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36092368458175">
                <text:p>1.36092368458175</text:p>
              </table:table-cell>
              <table:table-cell office:value-type="float" office:value="1.34934250541253">
                <text:p>1.34934250541253</text:p>
              </table:table-cell>
              <table:table-cell office:value-type="float" office:value="1.34007282953519">
                <text:p>1.34007282953519</text:p>
              </table:table-cell>
              <table:table-cell office:value-type="float" office:value="588.905029296875">
                <text:p>588.905029296875</text:p>
              </table:table-cell>
              <table:table-cell office:value-type="float" office:value="573.007568359375">
                <text:p>573.007568359375</text:p>
              </table:table-cell>
              <table:table-cell office:value-type="float" office:value="1081.00756835938">
                <text:p>1081.0075683593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.36235238288204">
                <text:p>1.36235238288204</text:p>
              </table:table-cell>
              <table:table-cell office:value-type="float" office:value="1.35280179143769">
                <text:p>1.35280179143769</text:p>
              </table:table-cell>
              <table:table-cell office:value-type="float" office:value="1.34166118330762">
                <text:p>1.34166118330762</text:p>
              </table:table-cell>
              <table:table-cell office:value-type="float" office:value="589.835815429688">
                <text:p>589.835815429688</text:p>
              </table:table-cell>
              <table:table-cell office:value-type="float" office:value="574.964111328125">
                <text:p>574.964111328125</text:p>
              </table:table-cell>
              <table:table-cell office:value-type="float" office:value="1082.96411132813">
                <text:p>1082.9641113281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.36863404366924">
                <text:p>1.36863404366924</text:p>
              </table:table-cell>
              <table:table-cell office:value-type="float" office:value="1.36218545651454">
                <text:p>1.36218545651454</text:p>
              </table:table-cell>
              <table:table-cell office:value-type="float" office:value="1.34559073982612">
                <text:p>1.34559073982612</text:p>
              </table:table-cell>
              <table:table-cell office:value-type="float" office:value="593.399353027344">
                <text:p>593.399353027344</text:p>
              </table:table-cell>
              <table:table-cell office:value-type="float" office:value="579.678100585938">
                <text:p>579.678100585938</text:p>
              </table:table-cell>
              <table:table-cell office:value-type="float" office:value="1087.67810058594">
                <text:p>1087.6781005859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.40748577331535">
                <text:p>1.40748577331535</text:p>
              </table:table-cell>
              <table:table-cell office:value-type="float" office:value="1.40918396337936">
                <text:p>1.40918396337936</text:p>
              </table:table-cell>
              <table:table-cell office:value-type="float" office:value="1.37085669893388">
                <text:p>1.37085669893388</text:p>
              </table:table-cell>
              <table:table-cell office:value-type="float" office:value="614.121643066406">
                <text:p>614.121643066406</text:p>
              </table:table-cell>
              <table:table-cell office:value-type="float" office:value="603.436920166016">
                <text:p>603.436920166016</text:p>
              </table:table-cell>
              <table:table-cell office:value-type="float" office:value="1111.43692016602">
                <text:p>1111.4369201660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.46217561601677">
                <text:p>1.46217561601677</text:p>
              </table:table-cell>
              <table:table-cell office:value-type="float" office:value="1.47773802665974">
                <text:p>1.47773802665974</text:p>
              </table:table-cell>
              <table:table-cell office:value-type="float" office:value="1.40846603551333">
                <text:p>1.40846603551333</text:p>
              </table:table-cell>
              <table:table-cell office:value-type="float" office:value="645.646286010742">
                <text:p>645.646286010742</text:p>
              </table:table-cell>
              <table:table-cell office:value-type="float" office:value="640.651397705078">
                <text:p>640.651397705078</text:p>
              </table:table-cell>
              <table:table-cell office:value-type="float" office:value="1148.65139770508">
                <text:p>1148.6513977050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.49864925267367">
                <text:p>1.49864925267367</text:p>
              </table:table-cell>
              <table:table-cell office:value-type="float" office:value="1.55297155420541">
                <text:p>1.55297155420541</text:p>
              </table:table-cell>
              <table:table-cell office:value-type="float" office:value="1.44974540026894">
                <text:p>1.44974540026894</text:p>
              </table:table-cell>
              <table:table-cell office:value-type="float" office:value="676.098495483398">
                <text:p>676.098495483398</text:p>
              </table:table-cell>
              <table:table-cell office:value-type="float" office:value="688.233749389648">
                <text:p>688.233749389648</text:p>
              </table:table-cell>
              <table:table-cell office:value-type="float" office:value="1196.23374938965">
                <text:p>1196.2337493896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.5943640284432">
                <text:p>1.5943640284432</text:p>
              </table:table-cell>
              <table:table-cell office:value-type="float" office:value="1.71482649334917">
                <text:p>1.71482649334917</text:p>
              </table:table-cell>
              <table:table-cell office:value-type="float" office:value="1.54050266646269">
                <text:p>1.54050266646269</text:p>
              </table:table-cell>
              <table:table-cell office:value-type="float" office:value="749.68440246582">
                <text:p>749.68440246582</text:p>
              </table:table-cell>
              <table:table-cell office:value-type="float" office:value="792.490295410156">
                <text:p>792.490295410156</text:p>
              </table:table-cell>
              <table:table-cell office:value-type="float" office:value="1300.49029541016">
                <text:p>1300.4902954101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.75782733888719">
                <text:p>1.75782733888719</text:p>
              </table:table-cell>
              <table:table-cell office:value-type="float" office:value="2.00712808255579">
                <text:p>2.00712808255579</text:p>
              </table:table-cell>
              <table:table-cell office:value-type="float" office:value="1.71384082662416">
                <text:p>1.71384082662416</text:p>
              </table:table-cell>
              <table:table-cell office:value-type="float" office:value="893.678705215454">
                <text:p>893.678705215454</text:p>
              </table:table-cell>
              <table:table-cell office:value-type="float" office:value="1004.30989456177">
                <text:p>1004.30989456177</text:p>
              </table:table-cell>
              <table:table-cell office:value-type="float" office:value="1512.30989456177">
                <text:p>1512.30989456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2.982cm" svg:y="3.954cm" style:legend-expansion="high" chart:style-name="ch2"/>
        <chart:plot-area chart:style-name="ch3" table:cell-range-address="'mycached - 128 +16M'.B4:'mycached - 128 +16M'.B16 'mycached - 128 +16M'.J3:'mycached - 128 +16M'.J16 'mycached - 128 +16M'.S3:'mycached - 128 +16M'.S16" chart:data-source-has-labels="both" svg:x="0.319cm" svg:y="0.18cm" svg:width="12.344cm" svg:height="8.645cm">
          <chartooo:coordinate-region svg:x="1.046cm" svg:y="0.18cm" svg:width="11.476cm" svg:height="7.186cm"/>
          <chart:axis chart:dimension="x" chart:name="primary-x" chart:style-name="ch4" chartooo:axis-type="auto">
            <chartooo:date-scale/>
            <chart:categories table:cell-range-address="'mycached - 128 +16M'.B4:'mycached - 128 +16M'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ycached - 128 +16M'.J4:'mycached - 128 +16M'.J16" chart:label-cell-address="'mycached - 128 +16M'.J3:'mycached - 128 +16M'.J3" chart:class="chart:line">
            <chart:data-point chart:repeated="13"/>
          </chart:series>
          <chart:series chart:style-name="ch8" chart:values-cell-range-address="'mycached - 128 +16M'.S4:'mycached - 128 +16M'.S16" chart:label-cell-address="'mycached - 128 +16M'.S3:'mycached - 128 +16M'.S3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inst</text:p>
                <draw:g>
                  <svg:desc>'mycached - 128 +16M'.J3:'mycached - 128 +16M'.J3</svg:desc>
                </draw:g>
              </table:table-cell>
              <table:table-cell office:value-type="string">
                <text:p>cycles/inst</text:p>
                <draw:g>
                  <svg:desc>'mycached - 128 +16M'.S3:'mycached - 128 +16M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KB</text:p>
                <draw:g>
                  <svg:desc>'mycached - 128 +16M'.B4:'mycached - 128 +16M'.B16</svg:desc>
                </draw:g>
              </table:table-cell>
              <table:table-cell office:value-type="float" office:value="1.26739386792453">
                <text:p>1.26739386792453</text:p>
                <draw:g>
                  <svg:desc>'mycached - 128 +16M'.J4:'mycached - 128 +16M'.J16</svg:desc>
                </draw:g>
              </table:table-cell>
              <table:table-cell office:value-type="float" office:value="1.28931568287037">
                <text:p>1.28931568287037</text:p>
                <draw:g>
                  <svg:desc>'mycached - 128 +16M'.S4:'mycached - 128 +16M'.S16</svg:desc>
                </draw:g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.2994021904332">
                <text:p>1.2994021904332</text:p>
              </table:table-cell>
              <table:table-cell office:value-type="float" office:value="1.30140763576859">
                <text:p>1.30140763576859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1.33344693864392">
                <text:p>1.33344693864392</text:p>
              </table:table-cell>
              <table:table-cell office:value-type="float" office:value="1.36312392076737">
                <text:p>1.36312392076737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1.34439640087676">
                <text:p>1.34439640087676</text:p>
              </table:table-cell>
              <table:table-cell office:value-type="float" office:value="1.37166907710386">
                <text:p>1.37166907710386</text:p>
              </table:table-cell>
            </table:table-row>
            <table:table-row>
              <table:table-cell office:value-type="string">
                <text:p>128KB</text:p>
              </table:table-cell>
              <table:table-cell office:value-type="float" office:value="1.33016668891026">
                <text:p>1.33016668891026</text:p>
              </table:table-cell>
              <table:table-cell office:value-type="float" office:value="1.33361715005849">
                <text:p>1.33361715005849</text:p>
              </table:table-cell>
            </table:table-row>
            <table:table-row>
              <table:table-cell office:value-type="string">
                <text:p>256KB</text:p>
              </table:table-cell>
              <table:table-cell office:value-type="float" office:value="1.35818536782789">
                <text:p>1.35818536782789</text:p>
              </table:table-cell>
              <table:table-cell office:value-type="float" office:value="1.3734219212865">
                <text:p>1.3734219212865</text:p>
              </table:table-cell>
            </table:table-row>
            <table:table-row>
              <table:table-cell office:value-type="string">
                <text:p>512KB</text:p>
              </table:table-cell>
              <table:table-cell office:value-type="float" office:value="1.36081183157354">
                <text:p>1.36081183157354</text:p>
              </table:table-cell>
              <table:table-cell office:value-type="float" office:value="1.37527626913313">
                <text:p>1.37527626913313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1.36837996429753">
                <text:p>1.36837996429753</text:p>
              </table:table-cell>
              <table:table-cell office:value-type="float" office:value="1.38027982765092">
                <text:p>1.38027982765092</text:p>
              </table:table-cell>
            </table:table-row>
            <table:table-row>
              <table:table-cell office:value-type="string">
                <text:p>2MB</text:p>
              </table:table-cell>
              <table:table-cell office:value-type="float" office:value="1.38209989085126">
                <text:p>1.38209989085126</text:p>
              </table:table-cell>
              <table:table-cell office:value-type="float" office:value="1.38677693388083">
                <text:p>1.38677693388083</text:p>
              </table:table-cell>
            </table:table-row>
            <table:table-row>
              <table:table-cell office:value-type="string">
                <text:p>4MB</text:p>
              </table:table-cell>
              <table:table-cell office:value-type="float" office:value="1.40711839997235">
                <text:p>1.40711839997235</text:p>
              </table:table-cell>
              <table:table-cell office:value-type="float" office:value="1.39880535023996">
                <text:p>1.39880535023996</text:p>
              </table:table-cell>
            </table:table-row>
            <table:table-row>
              <table:table-cell office:value-type="string">
                <text:p>8MB</text:p>
              </table:table-cell>
              <table:table-cell office:value-type="float" office:value="1.45204473535829">
                <text:p>1.45204473535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1.56883917164311">
                <text:p>1.56883917164311</text:p>
              </table:table-cell>
              <table:table-cell office:value-type="float" office:value="1.47400173164371">
                <text:p>1.47400173164371</text:p>
              </table:table-cell>
            </table:table-row>
            <table:table-row>
              <table:table-cell office:value-type="string">
                <text:p>32MB</text:p>
              </table:table-cell>
              <table:table-cell office:value-type="float" office:value="NaN">
                <text:p>NaN</text:p>
              </table:table-cell>
              <table:table-cell office:value-type="float" office:value="1.60679139708144">
                <text:p>1.60679139708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19cm" svg:y="3.954cm" style:legend-expansion="high" chart:style-name="ch2"/>
        <chart:plot-area chart:style-name="ch3" table:cell-range-address="'mycached - 128k+2M'.A5:'mycached - 128k+2M'.A12 'mycached - 128k+2M'.H5:'mycached - 128k+2M'.H12 'mycached - 128k+2M'.O5:'mycached - 128k+2M'.O12" chart:data-source-has-labels="column" svg:x="0.319cm" svg:y="0.18cm" svg:width="12.481cm" svg:height="8.645cm">
          <chartooo:coordinate-region svg:x="0.597cm" svg:y="0.38cm" svg:width="11.29cm" svg:height="7.799cm"/>
          <chart:axis chart:dimension="x" chart:name="primary-x" chart:style-name="ch4" chartooo:axis-type="auto">
            <chartooo:date-scale/>
            <chart:categories table:cell-range-address="'mycached - 128k+2M'.A5:'mycached - 128k+2M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ycached - 128k+2M'.H5:'mycached - 128k+2M'.H12" chart:class="chart:line">
            <chart:data-point chart:repeated="8"/>
          </chart:series>
          <chart:series chart:style-name="ch8" chart:values-cell-range-address="'mycached - 128k+2M'.O5:'mycached - 128k+2M'.O1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'mycached - 128k+2M'.A5:'mycached - 128k+2M'.A12</svg:desc>
                </draw:g>
              </table:table-cell>
              <table:table-cell office:value-type="float" office:value="1.37117631581429">
                <text:p>1.37117631581429</text:p>
                <draw:g>
                  <svg:desc>'mycached - 128k+2M'.H5:'mycached - 128k+2M'.H12</svg:desc>
                </draw:g>
              </table:table-cell>
              <table:table-cell office:value-type="float" office:value="1.38799053580689">
                <text:p>1.38799053580689</text:p>
                <draw:g>
                  <svg:desc>'mycached - 128k+2M'.O5:'mycached - 128k+2M'.O12</svg:desc>
                </draw:g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.3470075018282">
                <text:p>1.3470075018282</text:p>
              </table:table-cell>
              <table:table-cell office:value-type="float" office:value="1.37568987970545">
                <text:p>1.3756898797054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.34152603432528">
                <text:p>1.34152603432528</text:p>
              </table:table-cell>
              <table:table-cell office:value-type="float" office:value="1.35352912748385">
                <text:p>1.3535291274838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33830386513939">
                <text:p>1.33830386513939</text:p>
              </table:table-cell>
              <table:table-cell office:value-type="float" office:value="1.35064306330387">
                <text:p>1.3506430633038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3508643989584">
                <text:p>1.33508643989584</text:p>
              </table:table-cell>
              <table:table-cell office:value-type="float" office:value="1.34690118152899">
                <text:p>1.346901181528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33328181577321">
                <text:p>1.33328181577321</text:p>
              </table:table-cell>
              <table:table-cell office:value-type="float" office:value="1.34291577364588">
                <text:p>1.3429157736458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33106060189336">
                <text:p>1.33106060189336</text:p>
              </table:table-cell>
              <table:table-cell office:value-type="float" office:value="1.34111375764057">
                <text:p>1.3411137576405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31076320505068">
                <text:p>1.31076320505068</text:p>
              </table:table-cell>
              <table:table-cell office:value-type="float" office:value="1.3225218147639">
                <text:p>1.32252181476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